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processing.core.PApplet;</text:p>
      <text:p text:style-name="Standard">import processing.core.PImage;</text:p>
      <text:p text:style-name="Standard"/>
      <text:p text:style-name="Standard">import java.io.*;</text:p>
      <text:p text:style-name="Standard">import java.net.*;</text:p>
      <text:p text:style-name="Standard">import java.nio.charset.StandardCharsets;</text:p>
      <text:p text:style-name="Standard">import java.nio.file.Files;</text:p>
      <text:p text:style-name="Standard">import java.nio.file.StandardCopyOption;</text:p>
      <text:p text:style-name="Standard">import java.util.*;</text:p>
      <text:p text:style-name="Standard"/>
      <text:p text:style-name="Standard">// ----------------------------------------------------</text:p>
      <text:p text:style-name="Standard">// RÉGLAGES</text:p>
      <text:p text:style-name="Standard">// ----------------------------------------------------</text:p>
      <text:p text:style-name="Standard">int controlDisplay = 1;</text:p>
      <text:p text:style-name="Standard">int outputDisplay <text:s/>= 2;</text:p>
      <text:p text:style-name="Standard">int serverPort = 8080;</text:p>
      <text:p text:style-name="Standard"/>
      <text:p text:style-name="Standard">// ----------------------------------------------------</text:p>
      <text:p text:style-name="Standard">// ÉCRANS</text:p>
      <text:p text:style-name="Standard">// ----------------------------------------------------</text:p>
      <text:p text:style-name="Standard">final int SCREEN_MENU = 0;</text:p>
      <text:p text:style-name="Standard">final int SCREEN_OLD_IMAGES = 1;</text:p>
      <text:p text:style-name="Standard">final int SCREEN_SCAN_PHOTO = 2;</text:p>
      <text:p text:style-name="Standard">final int SCREEN_EDUCATOR = 3;</text:p>
      <text:p text:style-name="Standard">final int SCREEN_PARTICIPANT_COUNT = 4;</text:p>
      <text:p text:style-name="Standard">final int SCREEN_PARTICIPANTS = 5;</text:p>
      <text:p text:style-name="Standard">final int SCREEN_ARCHIVE = 6;</text:p>
      <text:p text:style-name="Standard"/>
      <text:p text:style-name="Standard">int currentScreen = SCREEN_MENU;</text:p>
      <text:p text:style-name="Standard"/>
      <text:p text:style-name="Standard">// ----------------------------------------------------</text:p>
      <text:p text:style-name="Standard">// DONNÉES GLOBALES</text:p>
      <text:p text:style-name="Standard">// ----------------------------------------------------</text:p>
      <text:p text:style-name="Standard">SharedState shared;</text:p>
      <text:p text:style-name="Standard">UploadServer uploadServer;</text:p>
      <text:p text:style-name="Standard">DisplayWindow displayWindow;</text:p>
      <text:p text:style-name="Standard"/>
      <text:p text:style-name="Standard">String uploadsDir;</text:p>
      <text:p text:style-name="Standard">String encodedDir;</text:p>
      <text:p text:style-name="Standard">String metadataCsvPath;</text:p>
      <text:p text:style-name="Standard">String sessionTempPath;</text:p>
      <text:p text:style-name="Standard">String idCounterPath;</text:p>
      <text:p text:style-name="Standard">String localIp = "localhost";</text:p>
      <text:p text:style-name="Standard"/>
      <text:p text:style-name="Standard">HashMap&lt;String, PImage&gt; controlCache = new HashMap&lt;String, PImage&gt;();</text:p>
      <text:p text:style-name="Standard">HashMap&lt;Integer, PImage&gt; placePngCache = new HashMap&lt;Integer, PImage&gt;();</text:p>
      <text:p text:style-name="Standard"/>
      <text:p text:style-name="Standard">int minYear = 1960;</text:p>
      <text:p text:style-name="Standard">int maxYear;</text:p>
      <text:p text:style-name="Standard"/>
      <text:p text:style-name="Standard">// ----------------------------------------------------</text:p>
      <text:p text:style-name="Standard">// SESSION IDENTITÉ</text:p>
      <text:p text:style-name="Standard"><text:soft-page-break/>// ----------------------------------------------------</text:p>
      <text:p text:style-name="Standard">String educatorName = "";</text:p>
      <text:p text:style-name="Standard">String[] participantNames = { "", "", "", "" };</text:p>
      <text:p text:style-name="Standard">int participantCount = 0;</text:p>
      <text:p text:style-name="Standard">int activeParticipant = -1;</text:p>
      <text:p text:style-name="Standard">boolean sessionIdentityReady = false;</text:p>
      <text:p text:style-name="Standard"/>
      <text:p text:style-name="Standard">// ----------------------------------------------------</text:p>
      <text:p text:style-name="Standard">// CARTE / LIEUX</text:p>
      <text:p text:style-name="Standard">// ----------------------------------------------------</text:p>
      <text:p text:style-name="Standard">PImage placeMapImage;</text:p>
      <text:p text:style-name="Standard">ArrayList&lt;PlaceZone&gt; placeZones = new ArrayList&lt;PlaceZone&gt;();</text:p>
      <text:p text:style-name="Standard">boolean placeMapDebug = false;</text:p>
      <text:p text:style-name="Standard"/>
      <text:p text:style-name="Standard">// ----------------------------------------------------</text:p>
      <text:p text:style-name="Standard">// UI MENU</text:p>
      <text:p text:style-name="Standard">// ----------------------------------------------------</text:p>
      <text:p text:style-name="Standard">float menuBtnX, menuBtnY1, menuBtnY2, menuBtnY3, menuBtnW, menuBtnH;</text:p>
      <text:p text:style-name="Standard"/>
      <text:p text:style-name="Standard">// ----------------------------------------------------</text:p>
      <text:p text:style-name="Standard">// UI EDUCATEUR</text:p>
      <text:p text:style-name="Standard">// ----------------------------------------------------</text:p>
      <text:p text:style-name="Standard">float educatorDoneX, educatorDoneY, educatorDoneW, educatorDoneH;</text:p>
      <text:p text:style-name="Standard"/>
      <text:p text:style-name="Standard">// ----------------------------------------------------</text:p>
      <text:p text:style-name="Standard">// UI NB PARTICIPANTS</text:p>
      <text:p text:style-name="Standard">// ----------------------------------------------------</text:p>
      <text:p text:style-name="Standard">float participantCountBtnX, participantCountBtnW, participantCountBtnH;</text:p>
      <text:p text:style-name="Standard">float participantCountBtnY1, participantCountBtnY2, participantCountBtnY3, participantCountBtnY4;</text:p>
      <text:p text:style-name="Standard">float participantCountContinueX, participantCountContinueY, participantCountContinueW, participantCountContinueH;</text:p>
      <text:p text:style-name="Standard"/>
      <text:p text:style-name="Standard">// ----------------------------------------------------</text:p>
      <text:p text:style-name="Standard">// UI ARCHIVAGE</text:p>
      <text:p text:style-name="Standard">// ----------------------------------------------------</text:p>
      <text:p text:style-name="Standard">float previewAreaX, previewAreaY, previewAreaW, previewAreaH;</text:p>
      <text:p text:style-name="Standard">float metaPanelX, metaPanelY, metaPanelW, metaPanelH;</text:p>
      <text:p text:style-name="Standard"/>
      <text:p text:style-name="Standard">float placeMapX, placeMapY, placeMapW, placeMapH;</text:p>
      <text:p text:style-name="Standard">float placeInfoX, placeInfoY, placeInfoW, placeInfoH;</text:p>
      <text:p text:style-name="Standard"/>
      <text:p text:style-name="Standard">float daySliderX, daySliderY;</text:p>
      <text:p text:style-name="Standard">float monthSliderX, monthSliderY;</text:p>
      <text:p text:style-name="Standard">float yearSliderX, yearSliderY;</text:p>
      <text:p text:style-name="Standard">float sliderW, sliderH = 16;</text:p>
      <text:p text:style-name="Standard"/>
      <text:p text:style-name="Standard">String activeSlider = "";</text:p>
      <text:p text:style-name="Standard"/>
      <text:p text:style-name="Standard">float leftBtnX, rightBtnX, btnY, btnW, btnH;</text:p>
      <text:p text:style-name="Standard">float validateBtnX, validateBtnY, validateBtnW, validateBtnH;</text:p>
      <text:p text:style-name="Standard">float endSessionBtnX, endSessionBtnY, endSessionBtnW, endSessionBtnH;</text:p>
      <text:p text:style-name="Standard"><text:soft-page-break/></text:p>
      <text:p text:style-name="Standard">// ----------------------------------------------------</text:p>
      <text:p text:style-name="Standard">// UI VISIONNEUSE ARCHIVES</text:p>
      <text:p text:style-name="Standard">// ----------------------------------------------------</text:p>
      <text:p text:style-name="Standard">ArrayList&lt;ArchivedRecord&gt; archivedRecords = new ArrayList&lt;ArchivedRecord&gt;();</text:p>
      <text:p text:style-name="Standard">int archivedIndex = 0;</text:p>
      <text:p text:style-name="Standard"/>
      <text:p text:style-name="Standard">float archivedPrevX, archivedPrevY, archivedPrevW, archivedPrevH;</text:p>
      <text:p text:style-name="Standard">float archivedNextX, archivedNextY, archivedNextW, archivedNextH;</text:p>
      <text:p text:style-name="Standard">float archivedBackX, archivedBackY, archivedBackW, archivedBackH;</text:p>
      <text:p text:style-name="Standard">float archivedImageX, archivedImageY, archivedImageW, archivedImageH;</text:p>
      <text:p text:style-name="Standard">float archivedInfoX, archivedInfoY, archivedInfoW, archivedInfoH;</text:p>
      <text:p text:style-name="Standard"/>
      <text:p text:style-name="Standard">// ----------------------------------------------------</text:p>
      <text:p text:style-name="Standard">// MESSAGES</text:p>
      <text:p text:style-name="Standard">// ----------------------------------------------------</text:p>
      <text:p text:style-name="Standard">String flashMessage = "";</text:p>
      <text:p text:style-name="Standard">int flashMessageUntil = 0;</text:p>
      <text:p text:style-name="Standard"/>
      <text:p text:style-name="Standard">// ----------------------------------------------------</text:p>
      <text:p text:style-name="Standard">// CLAVIER</text:p>
      <text:p text:style-name="Standard">// ----------------------------------------------------</text:p>
      <text:p text:style-name="Standard">String[][] keyboardRows = {</text:p>
      <text:p text:style-name="Standard"><text:s text:c="2"/>{ "A", "B", "C", "D", "E", "F", "G" },</text:p>
      <text:p text:style-name="Standard"><text:s text:c="2"/>{ "H", "I", "J", "K", "L", "M", "N" },</text:p>
      <text:p text:style-name="Standard"><text:s text:c="2"/>{ "O", "P", "Q", "R", "S", "T", "U" },</text:p>
      <text:p text:style-name="Standard"><text:s text:c="2"/>{ "V", "W", "X", "Y", "Z", " ", "&lt;" }</text:p>
      <text:p text:style-name="Standard">};</text:p>
      <text:p text:style-name="Standard"/>
      <text:p text:style-name="Standard">// ----------------------------------------------------</text:p>
      <text:p text:style-name="Standard">// SETUP / DRAW</text:p>
      <text:p text:style-name="Standard">// ----------------------------------------------------</text:p>
      <text:p text:style-name="Standard">void settings() {</text:p>
      <text:p text:style-name="Standard"><text:s text:c="2"/>fullScreen(controlDisplay);</text:p>
      <text:p text:style-name="Standard">}</text:p>
      <text:p text:style-name="Standard"/>
      <text:p text:style-name="Standard">void setup() {</text:p>
      <text:p text:style-name="Standard"><text:s text:c="2"/>surface.setTitle("Contrôle tactile");</text:p>
      <text:p text:style-name="Standard"><text:s text:c="2"/>textFont(createFont("Arial", 22));</text:p>
      <text:p text:style-name="Standard"><text:s text:c="2"/>noStroke();</text:p>
      <text:p text:style-name="Standard"/>
      <text:p text:style-name="Standard"><text:s text:c="2"/>Calendar cal = Calendar.getInstance();</text:p>
      <text:p text:style-name="Standard"><text:s text:c="2"/>maxYear = cal.get(Calendar.YEAR) + 10;</text:p>
      <text:p text:style-name="Standard"/>
      <text:p text:style-name="Standard"><text:s text:c="2"/>uploadsDir = sketchPath("uploads");</text:p>
      <text:p text:style-name="Standard"><text:s text:c="2"/>encodedDir = sketchPath("encoded");</text:p>
      <text:p text:style-name="Standard"><text:s text:c="2"/>metadataCsvPath = sketchPath("metadata.csv");</text:p>
      <text:p text:style-name="Standard"><text:s text:c="2"/>sessionTempPath = sketchPath("session_temp.csv");</text:p>
      <text:p text:style-name="Standard"><text:s text:c="2"/>idCounterPath = sketchPath("last_image_id.txt");</text:p>
      <text:p text:style-name="Standard"/>
      <text:p text:style-name="Standard"><text:s text:c="2"/>File uploadsFolder = new File(uploadsDir);</text:p>
      <text:p text:style-name="Standard"><text:s text:c="2"/>if (!uploadsFolder.exists()) uploadsFolder.mkdirs();</text:p>
      <text:p text:style-name="Standard"><text:soft-page-break/></text:p>
      <text:p text:style-name="Standard"><text:s text:c="2"/>File encodedFolder = new File(encodedDir);</text:p>
      <text:p text:style-name="Standard"><text:s text:c="2"/>if (!encodedFolder.exists()) encodedFolder.mkdirs();</text:p>
      <text:p text:style-name="Standard"/>
      <text:p text:style-name="Standard"><text:s text:c="2"/>localIp = findLocalIPv4();</text:p>
      <text:p text:style-name="Standard"><text:s text:c="2"/>shared = new SharedState();</text:p>
      <text:p text:style-name="Standard"/>
      <text:p text:style-name="Standard"><text:s text:c="2"/>placeMapImage = loadImage("carte_lieux.png");</text:p>
      <text:p text:style-name="Standard"><text:s text:c="2"/>initPlaceZones();</text:p>
      <text:p text:style-name="Standard"/>
      <text:p text:style-name="Standard"><text:s text:c="2"/>recoverSessionTempIfPresent();</text:p>
      <text:p text:style-name="Standard"><text:s text:c="2"/>loadArchivedRecords();</text:p>
      <text:p text:style-name="Standard"/>
      <text:p text:style-name="Standard"><text:s text:c="2"/>uploadServer = new UploadServer(serverPort, uploadsDir, shared);</text:p>
      <text:p text:style-name="Standard"><text:s text:c="2"/>uploadServer.start();</text:p>
      <text:p text:style-name="Standard"/>
      <text:p text:style-name="Standard"><text:s text:c="2"/>displayWindow = new DisplayWindow(shared, outputDisplay);</text:p>
      <text:p text:style-name="Standard"><text:s text:c="2"/>PApplet.runSketch(new String[] { "DisplayWindow" }, displayWindow);</text:p>
      <text:p text:style-name="Standard"/>
      <text:p text:style-name="Standard"><text:s text:c="2"/>println("========================================");</text:p>
      <text:p text:style-name="Standard"><text:s text:c="2"/>println("Serveur lancé");</text:p>
      <text:p text:style-name="Standard"><text:s text:c="2"/>println("Local <text:s text:c="7"/>: http://localhost:" + serverPort);</text:p>
      <text:p text:style-name="Standard"><text:s text:c="2"/>println("Téléphone <text:s text:c="3"/>: http://" + localIp + ":" + serverPort);</text:p>
      <text:p text:style-name="Standard"><text:s text:c="2"/>println("Carte <text:s text:c="7"/>: " + sketchPath("data/carte_lieux.png"));</text:p>
      <text:p text:style-name="Standard"><text:s text:c="2"/>println("Places dir <text:s text:c="2"/>: " + sketchPath("data/places"));</text:p>
      <text:p text:style-name="Standard"><text:s text:c="2"/>println("========================================");</text:p>
      <text:p text:style-name="Standard">}</text:p>
      <text:p text:style-name="Standard"/>
      <text:p text:style-name="Standard">void draw() {</text:p>
      <text:p text:style-name="Standard"><text:s text:c="2"/>background(245);</text:p>
      <text:p text:style-name="Standard"/>
      <text:p text:style-name="Standard"><text:s text:c="2"/>switch(currentScreen) {</text:p>
      <text:p text:style-name="Standard"><text:s text:c="2"/>case SCREEN_MENU:</text:p>
      <text:p text:style-name="Standard"><text:s text:c="4"/>drawStartMenu();</text:p>
      <text:p text:style-name="Standard"><text:s text:c="4"/>break;</text:p>
      <text:p text:style-name="Standard"/>
      <text:p text:style-name="Standard"><text:s text:c="2"/>case SCREEN_OLD_IMAGES:</text:p>
      <text:p text:style-name="Standard"><text:s text:c="4"/>drawArchivedViewer();</text:p>
      <text:p text:style-name="Standard"><text:s text:c="4"/>break;</text:p>
      <text:p text:style-name="Standard"/>
      <text:p text:style-name="Standard"><text:s text:c="2"/>case SCREEN_SCAN_PHOTO:</text:p>
      <text:p text:style-name="Standard"><text:s text:c="4"/>drawStubScreen("Archivage via scan photo", "Pas encore codé.");</text:p>
      <text:p text:style-name="Standard"><text:s text:c="4"/>break;</text:p>
      <text:p text:style-name="Standard"/>
      <text:p text:style-name="Standard"><text:s text:c="2"/>case SCREEN_EDUCATOR:</text:p>
      <text:p text:style-name="Standard"><text:s text:c="4"/>drawEducatorScreen();</text:p>
      <text:p text:style-name="Standard"><text:s text:c="4"/>break;</text:p>
      <text:p text:style-name="Standard"/>
      <text:p text:style-name="Standard"><text:s text:c="2"/>case SCREEN_PARTICIPANT_COUNT:</text:p>
      <text:p text:style-name="Standard"><text:s text:c="4"/>drawParticipantCountScreen();</text:p>
      <text:p text:style-name="Standard"><text:s text:c="4"/>break;</text:p>
      <text:p text:style-name="Standard"/>
      <text:p text:style-name="Standard"><text:soft-page-break/><text:s text:c="2"/>case SCREEN_PARTICIPANTS:</text:p>
      <text:p text:style-name="Standard"><text:s text:c="4"/>drawParticipantsScreen();</text:p>
      <text:p text:style-name="Standard"><text:s text:c="4"/>break;</text:p>
      <text:p text:style-name="Standard"/>
      <text:p text:style-name="Standard"><text:s text:c="2"/>case SCREEN_ARCHIVE:</text:p>
      <text:p text:style-name="Standard"><text:s text:c="4"/>drawArchiveMode();</text:p>
      <text:p text:style-name="Standard"><text:s text:c="4"/>break;</text:p>
      <text:p text:style-name="Standard"><text:s text:c="2"/>}</text:p>
      <text:p text:style-name="Standard">}</text:p>
      <text:p text:style-name="Standard"/>
      <text:p text:style-name="Standard">// ----------------------------------------------------</text:p>
      <text:p text:style-name="Standard">// INPUT ROUTER</text:p>
      <text:p text:style-name="Standard">// ----------------------------------------------------</text:p>
      <text:p text:style-name="Standard">void mousePressed() {</text:p>
      <text:p text:style-name="Standard"><text:s text:c="2"/>switch(currentScreen) {</text:p>
      <text:p text:style-name="Standard"><text:s text:c="2"/>case SCREEN_MENU:</text:p>
      <text:p text:style-name="Standard"><text:s text:c="4"/>mousePressedStartMenu();</text:p>
      <text:p text:style-name="Standard"><text:s text:c="4"/>break;</text:p>
      <text:p text:style-name="Standard"/>
      <text:p text:style-name="Standard"><text:s text:c="2"/>case SCREEN_OLD_IMAGES:</text:p>
      <text:p text:style-name="Standard"><text:s text:c="4"/>mousePressedArchivedViewer();</text:p>
      <text:p text:style-name="Standard"><text:s text:c="4"/>break;</text:p>
      <text:p text:style-name="Standard"/>
      <text:p text:style-name="Standard"><text:s text:c="2"/>case SCREEN_SCAN_PHOTO:</text:p>
      <text:p text:style-name="Standard"><text:s text:c="4"/>if (isOverBackToMenuButton()) currentScreen = SCREEN_MENU;</text:p>
      <text:p text:style-name="Standard"><text:s text:c="4"/>break;</text:p>
      <text:p text:style-name="Standard"/>
      <text:p text:style-name="Standard"><text:s text:c="2"/>case SCREEN_EDUCATOR:</text:p>
      <text:p text:style-name="Standard"><text:s text:c="4"/>mousePressedEducatorScreen();</text:p>
      <text:p text:style-name="Standard"><text:s text:c="4"/>break;</text:p>
      <text:p text:style-name="Standard"/>
      <text:p text:style-name="Standard"><text:s text:c="2"/>case SCREEN_PARTICIPANT_COUNT:</text:p>
      <text:p text:style-name="Standard"><text:s text:c="4"/>mousePressedParticipantCountScreen();</text:p>
      <text:p text:style-name="Standard"><text:s text:c="4"/>break;</text:p>
      <text:p text:style-name="Standard"/>
      <text:p text:style-name="Standard"><text:s text:c="2"/>case SCREEN_PARTICIPANTS:</text:p>
      <text:p text:style-name="Standard"><text:s text:c="4"/>mousePressedParticipantsScreen();</text:p>
      <text:p text:style-name="Standard"><text:s text:c="4"/>break;</text:p>
      <text:p text:style-name="Standard"/>
      <text:p text:style-name="Standard"><text:s text:c="2"/>case SCREEN_ARCHIVE:</text:p>
      <text:p text:style-name="Standard"><text:s text:c="4"/>mousePressedArchiveMode();</text:p>
      <text:p text:style-name="Standard"><text:s text:c="4"/>break;</text:p>
      <text:p text:style-name="Standard"><text:s text:c="2"/>}</text:p>
      <text:p text:style-name="Standard">}</text:p>
      <text:p text:style-name="Standard"/>
      <text:p text:style-name="Standard">void mouseDragged() {</text:p>
      <text:p text:style-name="Standard"><text:s text:c="2"/>if (currentScreen == SCREEN_ARCHIVE) {</text:p>
      <text:p text:style-name="Standard"><text:s text:c="4"/>mouseDraggedArchiveMode();</text:p>
      <text:p text:style-name="Standard"><text:s text:c="2"/>}</text:p>
      <text:p text:style-name="Standard">}</text:p>
      <text:p text:style-name="Standard"/>
      <text:p text:style-name="Standard">void mouseReleased() {</text:p>
      <text:p text:style-name="Standard"><text:soft-page-break/><text:s text:c="2"/>if (currentScreen == SCREEN_ARCHIVE) {</text:p>
      <text:p text:style-name="Standard"><text:s text:c="4"/>mouseReleasedArchiveMode();</text:p>
      <text:p text:style-name="Standard"><text:s text:c="2"/>}</text:p>
      <text:p text:style-name="Standard">}</text:p>
      <text:p text:style-name="Standard"/>
      <text:p text:style-name="Standard">void keyPressed() {</text:p>
      <text:p text:style-name="Standard"><text:s text:c="2"/>if (currentScreen == SCREEN_ARCHIVE) {</text:p>
      <text:p text:style-name="Standard"><text:s text:c="4"/>keyPressedArchiveMode();</text:p>
      <text:p text:style-name="Standard"><text:s text:c="2"/>} else if (currentScreen == SCREEN_OLD_IMAGES) {</text:p>
      <text:p text:style-name="Standard"><text:s text:c="4"/>if (keyCode == LEFT) prevArchived();</text:p>
      <text:p text:style-name="Standard"><text:s text:c="4"/>if (keyCode == RIGHT) nextArchived();</text:p>
      <text:p text:style-name="Standard"><text:s text:c="2"/>}</text:p>
      <text:p text:style-name="Standard">}</text:p>
      <text:p text:style-name="Standard"/>
      <text:p text:style-name="Standard">// ----------------------------------------------------</text:p>
      <text:p text:style-name="Standard">// MENU</text:p>
      <text:p text:style-name="Standard">// ----------------------------------------------------</text:p>
      <text:p text:style-name="Standard">void layoutStartMenu(float rw, float rh) {</text:p>
      <text:p text:style-name="Standard"><text:s text:c="2"/>menuBtnW = min(720, rw * 0.56);</text:p>
      <text:p text:style-name="Standard"><text:s text:c="2"/>menuBtnH = 110;</text:p>
      <text:p text:style-name="Standard"><text:s text:c="2"/>menuBtnX = (rw - menuBtnW) / 2.0;</text:p>
      <text:p text:style-name="Standard"/>
      <text:p text:style-name="Standard"><text:s text:c="2"/>float gap = 28;</text:p>
      <text:p text:style-name="Standard"><text:s text:c="2"/>float totalH = menuBtnH * 3 + gap * 2;</text:p>
      <text:p text:style-name="Standard"><text:s text:c="2"/>float startY = (rh - totalH) / 2.0;</text:p>
      <text:p text:style-name="Standard"/>
      <text:p text:style-name="Standard"><text:s text:c="2"/>menuBtnY1 = startY;</text:p>
      <text:p text:style-name="Standard"><text:s text:c="2"/>menuBtnY2 = startY + menuBtnH + gap;</text:p>
      <text:p text:style-name="Standard"><text:s text:c="2"/>menuBtnY3 = startY + (menuBtnH + gap) * 2;</text:p>
      <text:p text:style-name="Standard">}</text:p>
      <text:p text:style-name="Standard"/>
      <text:p text:style-name="Standard">void drawStartMenu() {</text:p>
      <text:p text:style-name="Standard"><text:s text:c="2"/>background(245);</text:p>
      <text:p text:style-name="Standard"/>
      <text:p text:style-name="Standard"><text:s text:c="2"/>pushMatrix();</text:p>
      <text:p text:style-name="Standard"><text:s text:c="2"/>translate(width, 0);</text:p>
      <text:p text:style-name="Standard"><text:s text:c="2"/>rotate(HALF_PI);</text:p>
      <text:p text:style-name="Standard"/>
      <text:p text:style-name="Standard"><text:s text:c="2"/>float rw = height;</text:p>
      <text:p text:style-name="Standard"><text:s text:c="2"/>float rh = width;</text:p>
      <text:p text:style-name="Standard"><text:s text:c="2"/>layoutStartMenu(rw, rh);</text:p>
      <text:p text:style-name="Standard"/>
      <text:p text:style-name="Standard"><text:s text:c="2"/>fill(30);</text:p>
      <text:p text:style-name="Standard"><text:s text:c="2"/>textAlign(CENTER, TOP);</text:p>
      <text:p text:style-name="Standard"><text:s text:c="2"/>textSize(38);</text:p>
      <text:p text:style-name="Standard"><text:s text:c="2"/>text("Choix du mode", rw / 2.0, 70);</text:p>
      <text:p text:style-name="Standard"/>
      <text:p text:style-name="Standard"><text:s text:c="2"/>drawMenuButton(menuBtnX, menuBtnY1, menuBtnW, menuBtnH,</text:p>
      <text:p text:style-name="Standard"><text:s text:c="4"/>"Regarder les anciennes images",</text:p>
      <text:p text:style-name="Standard"><text:s text:c="4"/>isOverRectLocal(portraitMouseX(), portraitMouseY(), menuBtnX, menuBtnY1, menuBtnW, menuBtnH));</text:p>
      <text:p text:style-name="Standard"/>
      <text:p text:style-name="Standard"><text:soft-page-break/><text:s text:c="2"/>drawMenuButton(menuBtnX, menuBtnY2, menuBtnW, menuBtnH,</text:p>
      <text:p text:style-name="Standard"><text:s text:c="4"/>"Archiver via scan photo",</text:p>
      <text:p text:style-name="Standard"><text:s text:c="4"/>isOverRectLocal(portraitMouseX(), portraitMouseY(), menuBtnX, menuBtnY2, menuBtnW, menuBtnH));</text:p>
      <text:p text:style-name="Standard"/>
      <text:p text:style-name="Standard"><text:s text:c="2"/>drawMenuButton(menuBtnX, menuBtnY3, menuBtnW, menuBtnH,</text:p>
      <text:p text:style-name="Standard"><text:s text:c="4"/>"Mode archivage",</text:p>
      <text:p text:style-name="Standard"><text:s text:c="4"/>isOverRectLocal(portraitMouseX(), portraitMouseY(), menuBtnX, menuBtnY3, menuBtnW, menuBtnH));</text:p>
      <text:p text:style-name="Standard"/>
      <text:p text:style-name="Standard"><text:s text:c="2"/>fill(110);</text:p>
      <text:p text:style-name="Standard"><text:s text:c="2"/>textSize(16);</text:p>
      <text:p text:style-name="Standard"><text:s text:c="2"/>text("Le mode archivage ouvre la saisie de l’éducateur puis celle des participants.", rw / 2.0, menuBtnY3 + menuBtnH + 30);</text:p>
      <text:p text:style-name="Standard"/>
      <text:p text:style-name="Standard"><text:s text:c="2"/>if (shared.getCount() &gt; 0 &amp;&amp; sessionIdentityReady) {</text:p>
      <text:p text:style-name="Standard"><text:s text:c="4"/>fill(0, 120, 255);</text:p>
      <text:p text:style-name="Standard"><text:s text:c="4"/>text("Une session temporaire a été récupérée.", rw / 2.0, menuBtnY3 + menuBtnH + 58);</text:p>
      <text:p text:style-name="Standard"><text:s text:c="2"/>}</text:p>
      <text:p text:style-name="Standard"/>
      <text:p text:style-name="Standard"><text:s text:c="2"/>popMatrix();</text:p>
      <text:p text:style-name="Standard">}</text:p>
      <text:p text:style-name="Standard"/>
      <text:p text:style-name="Standard">void drawMenuButton(float x, float y, float w, float h, String label, boolean over) {</text:p>
      <text:p text:style-name="Standard"><text:s text:c="2"/>pushStyle();</text:p>
      <text:p text:style-name="Standard"><text:s text:c="2"/>stroke(210);</text:p>
      <text:p text:style-name="Standard"><text:s text:c="2"/>strokeWeight(1.5);</text:p>
      <text:p text:style-name="Standard"><text:s text:c="2"/>fill(over ? color(225, 238, 255) : color(252));</text:p>
      <text:p text:style-name="Standard"><text:s text:c="2"/>rect(x, y, w, h, 20);</text:p>
      <text:p text:style-name="Standard"><text:s text:c="2"/>popStyle();</text:p>
      <text:p text:style-name="Standard"/>
      <text:p text:style-name="Standard"><text:s text:c="2"/>fill(35);</text:p>
      <text:p text:style-name="Standard"><text:s text:c="2"/>textAlign(CENTER, CENTER);</text:p>
      <text:p text:style-name="Standard"><text:s text:c="2"/>textSize(28);</text:p>
      <text:p text:style-name="Standard"><text:s text:c="2"/>text(label, x + w / 2.0, y + h / 2.0);</text:p>
      <text:p text:style-name="Standard">}</text:p>
      <text:p text:style-name="Standard"/>
      <text:p text:style-name="Standard">void mousePressedStartMenu() {</text:p>
      <text:p text:style-name="Standard"><text:s text:c="2"/>float rx = portraitMouseX();</text:p>
      <text:p text:style-name="Standard"><text:s text:c="2"/>float ry = portraitMouseY();</text:p>
      <text:p text:style-name="Standard"/>
      <text:p text:style-name="Standard"><text:s text:c="2"/>if (isOverRectLocal(rx, ry, menuBtnX, menuBtnY1, menuBtnW, menuBtnH)) {</text:p>
      <text:p text:style-name="Standard"><text:s text:c="4"/>loadArchivedRecords();</text:p>
      <text:p text:style-name="Standard"><text:s text:c="4"/>archivedIndex = 0;</text:p>
      <text:p text:style-name="Standard"><text:s text:c="4"/>currentScreen = SCREEN_OLD_IMAGES;</text:p>
      <text:p text:style-name="Standard"><text:s text:c="4"/>return;</text:p>
      <text:p text:style-name="Standard"><text:s text:c="2"/>}</text:p>
      <text:p text:style-name="Standard"/>
      <text:p text:style-name="Standard"><text:s text:c="2"/>if (isOverRectLocal(rx, ry, menuBtnX, menuBtnY2, menuBtnW, menuBtnH)) {</text:p>
      <text:p text:style-name="Standard"><text:s text:c="4"/>currentScreen = SCREEN_SCAN_PHOTO;</text:p>
      <text:p text:style-name="Standard"><text:s text:c="4"/>return;</text:p>
      <text:p text:style-name="Standard"><text:s text:c="2"/>}</text:p>
      <text:p text:style-name="Standard"><text:soft-page-break/></text:p>
      <text:p text:style-name="Standard"><text:s text:c="2"/>if (isOverRectLocal(rx, ry, menuBtnX, menuBtnY3, menuBtnW, menuBtnH)) {</text:p>
      <text:p text:style-name="Standard"><text:s text:c="4"/>if (shared.getCount() &gt; 0 &amp;&amp; sessionIdentityReady) {</text:p>
      <text:p text:style-name="Standard"><text:s text:c="6"/>currentScreen = SCREEN_ARCHIVE;</text:p>
      <text:p text:style-name="Standard"><text:s text:c="4"/>} else {</text:p>
      <text:p text:style-name="Standard"><text:s text:c="6"/>educatorName = "";</text:p>
      <text:p text:style-name="Standard"><text:s text:c="6"/>participantNames = new String[] { "", "", "", "" };</text:p>
      <text:p text:style-name="Standard"><text:s text:c="6"/>participantCount = 0;</text:p>
      <text:p text:style-name="Standard"><text:s text:c="6"/>activeParticipant = -1;</text:p>
      <text:p text:style-name="Standard"><text:s text:c="6"/>sessionIdentityReady = false;</text:p>
      <text:p text:style-name="Standard"><text:s text:c="6"/>currentScreen = SCREEN_EDUCATOR;</text:p>
      <text:p text:style-name="Standard"><text:s text:c="4"/>}</text:p>
      <text:p text:style-name="Standard"><text:s text:c="4"/>return;</text:p>
      <text:p text:style-name="Standard"><text:s text:c="2"/>}</text:p>
      <text:p text:style-name="Standard">}</text:p>
      <text:p text:style-name="Standard"/>
      <text:p text:style-name="Standard">// ----------------------------------------------------</text:p>
      <text:p text:style-name="Standard">// STUB</text:p>
      <text:p text:style-name="Standard">// ----------------------------------------------------</text:p>
      <text:p text:style-name="Standard">void drawStubScreen(String title, String subtitle) {</text:p>
      <text:p text:style-name="Standard"><text:s text:c="2"/>background(245);</text:p>
      <text:p text:style-name="Standard"/>
      <text:p text:style-name="Standard"><text:s text:c="2"/>pushMatrix();</text:p>
      <text:p text:style-name="Standard"><text:s text:c="2"/>translate(width, 0);</text:p>
      <text:p text:style-name="Standard"><text:s text:c="2"/>rotate(HALF_PI);</text:p>
      <text:p text:style-name="Standard"/>
      <text:p text:style-name="Standard"><text:s text:c="2"/>float rw = height;</text:p>
      <text:p text:style-name="Standard"><text:s text:c="2"/>float rh = width;</text:p>
      <text:p text:style-name="Standard"/>
      <text:p text:style-name="Standard"><text:s text:c="2"/>fill(30);</text:p>
      <text:p text:style-name="Standard"><text:s text:c="2"/>textAlign(CENTER, CENTER);</text:p>
      <text:p text:style-name="Standard"><text:s text:c="2"/>textSize(34);</text:p>
      <text:p text:style-name="Standard"><text:s text:c="2"/>text(title, rw / 2.0, rh / 2.0 - 60);</text:p>
      <text:p text:style-name="Standard"/>
      <text:p text:style-name="Standard"><text:s text:c="2"/>fill(120);</text:p>
      <text:p text:style-name="Standard"><text:s text:c="2"/>textSize(20);</text:p>
      <text:p text:style-name="Standard"><text:s text:c="2"/>text(subtitle, rw / 2.0, rh / 2.0);</text:p>
      <text:p text:style-name="Standard"/>
      <text:p text:style-name="Standard"><text:s text:c="2"/>drawBackToMenuButtonLocal(isOverRectLocal(portraitMouseX(), portraitMouseY(), 40, 40, 260, 70));</text:p>
      <text:p text:style-name="Standard"/>
      <text:p text:style-name="Standard"><text:s text:c="2"/>popMatrix();</text:p>
      <text:p text:style-name="Standard">}</text:p>
      <text:p text:style-name="Standard"/>
      <text:p text:style-name="Standard">void drawBackToMenuButtonLocal(boolean over) {</text:p>
      <text:p text:style-name="Standard"><text:s text:c="2"/>float w = 260;</text:p>
      <text:p text:style-name="Standard"><text:s text:c="2"/>float h = 70;</text:p>
      <text:p text:style-name="Standard"><text:s text:c="2"/>float x = 40;</text:p>
      <text:p text:style-name="Standard"><text:s text:c="2"/>float y = 40;</text:p>
      <text:p text:style-name="Standard"/>
      <text:p text:style-name="Standard"><text:s text:c="2"/>pushStyle();</text:p>
      <text:p text:style-name="Standard"><text:s text:c="2"/>stroke(210);</text:p>
      <text:p text:style-name="Standard"><text:soft-page-break/><text:s text:c="2"/>strokeWeight(1.5);</text:p>
      <text:p text:style-name="Standard"><text:s text:c="2"/>fill(over ? color(225, 238, 255) : color(252));</text:p>
      <text:p text:style-name="Standard"><text:s text:c="2"/>rect(x, y, w, h, 16);</text:p>
      <text:p text:style-name="Standard"><text:s text:c="2"/>popStyle();</text:p>
      <text:p text:style-name="Standard"/>
      <text:p text:style-name="Standard"><text:s text:c="2"/>fill(35);</text:p>
      <text:p text:style-name="Standard"><text:s text:c="2"/>textAlign(CENTER, CENTER);</text:p>
      <text:p text:style-name="Standard"><text:s text:c="2"/>textSize(24);</text:p>
      <text:p text:style-name="Standard"><text:s text:c="2"/>text("Retour menu", x + w / 2.0, y + h / 2.0);</text:p>
      <text:p text:style-name="Standard">}</text:p>
      <text:p text:style-name="Standard"/>
      <text:p text:style-name="Standard">boolean isOverBackToMenuButton() {</text:p>
      <text:p text:style-name="Standard"><text:s text:c="2"/>return isOverRectLocal(portraitMouseX(), portraitMouseY(), 40, 40, 260, 70);</text:p>
      <text:p text:style-name="Standard">}</text:p>
      <text:p text:style-name="Standard"/>
      <text:p text:style-name="Standard">// ----------------------------------------------------</text:p>
      <text:p text:style-name="Standard">// VISIONNEUSE ARCHIVES</text:p>
      <text:p text:style-name="Standard">// ----------------------------------------------------</text:p>
      <text:p text:style-name="Standard">void layoutArchivedViewer() {</text:p>
      <text:p text:style-name="Standard"><text:s text:c="2"/>float margin = 32;</text:p>
      <text:p text:style-name="Standard"/>
      <text:p text:style-name="Standard"><text:s text:c="2"/>archivedBackX = 30;</text:p>
      <text:p text:style-name="Standard"><text:s text:c="2"/>archivedBackY = 30;</text:p>
      <text:p text:style-name="Standard"><text:s text:c="2"/>archivedBackW = 220;</text:p>
      <text:p text:style-name="Standard"><text:s text:c="2"/>archivedBackH = 64;</text:p>
      <text:p text:style-name="Standard"/>
      <text:p text:style-name="Standard"><text:s text:c="2"/>archivedImageX = 40;</text:p>
      <text:p text:style-name="Standard"><text:s text:c="2"/>archivedImageY = 120;</text:p>
      <text:p text:style-name="Standard"><text:s text:c="2"/>archivedImageW = width * 0.62;</text:p>
      <text:p text:style-name="Standard"><text:s text:c="2"/>archivedImageH = height - 220;</text:p>
      <text:p text:style-name="Standard"/>
      <text:p text:style-name="Standard"><text:s text:c="2"/>archivedInfoX = archivedImageX + archivedImageW + 24;</text:p>
      <text:p text:style-name="Standard"><text:s text:c="2"/>archivedInfoY = archivedImageY;</text:p>
      <text:p text:style-name="Standard"><text:s text:c="2"/>archivedInfoW = width - archivedInfoX - 40;</text:p>
      <text:p text:style-name="Standard"><text:s text:c="2"/>archivedInfoH = archivedImageH;</text:p>
      <text:p text:style-name="Standard"/>
      <text:p text:style-name="Standard"><text:s text:c="2"/>archivedPrevW = 200;</text:p>
      <text:p text:style-name="Standard"><text:s text:c="2"/>archivedPrevH = 70;</text:p>
      <text:p text:style-name="Standard"><text:s text:c="2"/>archivedNextW = 200;</text:p>
      <text:p text:style-name="Standard"><text:s text:c="2"/>archivedNextH = 70;</text:p>
      <text:p text:style-name="Standard"/>
      <text:p text:style-name="Standard"><text:s text:c="2"/>archivedPrevX = archivedImageX;</text:p>
      <text:p text:style-name="Standard"><text:s text:c="2"/>archivedPrevY = height - 86;</text:p>
      <text:p text:style-name="Standard"/>
      <text:p text:style-name="Standard"><text:s text:c="2"/>archivedNextX = archivedPrevX + archivedPrevW + 20;</text:p>
      <text:p text:style-name="Standard"><text:s text:c="2"/>archivedNextY = archivedPrevY;</text:p>
      <text:p text:style-name="Standard">}</text:p>
      <text:p text:style-name="Standard"/>
      <text:p text:style-name="Standard">void drawArchivedViewer() {</text:p>
      <text:p text:style-name="Standard"><text:s text:c="2"/>layoutArchivedViewer();</text:p>
      <text:p text:style-name="Standard"><text:s text:c="2"/>background(245);</text:p>
      <text:p text:style-name="Standard"/>
      <text:p text:style-name="Standard"><text:soft-page-break/><text:s text:c="2"/>drawArchivedButton(archivedBackX, archivedBackY, archivedBackW, archivedBackH, "Retour menu",</text:p>
      <text:p text:style-name="Standard"><text:s text:c="4"/>isOverRect(archivedBackX, archivedBackY, archivedBackW, archivedBackH));</text:p>
      <text:p text:style-name="Standard"/>
      <text:p text:style-name="Standard"><text:s text:c="2"/>fill(30);</text:p>
      <text:p text:style-name="Standard"><text:s text:c="2"/>textAlign(LEFT, TOP);</text:p>
      <text:p text:style-name="Standard"><text:s text:c="2"/>textSize(26);</text:p>
      <text:p text:style-name="Standard"><text:s text:c="2"/>text("Visionneuse des images archivées", 40, 110 - 46);</text:p>
      <text:p text:style-name="Standard"/>
      <text:p text:style-name="Standard"><text:s text:c="2"/>if (archivedRecords.size() == 0) {</text:p>
      <text:p text:style-name="Standard"><text:s text:c="4"/>pushStyle();</text:p>
      <text:p text:style-name="Standard"><text:s text:c="4"/>stroke(220);</text:p>
      <text:p text:style-name="Standard"><text:s text:c="4"/>strokeWeight(1.5);</text:p>
      <text:p text:style-name="Standard"><text:s text:c="4"/>fill(255);</text:p>
      <text:p text:style-name="Standard"><text:s text:c="4"/>rect(archivedImageX, archivedImageY, archivedImageW, archivedImageH, 20);</text:p>
      <text:p text:style-name="Standard"><text:s text:c="4"/>popStyle();</text:p>
      <text:p text:style-name="Standard"/>
      <text:p text:style-name="Standard"><text:s text:c="4"/>fill(70);</text:p>
      <text:p text:style-name="Standard"><text:s text:c="4"/>textAlign(CENTER, CENTER);</text:p>
      <text:p text:style-name="Standard"><text:s text:c="4"/>textSize(28);</text:p>
      <text:p text:style-name="Standard"><text:s text:c="4"/>text("Aucune image archivée trouvée", archivedImageX + archivedImageW / 2.0, archivedImageY + archivedImageH / 2.0);</text:p>
      <text:p text:style-name="Standard"><text:s text:c="4"/>return;</text:p>
      <text:p text:style-name="Standard"><text:s text:c="2"/>}</text:p>
      <text:p text:style-name="Standard"/>
      <text:p text:style-name="Standard"><text:s text:c="2"/>ArchivedRecord rec = archivedRecords.get(archivedIndex);</text:p>
      <text:p text:style-name="Standard"/>
      <text:p text:style-name="Standard"><text:s text:c="2"/>pushStyle();</text:p>
      <text:p text:style-name="Standard"><text:s text:c="2"/>stroke(220);</text:p>
      <text:p text:style-name="Standard"><text:s text:c="2"/>strokeWeight(1.5);</text:p>
      <text:p text:style-name="Standard"><text:s text:c="2"/>fill(255);</text:p>
      <text:p text:style-name="Standard"><text:s text:c="2"/>rect(archivedImageX, archivedImageY, archivedImageW, archivedImageH, 20);</text:p>
      <text:p text:style-name="Standard"><text:s text:c="2"/>rect(archivedInfoX, archivedInfoY, archivedInfoW, archivedInfoH, 20);</text:p>
      <text:p text:style-name="Standard"><text:s text:c="2"/>popStyle();</text:p>
      <text:p text:style-name="Standard"/>
      <text:p text:style-name="Standard"><text:s text:c="2"/>PImage img = getControlImage(rec.encodedPath);</text:p>
      <text:p text:style-name="Standard"><text:s text:c="2"/>if (img == null) img = getControlImage(rec.rawPath);</text:p>
      <text:p text:style-name="Standard"/>
      <text:p text:style-name="Standard"><text:s text:c="2"/>if (img != null) {</text:p>
      <text:p text:style-name="Standard"><text:s text:c="4"/>drawImageContain(this, img, archivedImageX + 12, archivedImageY + 12, archivedImageW - 24, archivedImageH - 24);</text:p>
      <text:p text:style-name="Standard"><text:s text:c="2"/>} else {</text:p>
      <text:p text:style-name="Standard"><text:s text:c="4"/>fill(130);</text:p>
      <text:p text:style-name="Standard"><text:s text:c="4"/>textAlign(CENTER, CENTER);</text:p>
      <text:p text:style-name="Standard"><text:s text:c="4"/>textSize(22);</text:p>
      <text:p text:style-name="Standard"><text:s text:c="4"/>text("Image introuvable", archivedImageX + archivedImageW / 2.0, archivedImageY + archivedImageH / 2.0);</text:p>
      <text:p text:style-name="Standard"><text:s text:c="2"/>}</text:p>
      <text:p text:style-name="Standard"/>
      <text:p text:style-name="Standard"><text:s text:c="2"/>fill(30);</text:p>
      <text:p text:style-name="Standard"><text:s text:c="2"/>textAlign(LEFT, TOP);</text:p>
      <text:p text:style-name="Standard"><text:s text:c="2"/>textSize(22);</text:p>
      <text:p text:style-name="Standard"><text:soft-page-break/><text:s text:c="2"/>text("Informations", archivedInfoX + 18, archivedInfoY + 18);</text:p>
      <text:p text:style-name="Standard"/>
      <text:p text:style-name="Standard"><text:s text:c="2"/>fill(60);</text:p>
      <text:p text:style-name="Standard"><text:s text:c="2"/>textSize(18);</text:p>
      <text:p text:style-name="Standard"><text:s text:c="2"/>float tx = archivedInfoX + 18;</text:p>
      <text:p text:style-name="Standard"><text:s text:c="2"/>float ty = archivedInfoY + 62;</text:p>
      <text:p text:style-name="Standard"><text:s text:c="2"/>float line = 34;</text:p>
      <text:p text:style-name="Standard"/>
      <text:p text:style-name="Standard"><text:s text:c="2"/>text("Image : " + (archivedIndex + 1) + " / " + archivedRecords.size(), tx, ty);</text:p>
      <text:p text:style-name="Standard"><text:s text:c="2"/>text("ID : " + rec.imageId, tx, ty + line);</text:p>
      <text:p text:style-name="Standard"><text:s text:c="2"/>text("Lieu : " + rec.placeName, tx, ty + line * 2);</text:p>
      <text:p text:style-name="Standard"><text:s text:c="2"/>text("Date : " + nf(rec.day, 2) + "/" + nf(rec.month, 2) + "/" + rec.year, tx, ty + line * 3);</text:p>
      <text:p text:style-name="Standard"><text:s text:c="2"/>text("Éducateur : " + rec.educatorName, tx, ty + line * 4);</text:p>
      <text:p text:style-name="Standard"><text:s text:c="2"/>text("Participant 1 : " + rec.participant1, tx, ty + line * 5);</text:p>
      <text:p text:style-name="Standard"><text:s text:c="2"/>text("Participant 2 : " + rec.participant2, tx, ty + line * 6);</text:p>
      <text:p text:style-name="Standard"><text:s text:c="2"/>text("Participant 3 : " + rec.participant3, tx, ty + line * 7);</text:p>
      <text:p text:style-name="Standard"><text:s text:c="2"/>text("Participant 4 : " + rec.participant4, tx, ty + line * 8);</text:p>
      <text:p text:style-name="Standard"/>
      <text:p text:style-name="Standard"><text:s text:c="2"/>drawArchivedButton(archivedPrevX, archivedPrevY, archivedPrevW, archivedPrevH, "Précédente",</text:p>
      <text:p text:style-name="Standard"><text:s text:c="4"/>isOverRect(archivedPrevX, archivedPrevY, archivedPrevW, archivedPrevH));</text:p>
      <text:p text:style-name="Standard"/>
      <text:p text:style-name="Standard"><text:s text:c="2"/>drawArchivedButton(archivedNextX, archivedNextY, archivedNextW, archivedNextH, "Suivante",</text:p>
      <text:p text:style-name="Standard"><text:s text:c="4"/>isOverRect(archivedNextX, archivedNextY, archivedNextW, archivedNextH));</text:p>
      <text:p text:style-name="Standard">}</text:p>
      <text:p text:style-name="Standard"/>
      <text:p text:style-name="Standard">void drawArchivedButton(float x, float y, float w, float h, String label, boolean over) {</text:p>
      <text:p text:style-name="Standard"><text:s text:c="2"/>pushStyle();</text:p>
      <text:p text:style-name="Standard"><text:s text:c="2"/>stroke(210);</text:p>
      <text:p text:style-name="Standard"><text:s text:c="2"/>strokeWeight(1.4);</text:p>
      <text:p text:style-name="Standard"><text:s text:c="2"/>fill(over ? color(225, 238, 255) : color(252));</text:p>
      <text:p text:style-name="Standard"><text:s text:c="2"/>rect(x, y, w, h, 16);</text:p>
      <text:p text:style-name="Standard"><text:s text:c="2"/>popStyle();</text:p>
      <text:p text:style-name="Standard"/>
      <text:p text:style-name="Standard"><text:s text:c="2"/>fill(35);</text:p>
      <text:p text:style-name="Standard"><text:s text:c="2"/>textAlign(CENTER, CENTER);</text:p>
      <text:p text:style-name="Standard"><text:s text:c="2"/>textSize(22);</text:p>
      <text:p text:style-name="Standard"><text:s text:c="2"/>text(label, x + w / 2.0, y + h / 2.0);</text:p>
      <text:p text:style-name="Standard">}</text:p>
      <text:p text:style-name="Standard"/>
      <text:p text:style-name="Standard">void mousePressedArchivedViewer() {</text:p>
      <text:p text:style-name="Standard"><text:s text:c="2"/>if (isOverRect(archivedBackX, archivedBackY, archivedBackW, archivedBackH)) {</text:p>
      <text:p text:style-name="Standard"><text:s text:c="4"/>currentScreen = SCREEN_MENU;</text:p>
      <text:p text:style-name="Standard"><text:s text:c="4"/>return;</text:p>
      <text:p text:style-name="Standard"><text:s text:c="2"/>}</text:p>
      <text:p text:style-name="Standard"/>
      <text:p text:style-name="Standard"><text:s text:c="2"/>if (archivedRecords.size() == 0) return;</text:p>
      <text:p text:style-name="Standard"/>
      <text:p text:style-name="Standard"><text:s text:c="2"/>if (isOverRect(archivedPrevX, archivedPrevY, archivedPrevW, archivedPrevH)) {</text:p>
      <text:p text:style-name="Standard"><text:s text:c="4"/>prevArchived();</text:p>
      <text:p text:style-name="Standard"><text:s text:c="4"/>return;</text:p>
      <text:p text:style-name="Standard"><text:soft-page-break/><text:s text:c="2"/>}</text:p>
      <text:p text:style-name="Standard"/>
      <text:p text:style-name="Standard"><text:s text:c="2"/>if (isOverRect(archivedNextX, archivedNextY, archivedNextW, archivedNextH)) {</text:p>
      <text:p text:style-name="Standard"><text:s text:c="4"/>nextArchived();</text:p>
      <text:p text:style-name="Standard"><text:s text:c="4"/>return;</text:p>
      <text:p text:style-name="Standard"><text:s text:c="2"/>}</text:p>
      <text:p text:style-name="Standard">}</text:p>
      <text:p text:style-name="Standard"/>
      <text:p text:style-name="Standard">void prevArchived() {</text:p>
      <text:p text:style-name="Standard"><text:s text:c="2"/>if (archivedRecords.size() == 0) return;</text:p>
      <text:p text:style-name="Standard"><text:s text:c="2"/>archivedIndex--;</text:p>
      <text:p text:style-name="Standard"><text:s text:c="2"/>if (archivedIndex &lt; 0) archivedIndex = archivedRecords.size() - 1;</text:p>
      <text:p text:style-name="Standard">}</text:p>
      <text:p text:style-name="Standard"/>
      <text:p text:style-name="Standard">void nextArchived() {</text:p>
      <text:p text:style-name="Standard"><text:s text:c="2"/>if (archivedRecords.size() == 0) return;</text:p>
      <text:p text:style-name="Standard"><text:s text:c="2"/>archivedIndex++;</text:p>
      <text:p text:style-name="Standard"><text:s text:c="2"/>if (archivedIndex &gt;= archivedRecords.size()) archivedIndex = 0;</text:p>
      <text:p text:style-name="Standard">}</text:p>
      <text:p text:style-name="Standard"/>
      <text:p text:style-name="Standard">void loadArchivedRecords() {</text:p>
      <text:p text:style-name="Standard"><text:s text:c="2"/>archivedRecords.clear();</text:p>
      <text:p text:style-name="Standard"><text:s text:c="2"/>ArrayList&lt;String&gt; lines = readLinesSafe(metadataCsvPath);</text:p>
      <text:p text:style-name="Standard"/>
      <text:p text:style-name="Standard"><text:s text:c="2"/>for (String line : lines) {</text:p>
      <text:p text:style-name="Standard"><text:s text:c="4"/>ArchivedRecord rec = csvLineToArchivedRecord(line);</text:p>
      <text:p text:style-name="Standard"><text:s text:c="4"/>if (rec != null) archivedRecords.add(rec);</text:p>
      <text:p text:style-name="Standard"><text:s text:c="2"/>}</text:p>
      <text:p text:style-name="Standard">}</text:p>
      <text:p text:style-name="Standard"/>
      <text:p text:style-name="Standard">// ----------------------------------------------------</text:p>
      <text:p text:style-name="Standard">// CLAVIER</text:p>
      <text:p text:style-name="Standard">// ----------------------------------------------------</text:p>
      <text:p text:style-name="Standard">void drawKeyboardLocal(float x, float y, float w, float h, boolean highlight) {</text:p>
      <text:p text:style-name="Standard"><text:s text:c="2"/>float gap = 10;</text:p>
      <text:p text:style-name="Standard"><text:s text:c="2"/>int rows = keyboardRows.length;</text:p>
      <text:p text:style-name="Standard"><text:s text:c="2"/>float keyH = (h - gap * (rows - 1)) / rows;</text:p>
      <text:p text:style-name="Standard"/>
      <text:p text:style-name="Standard"><text:s text:c="2"/>for (int r = 0; r &lt; rows; r++) {</text:p>
      <text:p text:style-name="Standard"><text:s text:c="4"/>int cols = keyboardRows[r].length;</text:p>
      <text:p text:style-name="Standard"><text:s text:c="4"/>float keyW = (w - gap * (cols - 1)) / cols;</text:p>
      <text:p text:style-name="Standard"/>
      <text:p text:style-name="Standard"><text:s text:c="4"/>for (int c = 0; c &lt; cols; c++) {</text:p>
      <text:p text:style-name="Standard"><text:s text:c="6"/>float kx = x + c * (keyW + gap);</text:p>
      <text:p text:style-name="Standard"><text:s text:c="6"/>float ky = y + r * (keyH + gap);</text:p>
      <text:p text:style-name="Standard"/>
      <text:p text:style-name="Standard"><text:s text:c="6"/>pushStyle();</text:p>
      <text:p text:style-name="Standard"><text:s text:c="6"/>stroke(215);</text:p>
      <text:p text:style-name="Standard"><text:s text:c="6"/>strokeWeight(1.2);</text:p>
      <text:p text:style-name="Standard"><text:s text:c="6"/>fill(highlight ? color(225, 238, 255) : color(252));</text:p>
      <text:p text:style-name="Standard"><text:s text:c="6"/>rect(kx, ky, keyW, keyH, 12);</text:p>
      <text:p text:style-name="Standard"><text:s text:c="6"/>popStyle();</text:p>
      <text:p text:style-name="Standard"><text:soft-page-break/></text:p>
      <text:p text:style-name="Standard"><text:s text:c="6"/>fill(35);</text:p>
      <text:p text:style-name="Standard"><text:s text:c="6"/>textAlign(CENTER, CENTER);</text:p>
      <text:p text:style-name="Standard"><text:s text:c="6"/>textSize(min(28, keyH * 0.38));</text:p>
      <text:p text:style-name="Standard"><text:s text:c="6"/>String label = keyboardRows[r][c];</text:p>
      <text:p text:style-name="Standard"><text:s text:c="6"/>if (label.equals(" ")) label = "ESPACE";</text:p>
      <text:p text:style-name="Standard"><text:s text:c="6"/>if (label.equals("&lt;")) label = "EFF";</text:p>
      <text:p text:style-name="Standard"><text:s text:c="6"/>text(label, kx + keyW / 2.0, ky + keyH / 2.0);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>String keyHitLocal(float mx, float my, float x, float y, float w, float h) {</text:p>
      <text:p text:style-name="Standard"><text:s text:c="2"/>float gap = 10;</text:p>
      <text:p text:style-name="Standard"><text:s text:c="2"/>int rows = keyboardRows.length;</text:p>
      <text:p text:style-name="Standard"><text:s text:c="2"/>float keyH = (h - gap * (rows - 1)) / rows;</text:p>
      <text:p text:style-name="Standard"/>
      <text:p text:style-name="Standard"><text:s text:c="2"/>for (int r = 0; r &lt; rows; r++) {</text:p>
      <text:p text:style-name="Standard"><text:s text:c="4"/>int cols = keyboardRows[r].length;</text:p>
      <text:p text:style-name="Standard"><text:s text:c="4"/>float keyW = (w - gap * (cols - 1)) / cols;</text:p>
      <text:p text:style-name="Standard"/>
      <text:p text:style-name="Standard"><text:s text:c="4"/>for (int c = 0; c &lt; cols; c++) {</text:p>
      <text:p text:style-name="Standard"><text:s text:c="6"/>float kx = x + c * (keyW + gap);</text:p>
      <text:p text:style-name="Standard"><text:s text:c="6"/>float ky = y + r * (keyH + gap);</text:p>
      <text:p text:style-name="Standard"/>
      <text:p text:style-name="Standard"><text:s text:c="6"/>if (mx &gt;= kx &amp;&amp; mx &lt;= kx + keyW &amp;&amp; my &gt;= ky &amp;&amp; my &lt;= ky + keyH) {</text:p>
      <text:p text:style-name="Standard"><text:s text:c="8"/>return keyboardRows[r][c];</text:p>
      <text:p text:style-name="Standard"><text:s text:c="6"/>}</text:p>
      <text:p text:style-name="Standard"><text:s text:c="4"/>}</text:p>
      <text:p text:style-name="Standard"><text:s text:c="2"/>}</text:p>
      <text:p text:style-name="Standard"><text:s text:c="2"/>return "";</text:p>
      <text:p text:style-name="Standard">}</text:p>
      <text:p text:style-name="Standard"/>
      <text:p text:style-name="Standard">String sanitizeSimpleName(String s) {</text:p>
      <text:p text:style-name="Standard"><text:s text:c="2"/>s = s.toUpperCase();</text:p>
      <text:p text:style-name="Standard"><text:s text:c="2"/>String out = "";</text:p>
      <text:p text:style-name="Standard"/>
      <text:p text:style-name="Standard"><text:s text:c="2"/>for (int i = 0; i &lt; s.length(); i++) {</text:p>
      <text:p text:style-name="Standard"><text:s text:c="4"/>char ch = s.charAt(i);</text:p>
      <text:p text:style-name="Standard"><text:s text:c="4"/>if ((ch &gt;= 'A' &amp;&amp; ch &lt;= 'Z') || ch == ' ' ||</text:p>
      <text:p text:style-name="Standard"><text:s text:c="6"/>ch == 'É' || ch == 'È' || ch == 'Ê' || ch == 'Ë' ||</text:p>
      <text:p text:style-name="Standard"><text:s text:c="6"/>ch == 'À' || ch == 'Â' || ch == 'Ä' ||</text:p>
      <text:p text:style-name="Standard"><text:s text:c="6"/>ch == 'Î' || ch == 'Ï' ||</text:p>
      <text:p text:style-name="Standard"><text:s text:c="6"/>ch == 'Ô' || ch == 'Ö' ||</text:p>
      <text:p text:style-name="Standard"><text:s text:c="6"/>ch == 'Ù' || ch == 'Û' || ch == 'Ü' ||</text:p>
      <text:p text:style-name="Standard"><text:s text:c="6"/>ch == 'Ç') {</text:p>
      <text:p text:style-name="Standard"><text:s text:c="6"/>out += ch;</text:p>
      <text:p text:style-name="Standard"><text:s text:c="4"/>}</text:p>
      <text:p text:style-name="Standard"><text:s text:c="2"/>}</text:p>
      <text:p text:style-name="Standard"/>
      <text:p text:style-name="Standard"><text:s text:c="2"/>while (out.indexOf(" <text:s/>") != -1) {</text:p>
      <text:p text:style-name="Standard"><text:s text:c="4"/>out = out.replace(" <text:s/>", " ");</text:p>
      <text:p text:style-name="Standard"><text:soft-page-break/><text:s text:c="2"/>}</text:p>
      <text:p text:style-name="Standard"><text:s text:c="2"/>return trim(out);</text:p>
      <text:p text:style-name="Standard">}</text:p>
      <text:p text:style-name="Standard"/>
      <text:p text:style-name="Standard">// ----------------------------------------------------</text:p>
      <text:p text:style-name="Standard">// ÉDUCATEUR</text:p>
      <text:p text:style-name="Standard">// ----------------------------------------------------</text:p>
      <text:p text:style-name="Standard">void drawEducatorScreen() {</text:p>
      <text:p text:style-name="Standard"><text:s text:c="2"/>background(245);</text:p>
      <text:p text:style-name="Standard"/>
      <text:p text:style-name="Standard"><text:s text:c="2"/>pushMatrix();</text:p>
      <text:p text:style-name="Standard"><text:s text:c="2"/>translate(width, 0);</text:p>
      <text:p text:style-name="Standard"><text:s text:c="2"/>rotate(HALF_PI);</text:p>
      <text:p text:style-name="Standard"/>
      <text:p text:style-name="Standard"><text:s text:c="2"/>float rw = height;</text:p>
      <text:p text:style-name="Standard"><text:s text:c="2"/>float rh = width;</text:p>
      <text:p text:style-name="Standard"/>
      <text:p text:style-name="Standard"><text:s text:c="2"/>fill(30);</text:p>
      <text:p text:style-name="Standard"><text:s text:c="2"/>textAlign(CENTER, TOP);</text:p>
      <text:p text:style-name="Standard"><text:s text:c="2"/>textSize(34);</text:p>
      <text:p text:style-name="Standard"><text:s text:c="2"/>text("Nom de l’éducateur", rw / 2.0, 40);</text:p>
      <text:p text:style-name="Standard"/>
      <text:p text:style-name="Standard"><text:s text:c="2"/>float boxX = rw * 0.12;</text:p>
      <text:p text:style-name="Standard"><text:s text:c="2"/>float boxY = 120;</text:p>
      <text:p text:style-name="Standard"><text:s text:c="2"/>float boxW = rw * 0.76;</text:p>
      <text:p text:style-name="Standard"><text:s text:c="2"/>float boxH = 90;</text:p>
      <text:p text:style-name="Standard"/>
      <text:p text:style-name="Standard"><text:s text:c="2"/>pushStyle();</text:p>
      <text:p text:style-name="Standard"><text:s text:c="2"/>stroke(215);</text:p>
      <text:p text:style-name="Standard"><text:s text:c="2"/>strokeWeight(1.5);</text:p>
      <text:p text:style-name="Standard"><text:s text:c="2"/>fill(252);</text:p>
      <text:p text:style-name="Standard"><text:s text:c="2"/>rect(boxX, boxY, boxW, boxH, 18);</text:p>
      <text:p text:style-name="Standard"><text:s text:c="2"/>popStyle();</text:p>
      <text:p text:style-name="Standard"/>
      <text:p text:style-name="Standard"><text:s text:c="2"/>fill(35);</text:p>
      <text:p text:style-name="Standard"><text:s text:c="2"/>textAlign(CENTER, CENTER);</text:p>
      <text:p text:style-name="Standard"><text:s text:c="2"/>textSize(30);</text:p>
      <text:p text:style-name="Standard"><text:s text:c="2"/>String shown = educatorName.length() == 0 ? "TAPER LE NOM" : educatorName;</text:p>
      <text:p text:style-name="Standard"><text:s text:c="2"/>text(shown, boxX + boxW / 2.0, boxY + boxH / 2.0);</text:p>
      <text:p text:style-name="Standard"/>
      <text:p text:style-name="Standard"><text:s text:c="2"/>float kbX = rw * 0.08;</text:p>
      <text:p text:style-name="Standard"><text:s text:c="2"/>float kbY = 250;</text:p>
      <text:p text:style-name="Standard"><text:s text:c="2"/>float kbW = rw * 0.84;</text:p>
      <text:p text:style-name="Standard"><text:s text:c="2"/>float kbH = rh - kbY - 170;</text:p>
      <text:p text:style-name="Standard"/>
      <text:p text:style-name="Standard"><text:s text:c="2"/>drawKeyboardLocal(kbX, kbY, kbW, kbH, true);</text:p>
      <text:p text:style-name="Standard"/>
      <text:p text:style-name="Standard"><text:s text:c="2"/>educatorDoneW = 320;</text:p>
      <text:p text:style-name="Standard"><text:s text:c="2"/>educatorDoneH = 70;</text:p>
      <text:p text:style-name="Standard"><text:s text:c="2"/>educatorDoneX = (rw - educatorDoneW) / 2.0;</text:p>
      <text:p text:style-name="Standard"><text:s text:c="2"/>educatorDoneY = rh - 100;</text:p>
      <text:p text:style-name="Standard"/>
      <text:p text:style-name="Standard"><text:soft-page-break/><text:s text:c="2"/>boolean over = isOverRectLocal(portraitMouseX(), portraitMouseY(), educatorDoneX, educatorDoneY, educatorDoneW, educatorDoneH);</text:p>
      <text:p text:style-name="Standard"/>
      <text:p text:style-name="Standard"><text:s text:c="2"/>pushStyle();</text:p>
      <text:p text:style-name="Standard"><text:s text:c="2"/>stroke(215);</text:p>
      <text:p text:style-name="Standard"><text:s text:c="2"/>strokeWeight(1.5);</text:p>
      <text:p text:style-name="Standard"><text:s text:c="2"/>fill(educatorName.length() &gt; 0 ? (over ? color(220, 245, 225) : color(235, 250, 238)) : color(242));</text:p>
      <text:p text:style-name="Standard"><text:s text:c="2"/>rect(educatorDoneX, educatorDoneY, educatorDoneW, educatorDoneH, 16);</text:p>
      <text:p text:style-name="Standard"><text:s text:c="2"/>popStyle();</text:p>
      <text:p text:style-name="Standard"/>
      <text:p text:style-name="Standard"><text:s text:c="2"/>fill(35);</text:p>
      <text:p text:style-name="Standard"><text:s text:c="2"/>textAlign(CENTER, CENTER);</text:p>
      <text:p text:style-name="Standard"><text:s text:c="2"/>textSize(24);</text:p>
      <text:p text:style-name="Standard"><text:s text:c="2"/>text("Valider", educatorDoneX + educatorDoneW / 2.0, educatorDoneY + educatorDoneH / 2.0);</text:p>
      <text:p text:style-name="Standard"/>
      <text:p text:style-name="Standard"><text:s text:c="2"/>popMatrix();</text:p>
      <text:p text:style-name="Standard">}</text:p>
      <text:p text:style-name="Standard"/>
      <text:p text:style-name="Standard">void mousePressedEducatorScreen() {</text:p>
      <text:p text:style-name="Standard"><text:s text:c="2"/>float rx = portraitMouseX();</text:p>
      <text:p text:style-name="Standard"><text:s text:c="2"/>float ry = portraitMouseY();</text:p>
      <text:p text:style-name="Standard"><text:s text:c="2"/>float rw = height;</text:p>
      <text:p text:style-name="Standard"><text:s text:c="2"/>float rh = width;</text:p>
      <text:p text:style-name="Standard"/>
      <text:p text:style-name="Standard"><text:s text:c="2"/>float kbX = rw * 0.08;</text:p>
      <text:p text:style-name="Standard"><text:s text:c="2"/>float kbY = 250;</text:p>
      <text:p text:style-name="Standard"><text:s text:c="2"/>float kbW = rw * 0.84;</text:p>
      <text:p text:style-name="Standard"><text:s text:c="2"/>float kbH = rh - kbY - 170;</text:p>
      <text:p text:style-name="Standard"/>
      <text:p text:style-name="Standard"><text:s text:c="2"/>if (rx &gt;= educatorDoneX &amp;&amp; rx &lt;= educatorDoneX + educatorDoneW &amp;&amp;</text:p>
      <text:p text:style-name="Standard"><text:s text:c="4"/>ry &gt;= educatorDoneY &amp;&amp; ry &lt;= educatorDoneY + educatorDoneH) {</text:p>
      <text:p text:style-name="Standard"><text:s text:c="4"/>if (educatorName.length() &gt; 0) {</text:p>
      <text:p text:style-name="Standard"><text:s text:c="6"/>participantCount = 0;</text:p>
      <text:p text:style-name="Standard"><text:s text:c="6"/>activeParticipant = -1;</text:p>
      <text:p text:style-name="Standard"><text:s text:c="6"/>currentScreen = SCREEN_PARTICIPANT_COUNT;</text:p>
      <text:p text:style-name="Standard"><text:s text:c="4"/>}</text:p>
      <text:p text:style-name="Standard"><text:s text:c="4"/>return;</text:p>
      <text:p text:style-name="Standard"><text:s text:c="2"/>}</text:p>
      <text:p text:style-name="Standard"/>
      <text:p text:style-name="Standard"><text:s text:c="2"/>String key = keyHitLocal(rx, ry, kbX, kbY, kbW, kbH);</text:p>
      <text:p text:style-name="Standard"><text:s text:c="2"/>if (!key.equals("")) {</text:p>
      <text:p text:style-name="Standard"><text:s text:c="4"/>if (key.equals("&lt;")) {</text:p>
      <text:p text:style-name="Standard"><text:s text:c="6"/>if (educatorName.length() &gt; 0) {</text:p>
      <text:p text:style-name="Standard"><text:s text:c="8"/>educatorName = educatorName.substring(0, educatorName.length() - 1);</text:p>
      <text:p text:style-name="Standard"><text:s text:c="6"/>}</text:p>
      <text:p text:style-name="Standard"><text:s text:c="4"/>} else {</text:p>
      <text:p text:style-name="Standard"><text:s text:c="6"/>educatorName = sanitizeSimpleName(educatorName + key);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>// ----------------------------------------------------</text:p>
      <text:p text:style-name="Standard"><text:soft-page-break/>// CHOIX NOMBRE PARTICIPANTS</text:p>
      <text:p text:style-name="Standard">// ----------------------------------------------------</text:p>
      <text:p text:style-name="Standard">void layoutParticipantCountScreen(float rw, float rh) {</text:p>
      <text:p text:style-name="Standard"><text:s text:c="2"/>participantCountBtnW = min(520, rw * 0.58);</text:p>
      <text:p text:style-name="Standard"><text:s text:c="2"/>participantCountBtnH = 86;</text:p>
      <text:p text:style-name="Standard"><text:s text:c="2"/>participantCountBtnX = (rw - participantCountBtnW) / 2.0;</text:p>
      <text:p text:style-name="Standard"/>
      <text:p text:style-name="Standard"><text:s text:c="2"/>float gap = 18;</text:p>
      <text:p text:style-name="Standard"><text:s text:c="2"/>float totalH = participantCountBtnH * 4 + gap * 3;</text:p>
      <text:p text:style-name="Standard"><text:s text:c="2"/>float startY = (rh - totalH) / 2.0 - 40;</text:p>
      <text:p text:style-name="Standard"/>
      <text:p text:style-name="Standard"><text:s text:c="2"/>participantCountBtnY1 = startY;</text:p>
      <text:p text:style-name="Standard"><text:s text:c="2"/>participantCountBtnY2 = participantCountBtnY1 + participantCountBtnH + gap;</text:p>
      <text:p text:style-name="Standard"><text:s text:c="2"/>participantCountBtnY3 = participantCountBtnY2 + participantCountBtnH + gap;</text:p>
      <text:p text:style-name="Standard"><text:s text:c="2"/>participantCountBtnY4 = participantCountBtnY3 + participantCountBtnH + gap;</text:p>
      <text:p text:style-name="Standard"/>
      <text:p text:style-name="Standard"><text:s text:c="2"/>participantCountContinueW = 320;</text:p>
      <text:p text:style-name="Standard"><text:s text:c="2"/>participantCountContinueH = 72;</text:p>
      <text:p text:style-name="Standard"><text:s text:c="2"/>participantCountContinueX = (rw - participantCountContinueW) / 2.0;</text:p>
      <text:p text:style-name="Standard"><text:s text:c="2"/>participantCountContinueY = participantCountBtnY4 + participantCountBtnH + 40;</text:p>
      <text:p text:style-name="Standard">}</text:p>
      <text:p text:style-name="Standard"/>
      <text:p text:style-name="Standard">void drawParticipantCountScreen() {</text:p>
      <text:p text:style-name="Standard"><text:s text:c="2"/>background(245);</text:p>
      <text:p text:style-name="Standard"/>
      <text:p text:style-name="Standard"><text:s text:c="2"/>pushMatrix();</text:p>
      <text:p text:style-name="Standard"><text:s text:c="2"/>translate(width, 0);</text:p>
      <text:p text:style-name="Standard"><text:s text:c="2"/>rotate(HALF_PI);</text:p>
      <text:p text:style-name="Standard"/>
      <text:p text:style-name="Standard"><text:s text:c="2"/>float rw = height;</text:p>
      <text:p text:style-name="Standard"><text:s text:c="2"/>float rh = width;</text:p>
      <text:p text:style-name="Standard"><text:s text:c="2"/>layoutParticipantCountScreen(rw, rh);</text:p>
      <text:p text:style-name="Standard"/>
      <text:p text:style-name="Standard"><text:s text:c="2"/>fill(30);</text:p>
      <text:p text:style-name="Standard"><text:s text:c="2"/>textAlign(CENTER, TOP);</text:p>
      <text:p text:style-name="Standard"><text:s text:c="2"/>textSize(34);</text:p>
      <text:p text:style-name="Standard"><text:s text:c="2"/>text("Nombre de participants", rw / 2.0, 50);</text:p>
      <text:p text:style-name="Standard"/>
      <text:p text:style-name="Standard"><text:s text:c="2"/>fill(110);</text:p>
      <text:p text:style-name="Standard"><text:s text:c="2"/>textSize(20);</text:p>
      <text:p text:style-name="Standard"><text:s text:c="2"/>text("Choisis combien de participants seront saisis", rw / 2.0, 100);</text:p>
      <text:p text:style-name="Standard"/>
      <text:p text:style-name="Standard"><text:s text:c="2"/>drawParticipantCountChoiceButton(1, participantCountBtnX, participantCountBtnY1, participantCountBtnW, participantCountBtnH,</text:p>
      <text:p text:style-name="Standard"><text:s text:c="4"/>isOverRectLocal(portraitMouseX(), portraitMouseY(), participantCountBtnX, participantCountBtnY1, participantCountBtnW, participantCountBtnH));</text:p>
      <text:p text:style-name="Standard"/>
      <text:p text:style-name="Standard"><text:s text:c="2"/>drawParticipantCountChoiceButton(2, participantCountBtnX, participantCountBtnY2, participantCountBtnW, participantCountBtnH,</text:p>
      <text:p text:style-name="Standard"><text:s text:c="4"/>isOverRectLocal(portraitMouseX(), portraitMouseY(), participantCountBtnX, participantCountBtnY2, participantCountBtnW, participantCountBtnH));</text:p>
      <text:p text:style-name="Standard"/>
      <text:p text:style-name="Standard"><text:soft-page-break/><text:s text:c="2"/>drawParticipantCountChoiceButton(3, participantCountBtnX, participantCountBtnY3, participantCountBtnW, participantCountBtnH,</text:p>
      <text:p text:style-name="Standard"><text:s text:c="4"/>isOverRectLocal(portraitMouseX(), portraitMouseY(), participantCountBtnX, participantCountBtnY3, participantCountBtnW, participantCountBtnH));</text:p>
      <text:p text:style-name="Standard"/>
      <text:p text:style-name="Standard"><text:s text:c="2"/>drawParticipantCountChoiceButton(4, participantCountBtnX, participantCountBtnY4, participantCountBtnW, participantCountBtnH,</text:p>
      <text:p text:style-name="Standard"><text:s text:c="4"/>isOverRectLocal(portraitMouseX(), portraitMouseY(), participantCountBtnX, participantCountBtnY4, participantCountBtnW, participantCountBtnH));</text:p>
      <text:p text:style-name="Standard"/>
      <text:p text:style-name="Standard"><text:s text:c="2"/>boolean overContinue = isOverRectLocal(portraitMouseX(), portraitMouseY(), participantCountContinueX, participantCountContinueY, participantCountContinueW, participantCountContinueH);</text:p>
      <text:p text:style-name="Standard"/>
      <text:p text:style-name="Standard"><text:s text:c="2"/>pushStyle();</text:p>
      <text:p text:style-name="Standard"><text:s text:c="2"/>stroke(215);</text:p>
      <text:p text:style-name="Standard"><text:s text:c="2"/>strokeWeight(1.5);</text:p>
      <text:p text:style-name="Standard"><text:s text:c="2"/>fill(participantCount &gt; 0 ? (overContinue ? color(220, 245, 225) : color(235, 250, 238)) : color(242));</text:p>
      <text:p text:style-name="Standard"><text:s text:c="2"/>rect(participantCountContinueX, participantCountContinueY, participantCountContinueW, participantCountContinueH, 16);</text:p>
      <text:p text:style-name="Standard"><text:s text:c="2"/>popStyle();</text:p>
      <text:p text:style-name="Standard"/>
      <text:p text:style-name="Standard"><text:s text:c="2"/>fill(35);</text:p>
      <text:p text:style-name="Standard"><text:s text:c="2"/>textAlign(CENTER, CENTER);</text:p>
      <text:p text:style-name="Standard"><text:s text:c="2"/>textSize(24);</text:p>
      <text:p text:style-name="Standard"><text:s text:c="2"/>text("Continuer", participantCountContinueX + participantCountContinueW / 2.0, participantCountContinueY + participantCountContinueH / 2.0);</text:p>
      <text:p text:style-name="Standard"/>
      <text:p text:style-name="Standard"><text:s text:c="2"/>popMatrix();</text:p>
      <text:p text:style-name="Standard">}</text:p>
      <text:p text:style-name="Standard"/>
      <text:p text:style-name="Standard">void drawParticipantCountChoiceButton(int count, float x, float y, float w, float h, boolean over) {</text:p>
      <text:p text:style-name="Standard"><text:s text:c="2"/>boolean selected = (participantCount == count);</text:p>
      <text:p text:style-name="Standard"/>
      <text:p text:style-name="Standard"><text:s text:c="2"/>pushStyle();</text:p>
      <text:p text:style-name="Standard"><text:s text:c="2"/>stroke(215);</text:p>
      <text:p text:style-name="Standard"><text:s text:c="2"/>strokeWeight(1.5);</text:p>
      <text:p text:style-name="Standard"><text:s text:c="2"/>if (selected) {</text:p>
      <text:p text:style-name="Standard"><text:s text:c="4"/>fill(over ? color(225, 238, 255) : color(235, 244, 255));</text:p>
      <text:p text:style-name="Standard"><text:s text:c="2"/>} else {</text:p>
      <text:p text:style-name="Standard"><text:s text:c="4"/>fill(over ? color(248) : color(252));</text:p>
      <text:p text:style-name="Standard"><text:s text:c="2"/>}</text:p>
      <text:p text:style-name="Standard"><text:s text:c="2"/>rect(x, y, w, h, 16);</text:p>
      <text:p text:style-name="Standard"><text:s text:c="2"/>popStyle();</text:p>
      <text:p text:style-name="Standard"/>
      <text:p text:style-name="Standard"><text:s text:c="2"/>fill(35);</text:p>
      <text:p text:style-name="Standard"><text:s text:c="2"/>textAlign(CENTER, CENTER);</text:p>
      <text:p text:style-name="Standard"><text:s text:c="2"/>textSize(28);</text:p>
      <text:p text:style-name="Standard"><text:s text:c="2"/>text(str(count) + " participant" + (count &gt; 1 ? "s" : ""), x + w / 2.0, y + h / 2.0);</text:p>
      <text:p text:style-name="Standard">}</text:p>
      <text:p text:style-name="Standard"/>
      <text:p text:style-name="Standard"><text:soft-page-break/>void mousePressedParticipantCountScreen() {</text:p>
      <text:p text:style-name="Standard"><text:s text:c="2"/>float rx = portraitMouseX();</text:p>
      <text:p text:style-name="Standard"><text:s text:c="2"/>float ry = portraitMouseY();</text:p>
      <text:p text:style-name="Standard"/>
      <text:p text:style-name="Standard"><text:s text:c="2"/>if (isOverRectLocal(rx, ry, participantCountBtnX, participantCountBtnY1, participantCountBtnW, participantCountBtnH)) {</text:p>
      <text:p text:style-name="Standard"><text:s text:c="4"/>participantCount = 1;</text:p>
      <text:p text:style-name="Standard"><text:s text:c="4"/>return;</text:p>
      <text:p text:style-name="Standard"><text:s text:c="2"/>}</text:p>
      <text:p text:style-name="Standard"><text:s text:c="2"/>if (isOverRectLocal(rx, ry, participantCountBtnX, participantCountBtnY2, participantCountBtnW, participantCountBtnH)) {</text:p>
      <text:p text:style-name="Standard"><text:s text:c="4"/>participantCount = 2;</text:p>
      <text:p text:style-name="Standard"><text:s text:c="4"/>return;</text:p>
      <text:p text:style-name="Standard"><text:s text:c="2"/>}</text:p>
      <text:p text:style-name="Standard"><text:s text:c="2"/>if (isOverRectLocal(rx, ry, participantCountBtnX, participantCountBtnY3, participantCountBtnW, participantCountBtnH)) {</text:p>
      <text:p text:style-name="Standard"><text:s text:c="4"/>participantCount = 3;</text:p>
      <text:p text:style-name="Standard"><text:s text:c="4"/>return;</text:p>
      <text:p text:style-name="Standard"><text:s text:c="2"/>}</text:p>
      <text:p text:style-name="Standard"><text:s text:c="2"/>if (isOverRectLocal(rx, ry, participantCountBtnX, participantCountBtnY4, participantCountBtnW, participantCountBtnH)) {</text:p>
      <text:p text:style-name="Standard"><text:s text:c="4"/>participantCount = 4;</text:p>
      <text:p text:style-name="Standard"><text:s text:c="4"/>return;</text:p>
      <text:p text:style-name="Standard"><text:s text:c="2"/>}</text:p>
      <text:p text:style-name="Standard"/>
      <text:p text:style-name="Standard"><text:s text:c="2"/>if (isOverRectLocal(rx, ry, participantCountContinueX, participantCountContinueY, participantCountContinueW, participantCountContinueH)) {</text:p>
      <text:p text:style-name="Standard"><text:s text:c="4"/>if (participantCount &gt; 0) {</text:p>
      <text:p text:style-name="Standard"><text:s text:c="6"/>for (int i = participantCount; i &lt; 4; i++) {</text:p>
      <text:p text:style-name="Standard"><text:s text:c="8"/>participantNames[i] = "";</text:p>
      <text:p text:style-name="Standard"><text:s text:c="6"/>}</text:p>
      <text:p text:style-name="Standard"><text:s text:c="6"/>activeParticipant = 0;</text:p>
      <text:p text:style-name="Standard"><text:s text:c="6"/>currentScreen = SCREEN_PARTICIPANTS;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>// ----------------------------------------------------</text:p>
      <text:p text:style-name="Standard">// PARTICIPANTS</text:p>
      <text:p text:style-name="Standard">// ----------------------------------------------------</text:p>
      <text:p text:style-name="Standard">void drawParticipantsScreen() {</text:p>
      <text:p text:style-name="Standard"><text:s text:c="2"/>background(245);</text:p>
      <text:p text:style-name="Standard"/>
      <text:p text:style-name="Standard"><text:s text:c="2"/>drawParticipantQuadrant(0, 0, 0, width / 2.0, height / 2.0, true);</text:p>
      <text:p text:style-name="Standard"><text:s text:c="2"/>drawParticipantQuadrant(1, width / 2.0, 0, width / 2.0, height / 2.0, true);</text:p>
      <text:p text:style-name="Standard"><text:s text:c="2"/>drawParticipantQuadrant(2, 0, height / 2.0, width / 2.0, height / 2.0, false);</text:p>
      <text:p text:style-name="Standard"><text:s text:c="2"/>drawParticipantQuadrant(3, width / 2.0, height / 2.0, width / 2.0, height / 2.0, false);</text:p>
      <text:p text:style-name="Standard"/>
      <text:p text:style-name="Standard"><text:s text:c="2"/>drawParticipantsContinueButton();</text:p>
      <text:p text:style-name="Standard">}</text:p>
      <text:p text:style-name="Standard"/>
      <text:p text:style-name="Standard">void drawParticipantQuadrant(int idx, float x, float y, float w, float h, boolean rotated180) {</text:p>
      <text:p text:style-name="Standard"><text:soft-page-break/><text:s text:c="2"/>pushMatrix();</text:p>
      <text:p text:style-name="Standard"><text:s text:c="2"/>if (rotated180) {</text:p>
      <text:p text:style-name="Standard"><text:s text:c="4"/>translate(x + w, y + h);</text:p>
      <text:p text:style-name="Standard"><text:s text:c="4"/>rotate(PI);</text:p>
      <text:p text:style-name="Standard"><text:s text:c="4"/>drawParticipantQuadrantLocal(idx, w, h);</text:p>
      <text:p text:style-name="Standard"><text:s text:c="2"/>} else {</text:p>
      <text:p text:style-name="Standard"><text:s text:c="4"/>translate(x, y);</text:p>
      <text:p text:style-name="Standard"><text:s text:c="4"/>drawParticipantQuadrantLocal(idx, w, h);</text:p>
      <text:p text:style-name="Standard"><text:s text:c="2"/>}</text:p>
      <text:p text:style-name="Standard"><text:s text:c="2"/>popMatrix();</text:p>
      <text:p text:style-name="Standard">}</text:p>
      <text:p text:style-name="Standard"/>
      <text:p text:style-name="Standard">void drawParticipantQuadrantLocal(int idx, float w, float h) {</text:p>
      <text:p text:style-name="Standard"><text:s text:c="2"/>boolean enabled = idx &lt; participantCount;</text:p>
      <text:p text:style-name="Standard"/>
      <text:p text:style-name="Standard"><text:s text:c="2"/>pushStyle();</text:p>
      <text:p text:style-name="Standard"><text:s text:c="2"/>stroke(215);</text:p>
      <text:p text:style-name="Standard"><text:s text:c="2"/>strokeWeight(1.5);</text:p>
      <text:p text:style-name="Standard"><text:s text:c="2"/>fill(enabled ? color(252) : color(245));</text:p>
      <text:p text:style-name="Standard"><text:s text:c="2"/>rect(8, 8, w - 16, h - 16, 18);</text:p>
      <text:p text:style-name="Standard"><text:s text:c="2"/>popStyle();</text:p>
      <text:p text:style-name="Standard"/>
      <text:p text:style-name="Standard"><text:s text:c="2"/>fill(enabled ? 35 : 130);</text:p>
      <text:p text:style-name="Standard"><text:s text:c="2"/>textAlign(CENTER, TOP);</text:p>
      <text:p text:style-name="Standard"><text:s text:c="2"/>textSize(24);</text:p>
      <text:p text:style-name="Standard"><text:s text:c="2"/>text("Participant " + (idx + 1), w / 2.0, 20);</text:p>
      <text:p text:style-name="Standard"/>
      <text:p text:style-name="Standard"><text:s text:c="2"/>float nameX = 24;</text:p>
      <text:p text:style-name="Standard"><text:s text:c="2"/>float nameY = 64;</text:p>
      <text:p text:style-name="Standard"><text:s text:c="2"/>float nameW = w - 48;</text:p>
      <text:p text:style-name="Standard"><text:s text:c="2"/>float nameH = 64;</text:p>
      <text:p text:style-name="Standard"/>
      <text:p text:style-name="Standard"><text:s text:c="2"/>boolean selected = enabled &amp;&amp; (activeParticipant == idx);</text:p>
      <text:p text:style-name="Standard"/>
      <text:p text:style-name="Standard"><text:s text:c="2"/>pushStyle();</text:p>
      <text:p text:style-name="Standard"><text:s text:c="2"/>stroke(215);</text:p>
      <text:p text:style-name="Standard"><text:s text:c="2"/>strokeWeight(1.3);</text:p>
      <text:p text:style-name="Standard"><text:s text:c="2"/>if (enabled) fill(selected ? color(235, 244, 255) : color(252));</text:p>
      <text:p text:style-name="Standard"><text:s text:c="2"/>else fill(242);</text:p>
      <text:p text:style-name="Standard"><text:s text:c="2"/>rect(nameX, nameY, nameW, nameH, 14);</text:p>
      <text:p text:style-name="Standard"><text:s text:c="2"/>popStyle();</text:p>
      <text:p text:style-name="Standard"/>
      <text:p text:style-name="Standard"><text:s text:c="2"/>fill(enabled ? 35 : 140);</text:p>
      <text:p text:style-name="Standard"><text:s text:c="2"/>textAlign(CENTER, CENTER);</text:p>
      <text:p text:style-name="Standard"><text:s text:c="2"/>textSize(22);</text:p>
      <text:p text:style-name="Standard"/>
      <text:p text:style-name="Standard"><text:s text:c="2"/>String shown;</text:p>
      <text:p text:style-name="Standard"><text:s text:c="2"/>if (!enabled) shown = "NON UTILISÉ";</text:p>
      <text:p text:style-name="Standard"><text:s text:c="2"/>else shown = participantNames[idx].length() == 0 ? "TAPER LE NOM" : participantNames[idx];</text:p>
      <text:p text:style-name="Standard"/>
      <text:p text:style-name="Standard"><text:s text:c="2"/>text(shown, nameX + nameW / 2.0, nameY + nameH / 2.0);</text:p>
      <text:p text:style-name="Standard"/>
      <text:p text:style-name="Standard"><text:soft-page-break/><text:s text:c="2"/>float kbX = 24;</text:p>
      <text:p text:style-name="Standard"><text:s text:c="2"/>float kbY = 148;</text:p>
      <text:p text:style-name="Standard"><text:s text:c="2"/>float kbW = w - 48;</text:p>
      <text:p text:style-name="Standard"><text:s text:c="2"/>float kbH = h - kbY - 24;</text:p>
      <text:p text:style-name="Standard"/>
      <text:p text:style-name="Standard"><text:s text:c="2"/>if (enabled) {</text:p>
      <text:p text:style-name="Standard"><text:s text:c="4"/>drawKeyboardLocal(kbX, kbY, kbW, kbH, selected);</text:p>
      <text:p text:style-name="Standard"><text:s text:c="2"/>} else {</text:p>
      <text:p text:style-name="Standard"><text:s text:c="4"/>pushStyle();</text:p>
      <text:p text:style-name="Standard"><text:s text:c="4"/>stroke(215);</text:p>
      <text:p text:style-name="Standard"><text:s text:c="4"/>strokeWeight(1.3);</text:p>
      <text:p text:style-name="Standard"><text:s text:c="4"/>fill(242);</text:p>
      <text:p text:style-name="Standard"><text:s text:c="4"/>rect(kbX, kbY, kbW, kbH, 14);</text:p>
      <text:p text:style-name="Standard"><text:s text:c="4"/>popStyle();</text:p>
      <text:p text:style-name="Standard"/>
      <text:p text:style-name="Standard"><text:s text:c="4"/>fill(140);</text:p>
      <text:p text:style-name="Standard"><text:s text:c="4"/>textAlign(CENTER, CENTER);</text:p>
      <text:p text:style-name="Standard"><text:s text:c="4"/>textSize(22);</text:p>
      <text:p text:style-name="Standard"><text:s text:c="4"/>text("Zone inactive", kbX + kbW / 2.0, kbY + kbH / 2.0);</text:p>
      <text:p text:style-name="Standard"><text:s text:c="2"/>}</text:p>
      <text:p text:style-name="Standard">}</text:p>
      <text:p text:style-name="Standard"/>
      <text:p text:style-name="Standard">void drawParticipantsContinueButton() {</text:p>
      <text:p text:style-name="Standard"><text:s text:c="2"/>float w = 260;</text:p>
      <text:p text:style-name="Standard"><text:s text:c="2"/>float h = 100;</text:p>
      <text:p text:style-name="Standard"><text:s text:c="2"/>float x = width / 2.0 - w / 2.0;</text:p>
      <text:p text:style-name="Standard"><text:s text:c="2"/>float y = height / 2.0 - h / 2.0;</text:p>
      <text:p text:style-name="Standard"/>
      <text:p text:style-name="Standard"><text:s text:c="2"/>boolean allReady = allParticipantsReady();</text:p>
      <text:p text:style-name="Standard"/>
      <text:p text:style-name="Standard"><text:s text:c="2"/>pushStyle();</text:p>
      <text:p text:style-name="Standard"><text:s text:c="2"/>stroke(215);</text:p>
      <text:p text:style-name="Standard"><text:s text:c="2"/>strokeWeight(1.5);</text:p>
      <text:p text:style-name="Standard"><text:s text:c="2"/>fill(allReady ? color(235, 250, 238) : color(242));</text:p>
      <text:p text:style-name="Standard"><text:s text:c="2"/>rect(x, y, w, h, 22);</text:p>
      <text:p text:style-name="Standard"><text:s text:c="2"/>popStyle();</text:p>
      <text:p text:style-name="Standard"/>
      <text:p text:style-name="Standard"><text:s text:c="2"/>fill(35);</text:p>
      <text:p text:style-name="Standard"><text:s text:c="2"/>textAlign(CENTER, CENTER);</text:p>
      <text:p text:style-name="Standard"><text:s text:c="2"/>textSize(24);</text:p>
      <text:p text:style-name="Standard"><text:s text:c="2"/>text("Commencer", x + w / 2.0, y + h / 2.0 - 12);</text:p>
      <text:p text:style-name="Standard"><text:s text:c="2"/>textSize(18);</text:p>
      <text:p text:style-name="Standard"><text:s text:c="2"/>text("l’archivage", x + w / 2.0, y + h / 2.0 + 18);</text:p>
      <text:p text:style-name="Standard"/>
      <text:p text:style-name="Standard"><text:s text:c="2"/>pushMatrix();</text:p>
      <text:p text:style-name="Standard"><text:s text:c="2"/>translate(width, height);</text:p>
      <text:p text:style-name="Standard"><text:s text:c="2"/>rotate(PI);</text:p>
      <text:p text:style-name="Standard"><text:s text:c="2"/>fill(35);</text:p>
      <text:p text:style-name="Standard"><text:s text:c="2"/>textAlign(CENTER, CENTER);</text:p>
      <text:p text:style-name="Standard"><text:s text:c="2"/>textSize(24);</text:p>
      <text:p text:style-name="Standard"><text:s text:c="2"/>text("Commencer", width - (x + w / 2.0), height - (y + h / 2.0) - 12);</text:p>
      <text:p text:style-name="Standard"><text:s text:c="2"/>textSize(18);</text:p>
      <text:p text:style-name="Standard"><text:soft-page-break/><text:s text:c="2"/>text("l’archivage", width - (x + w / 2.0), height - (y + h / 2.0) + 18);</text:p>
      <text:p text:style-name="Standard"><text:s text:c="2"/>popMatrix();</text:p>
      <text:p text:style-name="Standard">}</text:p>
      <text:p text:style-name="Standard"/>
      <text:p text:style-name="Standard">boolean isOverParticipantsContinueButton() {</text:p>
      <text:p text:style-name="Standard"><text:s text:c="2"/>float w = 260;</text:p>
      <text:p text:style-name="Standard"><text:s text:c="2"/>float h = 100;</text:p>
      <text:p text:style-name="Standard"><text:s text:c="2"/>float x = width / 2.0 - w / 2.0;</text:p>
      <text:p text:style-name="Standard"><text:s text:c="2"/>float y = height / 2.0 - h / 2.0;</text:p>
      <text:p text:style-name="Standard"><text:s text:c="2"/>return isOverRect(x, y, w, h);</text:p>
      <text:p text:style-name="Standard">}</text:p>
      <text:p text:style-name="Standard"/>
      <text:p text:style-name="Standard">boolean allParticipantsReady() {</text:p>
      <text:p text:style-name="Standard"><text:s text:c="2"/>if (participantCount &lt; 1) return false;</text:p>
      <text:p text:style-name="Standard"><text:s text:c="2"/>for (int i = 0; i &lt; participantCount; i++) {</text:p>
      <text:p text:style-name="Standard"><text:s text:c="4"/>if (trim(participantNames[i]).length() == 0) return false;</text:p>
      <text:p text:style-name="Standard"><text:s text:c="2"/>}</text:p>
      <text:p text:style-name="Standard"><text:s text:c="2"/>return true;</text:p>
      <text:p text:style-name="Standard">}</text:p>
      <text:p text:style-name="Standard"/>
      <text:p text:style-name="Standard">void mousePressedParticipantsScreen() {</text:p>
      <text:p text:style-name="Standard"><text:s text:c="2"/>if (isOverParticipantsContinueButton()) {</text:p>
      <text:p text:style-name="Standard"><text:s text:c="4"/>if (allParticipantsReady() &amp;&amp; educatorName.length() &gt; 0) {</text:p>
      <text:p text:style-name="Standard"><text:s text:c="6"/>sessionIdentityReady = true;</text:p>
      <text:p text:style-name="Standard"><text:s text:c="6"/>currentScreen = SCREEN_ARCHIVE;</text:p>
      <text:p text:style-name="Standard"><text:s text:c="6"/>flash("Session prête : " + educatorName);</text:p>
      <text:p text:style-name="Standard"><text:s text:c="4"/>}</text:p>
      <text:p text:style-name="Standard"><text:s text:c="4"/>return;</text:p>
      <text:p text:style-name="Standard"><text:s text:c="2"/>}</text:p>
      <text:p text:style-name="Standard"/>
      <text:p text:style-name="Standard"><text:s text:c="2"/>if (mouseX &lt; width / 2.0 &amp;&amp; mouseY &lt; height / 2.0) {</text:p>
      <text:p text:style-name="Standard"><text:s text:c="4"/>handleParticipantQuadrantClick(0, width / 2.0 - mouseX, height / 2.0 - mouseY, width / 2.0, height / 2.0);</text:p>
      <text:p text:style-name="Standard"><text:s text:c="4"/>return;</text:p>
      <text:p text:style-name="Standard"><text:s text:c="2"/>}</text:p>
      <text:p text:style-name="Standard"/>
      <text:p text:style-name="Standard"><text:s text:c="2"/>if (mouseX &gt;= width / 2.0 &amp;&amp; mouseY &lt; height / 2.0) {</text:p>
      <text:p text:style-name="Standard"><text:s text:c="4"/>handleParticipantQuadrantClick(1, width - mouseX, height / 2.0 - mouseY, width / 2.0, height / 2.0);</text:p>
      <text:p text:style-name="Standard"><text:s text:c="4"/>return;</text:p>
      <text:p text:style-name="Standard"><text:s text:c="2"/>}</text:p>
      <text:p text:style-name="Standard"/>
      <text:p text:style-name="Standard"><text:s text:c="2"/>if (mouseX &lt; width / 2.0 &amp;&amp; mouseY &gt;= height / 2.0) {</text:p>
      <text:p text:style-name="Standard"><text:s text:c="4"/>handleParticipantQuadrantClick(2, mouseX, mouseY - height / 2.0, width / 2.0, height / 2.0);</text:p>
      <text:p text:style-name="Standard"><text:s text:c="4"/>return;</text:p>
      <text:p text:style-name="Standard"><text:s text:c="2"/>}</text:p>
      <text:p text:style-name="Standard"/>
      <text:p text:style-name="Standard"><text:s text:c="2"/>if (mouseX &gt;= width / 2.0 &amp;&amp; mouseY &gt;= height / 2.0) {</text:p>
      <text:p text:style-name="Standard"><text:s text:c="4"/>handleParticipantQuadrantClick(3, mouseX - width / 2.0, mouseY - height / 2.0, width / 2.0, height / 2.0);</text:p>
      <text:p text:style-name="Standard"><text:s text:c="4"/>return;</text:p>
      <text:p text:style-name="Standard"><text:s text:c="2"/>}</text:p>
      <text:p text:style-name="Standard"><text:soft-page-break/>}</text:p>
      <text:p text:style-name="Standard"/>
      <text:p text:style-name="Standard">void handleParticipantQuadrantClick(int idx, float lx, float ly, float w, float h) {</text:p>
      <text:p text:style-name="Standard"><text:s text:c="2"/>if (idx &gt;= participantCount) return;</text:p>
      <text:p text:style-name="Standard"/>
      <text:p text:style-name="Standard"><text:s text:c="2"/>float nameX = 24;</text:p>
      <text:p text:style-name="Standard"><text:s text:c="2"/>float nameY = 64;</text:p>
      <text:p text:style-name="Standard"><text:s text:c="2"/>float nameW = w - 48;</text:p>
      <text:p text:style-name="Standard"><text:s text:c="2"/>float nameH = 64;</text:p>
      <text:p text:style-name="Standard"/>
      <text:p text:style-name="Standard"><text:s text:c="2"/>if (lx &gt;= nameX &amp;&amp; lx &lt;= nameX + nameW &amp;&amp;</text:p>
      <text:p text:style-name="Standard"><text:s text:c="4"/>ly &gt;= nameY &amp;&amp; ly &lt;= nameY + nameH) {</text:p>
      <text:p text:style-name="Standard"><text:s text:c="4"/>activeParticipant = idx;</text:p>
      <text:p text:style-name="Standard"><text:s text:c="4"/>return;</text:p>
      <text:p text:style-name="Standard"><text:s text:c="2"/>}</text:p>
      <text:p text:style-name="Standard"/>
      <text:p text:style-name="Standard"><text:s text:c="2"/>if (activeParticipant != idx) activeParticipant = idx;</text:p>
      <text:p text:style-name="Standard"/>
      <text:p text:style-name="Standard"><text:s text:c="2"/>float kbX = 24;</text:p>
      <text:p text:style-name="Standard"><text:s text:c="2"/>float kbY = 148;</text:p>
      <text:p text:style-name="Standard"><text:s text:c="2"/>float kbW = w - 48;</text:p>
      <text:p text:style-name="Standard"><text:s text:c="2"/>float kbH = h - kbY - 24;</text:p>
      <text:p text:style-name="Standard"/>
      <text:p text:style-name="Standard"><text:s text:c="2"/>String key = keyHitLocal(lx, ly, kbX, kbY, kbW, kbH);</text:p>
      <text:p text:style-name="Standard"><text:s text:c="2"/>if (!key.equals("")) {</text:p>
      <text:p text:style-name="Standard"><text:s text:c="4"/>if (key.equals("&lt;")) {</text:p>
      <text:p text:style-name="Standard"><text:s text:c="6"/>if (participantNames[idx].length() &gt; 0) {</text:p>
      <text:p text:style-name="Standard"><text:s text:c="8"/>participantNames[idx] = participantNames[idx].substring(0, participantNames[idx].length() - 1);</text:p>
      <text:p text:style-name="Standard"><text:s text:c="6"/>}</text:p>
      <text:p text:style-name="Standard"><text:s text:c="4"/>} else {</text:p>
      <text:p text:style-name="Standard"><text:s text:c="6"/>participantNames[idx] = sanitizeSimpleName(participantNames[idx] + key);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>int inferParticipantCountFromNames(String[] names) {</text:p>
      <text:p text:style-name="Standard"><text:s text:c="2"/>int count = 0;</text:p>
      <text:p text:style-name="Standard"><text:s text:c="2"/>for (int i = 0; i &lt; 4; i++) {</text:p>
      <text:p text:style-name="Standard"><text:s text:c="4"/>if (trim(names[i]).length() &gt; 0) count++;</text:p>
      <text:p text:style-name="Standard"><text:s text:c="2"/>}</text:p>
      <text:p text:style-name="Standard"><text:s text:c="2"/>return max(1, count);</text:p>
      <text:p text:style-name="Standard">}</text:p>
      <text:p text:style-name="Standard"/>
      <text:p text:style-name="Standard">// ----------------------------------------------------</text:p>
      <text:p text:style-name="Standard">// MODE ARCHIVAGE</text:p>
      <text:p text:style-name="Standard">// ----------------------------------------------------</text:p>
      <text:p text:style-name="Standard">void drawArchiveMode() {</text:p>
      <text:p text:style-name="Standard"><text:s text:c="2"/>ArrayList&lt;ImageRecord&gt; imgRecs = shared.getRecordsSnapshot();</text:p>
      <text:p text:style-name="Standard"><text:s text:c="2"/>int currentIndex = shared.getCurrentIndex();</text:p>
      <text:p text:style-name="Standard"/>
      <text:p text:style-name="Standard"><text:s text:c="2"/>layoutUI();</text:p>
      <text:p text:style-name="Standard"><text:soft-page-break/><text:s text:c="2"/>drawHeader(imgRecs.size(), currentIndex);</text:p>
      <text:p text:style-name="Standard"><text:s text:c="2"/>drawMetadataPanel(imgRecs, currentIndex);</text:p>
      <text:p text:style-name="Standard"/>
      <text:p text:style-name="Standard"><text:s text:c="2"/>if (imgRecs.size() == 0 || currentIndex &lt; 0 || currentIndex &gt;= imgRecs.size()) {</text:p>
      <text:p text:style-name="Standard"><text:s text:c="4"/>drawEmptyState();</text:p>
      <text:p text:style-name="Standard"><text:s text:c="4"/>drawButtons(0);</text:p>
      <text:p text:style-name="Standard"><text:s text:c="4"/>return;</text:p>
      <text:p text:style-name="Standard"><text:s text:c="2"/>}</text:p>
      <text:p text:style-name="Standard"/>
      <text:p text:style-name="Standard"><text:s text:c="2"/>ImageRecord currentImgRec = imgRecs.get(currentIndex);</text:p>
      <text:p text:style-name="Standard"><text:s text:c="2"/>drawLargePlaceInteraction(currentImgRec, currentImgRec.isEditable());</text:p>
      <text:p text:style-name="Standard"><text:s text:c="2"/>drawButtons(imgRecs.size());</text:p>
      <text:p text:style-name="Standard">}</text:p>
      <text:p text:style-name="Standard"/>
      <text:p text:style-name="Standard">void layoutUI() {</text:p>
      <text:p text:style-name="Standard"><text:s text:c="2"/>float margin = 30;</text:p>
      <text:p text:style-name="Standard"/>
      <text:p text:style-name="Standard"><text:s text:c="2"/>metaPanelW = min(390, width * 0.28);</text:p>
      <text:p text:style-name="Standard"><text:s text:c="2"/>metaPanelX = width - margin - metaPanelW;</text:p>
      <text:p text:style-name="Standard"><text:s text:c="2"/>metaPanelY = 160;</text:p>
      <text:p text:style-name="Standard"><text:s text:c="2"/>metaPanelH = height - metaPanelY - 40;</text:p>
      <text:p text:style-name="Standard"/>
      <text:p text:style-name="Standard"><text:s text:c="2"/>previewAreaX = 40;</text:p>
      <text:p text:style-name="Standard"><text:s text:c="2"/>previewAreaY = 160;</text:p>
      <text:p text:style-name="Standard"><text:s text:c="2"/>previewAreaW = metaPanelX - previewAreaX - 30;</text:p>
      <text:p text:style-name="Standard"/>
      <text:p text:style-name="Standard"><text:s text:c="2"/>placeMapX = previewAreaX;</text:p>
      <text:p text:style-name="Standard"><text:s text:c="2"/>placeMapY = previewAreaY;</text:p>
      <text:p text:style-name="Standard"><text:s text:c="2"/>placeMapW = previewAreaW;</text:p>
      <text:p text:style-name="Standard"><text:s text:c="2"/>placeMapH = height * 0.62;</text:p>
      <text:p text:style-name="Standard"/>
      <text:p text:style-name="Standard"><text:s text:c="2"/>placeInfoX = metaPanelX + 20;</text:p>
      <text:p text:style-name="Standard"><text:s text:c="2"/>placeInfoY = metaPanelY + 54;</text:p>
      <text:p text:style-name="Standard"><text:s text:c="2"/>placeInfoW = metaPanelW - 40;</text:p>
      <text:p text:style-name="Standard"><text:s text:c="2"/>placeInfoH = 70;</text:p>
      <text:p text:style-name="Standard"/>
      <text:p text:style-name="Standard"><text:s text:c="2"/>sliderW = metaPanelW - 40;</text:p>
      <text:p text:style-name="Standard"><text:s text:c="2"/>daySliderX = metaPanelX + 20;</text:p>
      <text:p text:style-name="Standard"><text:s text:c="2"/>daySliderY = placeInfoY + placeInfoH + 36;</text:p>
      <text:p text:style-name="Standard"/>
      <text:p text:style-name="Standard"><text:s text:c="2"/>monthSliderX = metaPanelX + 20;</text:p>
      <text:p text:style-name="Standard"><text:s text:c="2"/>monthSliderY = daySliderY + 62;</text:p>
      <text:p text:style-name="Standard"/>
      <text:p text:style-name="Standard"><text:s text:c="2"/>yearSliderX = metaPanelX + 20;</text:p>
      <text:p text:style-name="Standard"><text:s text:c="2"/>yearSliderY = monthSliderY + 62;</text:p>
      <text:p text:style-name="Standard"/>
      <text:p text:style-name="Standard"><text:s text:c="2"/>btnH = 88;</text:p>
      <text:p text:style-name="Standard"><text:s text:c="2"/>btnY = height - btnH - 35;</text:p>
      <text:p text:style-name="Standard"><text:s text:c="2"/>btnW = (previewAreaW - 30) / 2.0;</text:p>
      <text:p text:style-name="Standard"><text:s text:c="2"/>leftBtnX = previewAreaX;</text:p>
      <text:p text:style-name="Standard"><text:s text:c="2"/>rightBtnX = leftBtnX + btnW + 30;</text:p>
      <text:p text:style-name="Standard"/>
      <text:p text:style-name="Standard"><text:soft-page-break/><text:s text:c="2"/>validateBtnW = 120;</text:p>
      <text:p text:style-name="Standard"><text:s text:c="2"/>validateBtnH = 52;</text:p>
      <text:p text:style-name="Standard"><text:s text:c="2"/>endSessionBtnW = 120;</text:p>
      <text:p text:style-name="Standard"><text:s text:c="2"/>endSessionBtnH = 52;</text:p>
      <text:p text:style-name="Standard"/>
      <text:p text:style-name="Standard"><text:s text:c="2"/>float summaryY = yearSliderY + 74;</text:p>
      <text:p text:style-name="Standard"><text:s text:c="2"/>validateBtnX = metaPanelX + metaPanelW - 20 - validateBtnW;</text:p>
      <text:p text:style-name="Standard"><text:s text:c="2"/>validateBtnY = summaryY + 4;</text:p>
      <text:p text:style-name="Standard"/>
      <text:p text:style-name="Standard"><text:s text:c="2"/>endSessionBtnX = metaPanelX + metaPanelW - 20 - endSessionBtnW;</text:p>
      <text:p text:style-name="Standard"><text:s text:c="2"/>endSessionBtnY = validateBtnY + validateBtnH + 14;</text:p>
      <text:p text:style-name="Standard">}</text:p>
      <text:p text:style-name="Standard"/>
      <text:p text:style-name="Standard">void drawHeader(int count, int currentIndex) {</text:p>
      <text:p text:style-name="Standard"><text:s text:c="2"/>fill(30);</text:p>
      <text:p text:style-name="Standard"><text:s text:c="2"/>textAlign(LEFT, TOP);</text:p>
      <text:p text:style-name="Standard"><text:s text:c="2"/>textSize(22);</text:p>
      <text:p text:style-name="Standard"><text:s text:c="2"/>text("Contrôle tactile", 30, 24);</text:p>
      <text:p text:style-name="Standard"/>
      <text:p text:style-name="Standard"><text:s text:c="2"/>textSize(16);</text:p>
      <text:p text:style-name="Standard"><text:s text:c="2"/>fill(110);</text:p>
      <text:p text:style-name="Standard"><text:s text:c="2"/>text("Upload smartphone : http://" + localIp + ":" + serverPort, 30, 58);</text:p>
      <text:p text:style-name="Standard"/>
      <text:p text:style-name="Standard"><text:s text:c="2"/>if (sessionIdentityReady) {</text:p>
      <text:p text:style-name="Standard"><text:s text:c="4"/>fill(50);</text:p>
      <text:p text:style-name="Standard"><text:s text:c="4"/>text("Éducateur : " + educatorName, 30, 84);</text:p>
      <text:p text:style-name="Standard"/>
      <text:p text:style-name="Standard"><text:s text:c="4"/>String pLine = "";</text:p>
      <text:p text:style-name="Standard"><text:s text:c="4"/>for (int i = 0; i &lt; participantCount; i++) {</text:p>
      <text:p text:style-name="Standard"><text:s text:c="6"/>if (i &gt; 0) pLine += " • ";</text:p>
      <text:p text:style-name="Standard"><text:s text:c="6"/>pLine += participantNames[i];</text:p>
      <text:p text:style-name="Standard"><text:s text:c="4"/>}</text:p>
      <text:p text:style-name="Standard"><text:s text:c="4"/>fill(120);</text:p>
      <text:p text:style-name="Standard"><text:s text:c="4"/>text(pLine, 30, 108);</text:p>
      <text:p text:style-name="Standard"><text:s text:c="2"/>}</text:p>
      <text:p text:style-name="Standard"/>
      <text:p text:style-name="Standard"><text:s text:c="2"/>if (count &gt; 0 &amp;&amp; currentIndex &gt;= 0) {</text:p>
      <text:p text:style-name="Standard"><text:s text:c="4"/>fill(50);</text:p>
      <text:p text:style-name="Standard"><text:s text:c="4"/>text("Image " + (currentIndex + 1) + " / " + count, 30, 132);</text:p>
      <text:p text:style-name="Standard"><text:s text:c="2"/>} else {</text:p>
      <text:p text:style-name="Standard"><text:s text:c="4"/>fill(50);</text:p>
      <text:p text:style-name="Standard"><text:s text:c="4"/>text("Aucune image reçue", 30, 132);</text:p>
      <text:p text:style-name="Standard"><text:s text:c="2"/>}</text:p>
      <text:p text:style-name="Standard"/>
      <text:p text:style-name="Standard"><text:s text:c="2"/>if (millis() &lt; flashMessageUntil &amp;&amp; flashMessage.length() &gt; 0) {</text:p>
      <text:p text:style-name="Standard"><text:s text:c="4"/>fill(0, 120, 255);</text:p>
      <text:p text:style-name="Standard"><text:s text:c="4"/>text(flashMessage, 30, 156);</text:p>
      <text:p text:style-name="Standard"><text:s text:c="2"/>}</text:p>
      <text:p text:style-name="Standard">}</text:p>
      <text:p text:style-name="Standard"/>
      <text:p text:style-name="Standard">void drawMetadataPanel(ArrayList&lt;ImageRecord&gt; imgRecs, int currentIndex) {</text:p>
      <text:p text:style-name="Standard"><text:s text:c="2"/>pushStyle();</text:p>
      <text:p text:style-name="Standard"><text:soft-page-break/><text:s text:c="2"/>stroke(220);</text:p>
      <text:p text:style-name="Standard"><text:s text:c="2"/>strokeWeight(1.5);</text:p>
      <text:p text:style-name="Standard"><text:s text:c="2"/>fill(252);</text:p>
      <text:p text:style-name="Standard"><text:s text:c="2"/>rect(metaPanelX, metaPanelY, metaPanelW, metaPanelH, 20);</text:p>
      <text:p text:style-name="Standard"><text:s text:c="2"/>popStyle();</text:p>
      <text:p text:style-name="Standard"/>
      <text:p text:style-name="Standard"><text:s text:c="2"/>fill(30);</text:p>
      <text:p text:style-name="Standard"><text:s text:c="2"/>textAlign(LEFT, TOP);</text:p>
      <text:p text:style-name="Standard"><text:s text:c="2"/>textSize(22);</text:p>
      <text:p text:style-name="Standard"><text:s text:c="2"/>text("Encodage image", metaPanelX + 20, metaPanelY + 16);</text:p>
      <text:p text:style-name="Standard"/>
      <text:p text:style-name="Standard"><text:s text:c="2"/>if (imgRecs.size() == 0 || currentIndex &lt; 0 || currentIndex &gt;= imgRecs.size()) {</text:p>
      <text:p text:style-name="Standard"><text:s text:c="4"/>fill(120);</text:p>
      <text:p text:style-name="Standard"><text:s text:c="4"/>textSize(16);</text:p>
      <text:p text:style-name="Standard"><text:s text:c="4"/>text("Charge une image pour activer les champs.", metaPanelX + 20, metaPanelY + 60);</text:p>
      <text:p text:style-name="Standard"><text:s text:c="4"/>return;</text:p>
      <text:p text:style-name="Standard"><text:s text:c="2"/>}</text:p>
      <text:p text:style-name="Standard"/>
      <text:p text:style-name="Standard"><text:s text:c="2"/>ImageRecord imgRec = imgRecs.get(currentIndex);</text:p>
      <text:p text:style-name="Standard"><text:s text:c="2"/>boolean editable = imgRec.isEditable();</text:p>
      <text:p text:style-name="Standard"/>
      <text:p text:style-name="Standard"><text:s text:c="2"/>fill(110);</text:p>
      <text:p text:style-name="Standard"><text:s text:c="2"/>textSize(16);</text:p>
      <text:p text:style-name="Standard"><text:s text:c="2"/>text("Lieu sélectionné", metaPanelX + 20, metaPanelY + 34);</text:p>
      <text:p text:style-name="Standard"><text:s text:c="2"/>drawSelectedPlaceInfo(imgRec);</text:p>
      <text:p text:style-name="Standard"/>
      <text:p text:style-name="Standard"><text:s text:c="2"/>drawSlider("Jour", imgRec.day, 1, daysInMonth(imgRec.year, imgRec.month), daySliderX, daySliderY, sliderW, sliderH, editable);</text:p>
      <text:p text:style-name="Standard"><text:s text:c="2"/>drawSlider("Mois", imgRec.month, 1, 12, monthSliderX, monthSliderY, sliderW, sliderH, editable);</text:p>
      <text:p text:style-name="Standard"><text:s text:c="2"/>drawSlider("Année", imgRec.year, minYear, maxYear, yearSliderX, yearSliderY, sliderW, sliderH, editable);</text:p>
      <text:p text:style-name="Standard"/>
      <text:p text:style-name="Standard"><text:s text:c="2"/>float summaryX = metaPanelX + 20;</text:p>
      <text:p text:style-name="Standard"><text:s text:c="2"/>float summaryY = yearSliderY + 46;</text:p>
      <text:p text:style-name="Standard"/>
      <text:p text:style-name="Standard"><text:s text:c="2"/>String placeText = (imgRec.placeId == 0) ? "--" : getPlaceName(imgRec.placeId);</text:p>
      <text:p text:style-name="Standard"><text:s text:c="2"/>String dateText = nf(imgRec.day, 2) + "/" + nf(imgRec.month, 2) + "/" + imgRec.year;</text:p>
      <text:p text:style-name="Standard"><text:s text:c="2"/>String idText = (imgRec.imageId == null || imgRec.imageId.equals("")) ? "--" : imgRec.imageId;</text:p>
      <text:p text:style-name="Standard"/>
      <text:p text:style-name="Standard"><text:s text:c="2"/>fill(110);</text:p>
      <text:p text:style-name="Standard"><text:s text:c="2"/>textAlign(LEFT, TOP);</text:p>
      <text:p text:style-name="Standard"><text:s text:c="2"/>textSize(16);</text:p>
      <text:p text:style-name="Standard"><text:s text:c="2"/>text("Résumé", summaryX, summaryY);</text:p>
      <text:p text:style-name="Standard"/>
      <text:p text:style-name="Standard"><text:s text:c="2"/>fill(35);</text:p>
      <text:p text:style-name="Standard"><text:s text:c="2"/>text("ID : " + idText, summaryX, summaryY + 26);</text:p>
      <text:p text:style-name="Standard"><text:s text:c="2"/>text("Lieu : " + placeText, summaryX, summaryY + 52);</text:p>
      <text:p text:style-name="Standard"><text:s text:c="2"/>text("Date : " + dateText, summaryX, summaryY + 78);</text:p>
      <text:p text:style-name="Standard"><text:s text:c="2"/>fill(editable ? color(180, 120, 0) : color(0, 140, 80));</text:p>
      <text:p text:style-name="Standard"><text:s text:c="2"/>text("État : " + (editable ? "édition" : "validée"), summaryX, summaryY + 104);</text:p>
      <text:p text:style-name="Standard"/>
      <text:p text:style-name="Standard"><text:soft-page-break/><text:s text:c="2"/>drawValidateButton(imgRec);</text:p>
      <text:p text:style-name="Standard"><text:s text:c="2"/>drawEndSessionButton();</text:p>
      <text:p text:style-name="Standard">}</text:p>
      <text:p text:style-name="Standard"/>
      <text:p text:style-name="Standard">void drawSelectedPlaceInfo(ImageRecord imgRec) {</text:p>
      <text:p text:style-name="Standard"><text:s text:c="2"/>pushStyle();</text:p>
      <text:p text:style-name="Standard"><text:s text:c="2"/>stroke(220);</text:p>
      <text:p text:style-name="Standard"><text:s text:c="2"/>strokeWeight(1.2);</text:p>
      <text:p text:style-name="Standard"><text:s text:c="2"/>fill(248);</text:p>
      <text:p text:style-name="Standard"><text:s text:c="2"/>rect(placeInfoX, placeInfoY, placeInfoW, placeInfoH, 14);</text:p>
      <text:p text:style-name="Standard"><text:s text:c="2"/>popStyle();</text:p>
      <text:p text:style-name="Standard"/>
      <text:p text:style-name="Standard"><text:s text:c="2"/>fill(35);</text:p>
      <text:p text:style-name="Standard"><text:s text:c="2"/>textAlign(LEFT, CENTER);</text:p>
      <text:p text:style-name="Standard"><text:s text:c="2"/>textSize(18);</text:p>
      <text:p text:style-name="Standard"><text:s text:c="2"/>String label = imgRec.placeId &gt; 0 ? getPlaceName(imgRec.placeId) : "Aucun lieu";</text:p>
      <text:p text:style-name="Standard"><text:s text:c="2"/>text(label, placeInfoX + 12, placeInfoY + placeInfoH / 2.0);</text:p>
      <text:p text:style-name="Standard">}</text:p>
      <text:p text:style-name="Standard"/>
      <text:p text:style-name="Standard">void drawLargePlaceInteraction(ImageRecord imgRec, boolean editable) {</text:p>
      <text:p text:style-name="Standard"><text:s text:c="2"/>pushStyle();</text:p>
      <text:p text:style-name="Standard"><text:s text:c="2"/>stroke(220);</text:p>
      <text:p text:style-name="Standard"><text:s text:c="2"/>strokeWeight(1.5);</text:p>
      <text:p text:style-name="Standard"><text:s text:c="2"/>fill(255);</text:p>
      <text:p text:style-name="Standard"><text:s text:c="2"/>rect(placeMapX, placeMapY, placeMapW, placeMapH, 20);</text:p>
      <text:p text:style-name="Standard"><text:s text:c="2"/>popStyle();</text:p>
      <text:p text:style-name="Standard"/>
      <text:p text:style-name="Standard"><text:s text:c="2"/>if (imgRec.placeId &gt; 0) {</text:p>
      <text:p text:style-name="Standard"><text:s text:c="4"/>PImage selected = getPlacePng(imgRec.placeId);</text:p>
      <text:p text:style-name="Standard"><text:s text:c="4"/>if (selected != null) {</text:p>
      <text:p text:style-name="Standard"><text:s text:c="6"/>tint(255, 110);</text:p>
      <text:p text:style-name="Standard"><text:s text:c="6"/>drawImageContain(this, selected, placeMapX + 10, placeMapY + 10, placeMapW - 20, placeMapH - 20);</text:p>
      <text:p text:style-name="Standard"><text:s text:c="6"/>noTint();</text:p>
      <text:p text:style-name="Standard"><text:s text:c="4"/>}</text:p>
      <text:p text:style-name="Standard"><text:s text:c="2"/>}</text:p>
      <text:p text:style-name="Standard"/>
      <text:p text:style-name="Standard"><text:s text:c="2"/>if (placeMapImage != null &amp;&amp; placeMapImage.width &gt; 0) {</text:p>
      <text:p text:style-name="Standard"><text:s text:c="4"/>tint(255, 190);</text:p>
      <text:p text:style-name="Standard"><text:s text:c="4"/>drawImageContain(this, placeMapImage, placeMapX + 10, placeMapY + 10, placeMapW - 20, placeMapH - 20);</text:p>
      <text:p text:style-name="Standard"><text:s text:c="4"/>noTint();</text:p>
      <text:p text:style-name="Standard"><text:s text:c="2"/>} else {</text:p>
      <text:p text:style-name="Standard"><text:s text:c="4"/>fill(150);</text:p>
      <text:p text:style-name="Standard"><text:s text:c="4"/>textAlign(CENTER, CENTER);</text:p>
      <text:p text:style-name="Standard"><text:s text:c="4"/>textSize(20);</text:p>
      <text:p text:style-name="Standard"><text:s text:c="4"/>text("Ajoute data/carte_lieux.png", placeMapX + placeMapW / 2.0, placeMapY + placeMapH / 2.0);</text:p>
      <text:p text:style-name="Standard"><text:s text:c="2"/>}</text:p>
      <text:p text:style-name="Standard"/>
      <text:p text:style-name="Standard"><text:s text:c="2"/>for (PlaceZone z : placeZones) {</text:p>
      <text:p text:style-name="Standard"><text:s text:c="4"/>float px = z.px(placeMapX, placeMapW);</text:p>
      <text:p text:style-name="Standard"><text:soft-page-break/><text:s text:c="4"/>float py = z.py(placeMapY, placeMapH);</text:p>
      <text:p text:style-name="Standard"/>
      <text:p text:style-name="Standard"><text:s text:c="4"/>fill(45);</text:p>
      <text:p text:style-name="Standard"><text:s text:c="4"/>textAlign(CENTER, CENTER);</text:p>
      <text:p text:style-name="Standard"><text:s text:c="4"/>textSize(13);</text:p>
      <text:p text:style-name="Standard"><text:s text:c="4"/>text(z.name, px, py);</text:p>
      <text:p text:style-name="Standard"><text:s text:c="2"/>}</text:p>
      <text:p text:style-name="Standard"/>
      <text:p text:style-name="Standard"><text:s text:c="2"/>fill(80);</text:p>
      <text:p text:style-name="Standard"><text:s text:c="2"/>textAlign(LEFT, TOP);</text:p>
      <text:p text:style-name="Standard"><text:s text:c="2"/>textSize(14);</text:p>
      <text:p text:style-name="Standard"><text:s text:c="2"/>text("Clique une zone de la carte", placeMapX + 12, placeMapY + 12);</text:p>
      <text:p text:style-name="Standard">}</text:p>
      <text:p text:style-name="Standard"/>
      <text:p text:style-name="Standard">void drawEmptyState() {</text:p>
      <text:p text:style-name="Standard"><text:s text:c="2"/>pushStyle();</text:p>
      <text:p text:style-name="Standard"><text:s text:c="2"/>stroke(220);</text:p>
      <text:p text:style-name="Standard"><text:s text:c="2"/>strokeWeight(1.5);</text:p>
      <text:p text:style-name="Standard"><text:s text:c="2"/>fill(255);</text:p>
      <text:p text:style-name="Standard"><text:s text:c="2"/>rect(placeMapX, placeMapY, placeMapW, placeMapH, 20);</text:p>
      <text:p text:style-name="Standard"><text:s text:c="2"/>popStyle();</text:p>
      <text:p text:style-name="Standard"/>
      <text:p text:style-name="Standard"><text:s text:c="2"/>fill(40);</text:p>
      <text:p text:style-name="Standard"><text:s text:c="2"/>textAlign(CENTER, CENTER);</text:p>
      <text:p text:style-name="Standard"><text:s text:c="2"/>textSize(34);</text:p>
      <text:p text:style-name="Standard"><text:s text:c="2"/>text("Aucune image", placeMapX + placeMapW / 2.0, placeMapY + placeMapH / 2.0 - 60);</text:p>
      <text:p text:style-name="Standard"/>
      <text:p text:style-name="Standard"><text:s text:c="2"/>textSize(20);</text:p>
      <text:p text:style-name="Standard"><text:s text:c="2"/>fill(120);</text:p>
      <text:p text:style-name="Standard"><text:s text:c="2"/>text("Ouvre cette adresse sur le téléphone :", placeMapX + placeMapW / 2.0, placeMapY + placeMapH / 2.0);</text:p>
      <text:p text:style-name="Standard"/>
      <text:p text:style-name="Standard"><text:s text:c="2"/>fill(0, 120, 255);</text:p>
      <text:p text:style-name="Standard"><text:s text:c="2"/>text("http://" + localIp + ":" + serverPort, placeMapX + placeMapW / 2.0, placeMapY + placeMapH / 2.0 + 35);</text:p>
      <text:p text:style-name="Standard">}</text:p>
      <text:p text:style-name="Standard"/>
      <text:p text:style-name="Standard">void drawButtons(int imageCount) {</text:p>
      <text:p text:style-name="Standard"><text:s text:c="2"/>boolean canInteract = imageCount &gt; 1;</text:p>
      <text:p text:style-name="Standard"><text:s text:c="2"/>boolean overLeft = isOverLeftButton();</text:p>
      <text:p text:style-name="Standard"><text:s text:c="2"/>boolean overRight = isOverRightButton();</text:p>
      <text:p text:style-name="Standard"/>
      <text:p text:style-name="Standard"><text:s text:c="2"/>pushStyle();</text:p>
      <text:p text:style-name="Standard"><text:s text:c="2"/>stroke(220);</text:p>
      <text:p text:style-name="Standard"><text:s text:c="2"/>strokeWeight(1.5);</text:p>
      <text:p text:style-name="Standard"><text:s text:c="2"/>fill(canInteract ? (overLeft ? color(225, 238, 255) : color(252)) : color(245));</text:p>
      <text:p text:style-name="Standard"><text:s text:c="2"/>rect(leftBtnX, btnY, btnW, btnH, 20);</text:p>
      <text:p text:style-name="Standard"/>
      <text:p text:style-name="Standard"><text:s text:c="2"/>fill(canInteract ? (overRight ? color(225, 238, 255) : color(252)) : color(245));</text:p>
      <text:p text:style-name="Standard"><text:s text:c="2"/>rect(rightBtnX, btnY, btnW, btnH, 20);</text:p>
      <text:p text:style-name="Standard"><text:s text:c="2"/>popStyle();</text:p>
      <text:p text:style-name="Standard"/>
      <text:p text:style-name="Standard"><text:soft-page-break/><text:s text:c="2"/>fill(canInteract ? 35 : 145);</text:p>
      <text:p text:style-name="Standard"><text:s text:c="2"/>textAlign(CENTER, CENTER);</text:p>
      <text:p text:style-name="Standard"><text:s text:c="2"/>textSize(36);</text:p>
      <text:p text:style-name="Standard"><text:s text:c="2"/>text("◀", leftBtnX + btnW / 2.0, btnY + btnH / 2.0 - 6);</text:p>
      <text:p text:style-name="Standard"><text:s text:c="2"/>text("▶", rightBtnX + btnW / 2.0, btnY + btnH / 2.0 - 6);</text:p>
      <text:p text:style-name="Standard"/>
      <text:p text:style-name="Standard"><text:s text:c="2"/>fill(110);</text:p>
      <text:p text:style-name="Standard"><text:s text:c="2"/>textSize(18);</text:p>
      <text:p text:style-name="Standard"><text:s text:c="2"/>text("Précédente", leftBtnX + btnW / 2.0, btnY + btnH - 18);</text:p>
      <text:p text:style-name="Standard"><text:s text:c="2"/>text("Suivante", rightBtnX + btnW / 2.0, btnY + btnH - 18);</text:p>
      <text:p text:style-name="Standard">}</text:p>
      <text:p text:style-name="Standard"/>
      <text:p text:style-name="Standard">void drawSlider(String label, int value, int minValue, int maxValue, float x, float y, float w, float h, boolean editable) {</text:p>
      <text:p text:style-name="Standard"><text:s text:c="2"/>fill(editable ? 70 : 140);</text:p>
      <text:p text:style-name="Standard"><text:s text:c="2"/>textAlign(LEFT, BOTTOM);</text:p>
      <text:p text:style-name="Standard"><text:s text:c="2"/>textSize(16);</text:p>
      <text:p text:style-name="Standard"><text:s text:c="2"/>text(label + " : " + value, x, y - 10);</text:p>
      <text:p text:style-name="Standard"/>
      <text:p text:style-name="Standard"><text:s text:c="2"/>pushStyle();</text:p>
      <text:p text:style-name="Standard"><text:s text:c="2"/>stroke(220);</text:p>
      <text:p text:style-name="Standard"><text:s text:c="2"/>strokeWeight(1.2);</text:p>
      <text:p text:style-name="Standard"><text:s text:c="2"/>fill(248);</text:p>
      <text:p text:style-name="Standard"><text:s text:c="2"/>rect(x, y, w, h, 10);</text:p>
      <text:p text:style-name="Standard"><text:s text:c="2"/>popStyle();</text:p>
      <text:p text:style-name="Standard"/>
      <text:p text:style-name="Standard"><text:s text:c="2"/>float t = map(value, minValue, maxValue, 0, 1);</text:p>
      <text:p text:style-name="Standard"><text:s text:c="2"/>float knobX = x + t * w;</text:p>
      <text:p text:style-name="Standard"/>
      <text:p text:style-name="Standard"><text:s text:c="2"/>fill(editable ? color(0, 120, 255) : color(160));</text:p>
      <text:p text:style-name="Standard"><text:s text:c="2"/>rect(x, y, knobX - x, h, 10);</text:p>
      <text:p text:style-name="Standard"/>
      <text:p text:style-name="Standard"><text:s text:c="2"/>fill(editable ? 255 : 210);</text:p>
      <text:p text:style-name="Standard"><text:s text:c="2"/>ellipse(knobX, y + h / 2.0, 22, 22);</text:p>
      <text:p text:style-name="Standard"/>
      <text:p text:style-name="Standard"><text:s text:c="2"/>fill(130);</text:p>
      <text:p text:style-name="Standard"><text:s text:c="2"/>textAlign(LEFT, TOP);</text:p>
      <text:p text:style-name="Standard"><text:s text:c="2"/>textSize(12);</text:p>
      <text:p text:style-name="Standard"><text:s text:c="2"/>text(str(minValue), x, y + h + 8);</text:p>
      <text:p text:style-name="Standard"><text:s text:c="2"/>textAlign(RIGHT, TOP);</text:p>
      <text:p text:style-name="Standard"><text:s text:c="2"/>text(str(maxValue), x + w, y + h + 8);</text:p>
      <text:p text:style-name="Standard">}</text:p>
      <text:p text:style-name="Standard"/>
      <text:p text:style-name="Standard">void drawValidateButton(ImageRecord imgRec) {</text:p>
      <text:p text:style-name="Standard"><text:s text:c="2"/>String label = imgRec.getActionLabel();</text:p>
      <text:p text:style-name="Standard"><text:s text:c="2"/>boolean over = isOverValidateButton();</text:p>
      <text:p text:style-name="Standard"/>
      <text:p text:style-name="Standard"><text:s text:c="2"/>pushStyle();</text:p>
      <text:p text:style-name="Standard"><text:s text:c="2"/>stroke(220);</text:p>
      <text:p text:style-name="Standard"><text:s text:c="2"/>strokeWeight(1.4);</text:p>
      <text:p text:style-name="Standard"><text:s text:c="2"/>if (label.equals("Modifier")) {</text:p>
      <text:p text:style-name="Standard"><text:s text:c="4"/>fill(over ? color(225, 238, 255) : color(235, 244, 255));</text:p>
      <text:p text:style-name="Standard"><text:soft-page-break/><text:s text:c="2"/>} else {</text:p>
      <text:p text:style-name="Standard"><text:s text:c="4"/>fill(over ? color(220, 245, 225) : color(235, 250, 238));</text:p>
      <text:p text:style-name="Standard"><text:s text:c="2"/>}</text:p>
      <text:p text:style-name="Standard"><text:s text:c="2"/>rect(validateBtnX, validateBtnY, validateBtnW, validateBtnH, 16);</text:p>
      <text:p text:style-name="Standard"><text:s text:c="2"/>popStyle();</text:p>
      <text:p text:style-name="Standard"/>
      <text:p text:style-name="Standard"><text:s text:c="2"/>fill(35);</text:p>
      <text:p text:style-name="Standard"><text:s text:c="2"/>textAlign(CENTER, CENTER);</text:p>
      <text:p text:style-name="Standard"><text:s text:c="2"/>textSize(21);</text:p>
      <text:p text:style-name="Standard"><text:s text:c="2"/>text(label, validateBtnX + validateBtnW / 2.0, validateBtnY + validateBtnH / 2.0);</text:p>
      <text:p text:style-name="Standard">}</text:p>
      <text:p text:style-name="Standard"/>
      <text:p text:style-name="Standard">void drawEndSessionButton() {</text:p>
      <text:p text:style-name="Standard"><text:s text:c="2"/>boolean over = isOverEndSessionButton();</text:p>
      <text:p text:style-name="Standard"/>
      <text:p text:style-name="Standard"><text:s text:c="2"/>pushStyle();</text:p>
      <text:p text:style-name="Standard"><text:s text:c="2"/>stroke(220);</text:p>
      <text:p text:style-name="Standard"><text:s text:c="2"/>strokeWeight(1.4);</text:p>
      <text:p text:style-name="Standard"><text:s text:c="2"/>fill(over ? color(255, 232, 226) : color(255, 242, 239));</text:p>
      <text:p text:style-name="Standard"><text:s text:c="2"/>rect(endSessionBtnX, endSessionBtnY, endSessionBtnW, endSessionBtnH, 16);</text:p>
      <text:p text:style-name="Standard"><text:s text:c="2"/>popStyle();</text:p>
      <text:p text:style-name="Standard"/>
      <text:p text:style-name="Standard"><text:s text:c="2"/>fill(35);</text:p>
      <text:p text:style-name="Standard"><text:s text:c="2"/>textAlign(CENTER, CENTER);</text:p>
      <text:p text:style-name="Standard"><text:s text:c="2"/>textSize(18);</text:p>
      <text:p text:style-name="Standard"><text:s text:c="2"/>text("Fin session", endSessionBtnX + endSessionBtnW / 2.0, endSessionBtnY + endSessionBtnH / 2.0);</text:p>
      <text:p text:style-name="Standard">}</text:p>
      <text:p text:style-name="Standard"/>
      <text:p text:style-name="Standard">boolean isOverLeftButton() {</text:p>
      <text:p text:style-name="Standard"><text:s text:c="2"/>return mouseX &gt;= leftBtnX &amp;&amp; mouseX &lt;= leftBtnX + btnW &amp;&amp;</text:p>
      <text:p text:style-name="Standard"><text:s text:c="4"/>mouseY &gt;= btnY &amp;&amp; mouseY &lt;= btnY + btnH;</text:p>
      <text:p text:style-name="Standard">}</text:p>
      <text:p text:style-name="Standard"/>
      <text:p text:style-name="Standard">boolean isOverRightButton() {</text:p>
      <text:p text:style-name="Standard"><text:s text:c="2"/>return mouseX &gt;= rightBtnX &amp;&amp; mouseX &lt;= rightBtnX + btnW &amp;&amp;</text:p>
      <text:p text:style-name="Standard"><text:s text:c="4"/>mouseY &gt;= btnY &amp;&amp; mouseY &lt;= btnY + btnH;</text:p>
      <text:p text:style-name="Standard">}</text:p>
      <text:p text:style-name="Standard"/>
      <text:p text:style-name="Standard">boolean isOverValidateButton() {</text:p>
      <text:p text:style-name="Standard"><text:s text:c="2"/>return mouseX &gt;= validateBtnX &amp;&amp; mouseX &lt;= validateBtnX + validateBtnW &amp;&amp;</text:p>
      <text:p text:style-name="Standard"><text:s text:c="4"/>mouseY &gt;= validateBtnY &amp;&amp; mouseY &lt;= validateBtnY + validateBtnH;</text:p>
      <text:p text:style-name="Standard">}</text:p>
      <text:p text:style-name="Standard"/>
      <text:p text:style-name="Standard">boolean isOverEndSessionButton() {</text:p>
      <text:p text:style-name="Standard"><text:s text:c="2"/>return mouseX &gt;= endSessionBtnX &amp;&amp; mouseX &lt;= endSessionBtnX + endSessionBtnW &amp;&amp;</text:p>
      <text:p text:style-name="Standard"><text:s text:c="4"/>mouseY &gt;= endSessionBtnY &amp;&amp; mouseY &lt;= endSessionBtnY + endSessionBtnH;</text:p>
      <text:p text:style-name="Standard">}</text:p>
      <text:p text:style-name="Standard"/>
      <text:p text:style-name="Standard">void mousePressedArchiveMode() {</text:p>
      <text:p text:style-name="Standard"><text:s text:c="2"/>if (placeMapDebug) debugPrintPlaceMapClick(mouseX, mouseY);</text:p>
      <text:p text:style-name="Standard"/>
      <text:p text:style-name="Standard"><text:soft-page-break/><text:s text:c="2"/>ArrayList&lt;ImageRecord&gt; imgRecs = shared.getRecordsSnapshot();</text:p>
      <text:p text:style-name="Standard"><text:s text:c="2"/>int currentIndex = shared.getCurrentIndex();</text:p>
      <text:p text:style-name="Standard"/>
      <text:p text:style-name="Standard"><text:s text:c="2"/>if (isOverEndSessionButton()) {</text:p>
      <text:p text:style-name="Standard"><text:s text:c="4"/>handleEndSession();</text:p>
      <text:p text:style-name="Standard"><text:s text:c="4"/>return;</text:p>
      <text:p text:style-name="Standard"><text:s text:c="2"/>}</text:p>
      <text:p text:style-name="Standard"/>
      <text:p text:style-name="Standard"><text:s text:c="2"/>if (imgRecs.size() &gt; 0 &amp;&amp; currentIndex &gt;= 0 &amp;&amp; currentIndex &lt; imgRecs.size()) {</text:p>
      <text:p text:style-name="Standard"><text:s text:c="4"/>ImageRecord currentImgRec = imgRecs.get(currentIndex);</text:p>
      <text:p text:style-name="Standard"/>
      <text:p text:style-name="Standard"><text:s text:c="4"/>if (isOverValidateButton()) {</text:p>
      <text:p text:style-name="Standard"><text:s text:c="6"/>if (currentImgRec.placeId == 0) {</text:p>
      <text:p text:style-name="Standard"><text:s text:c="8"/>flash("Choisis un lieu avant de valider");</text:p>
      <text:p text:style-name="Standard"><text:s text:c="8"/>return;</text:p>
      <text:p text:style-name="Standard"><text:s text:c="6"/>}</text:p>
      <text:p text:style-name="Standard"/>
      <text:p text:style-name="Standard"><text:s text:c="6"/>if (!currentImgRec.validated) {</text:p>
      <text:p text:style-name="Standard"><text:s text:c="8"/>ensureEncodedFileForCurrent();</text:p>
      <text:p text:style-name="Standard"><text:s text:c="8"/>shared.validateCurrent();</text:p>
      <text:p text:style-name="Standard"><text:s text:c="8"/>writeSessionTempFile();</text:p>
      <text:p text:style-name="Standard"><text:s text:c="8"/>flash("Image validée dans la session");</text:p>
      <text:p text:style-name="Standard"><text:s text:c="6"/>} else if (!currentImgRec.editing) {</text:p>
      <text:p text:style-name="Standard"><text:s text:c="8"/>shared.beginEditCurrent();</text:p>
      <text:p text:style-name="Standard"><text:s text:c="8"/>flash("Mode modification");</text:p>
      <text:p text:style-name="Standard"><text:s text:c="6"/>} else {</text:p>
      <text:p text:style-name="Standard"><text:s text:c="8"/>ensureEncodedFileForCurrent();</text:p>
      <text:p text:style-name="Standard"><text:s text:c="8"/>shared.validateCurrent();</text:p>
      <text:p text:style-name="Standard"><text:s text:c="8"/>writeSessionTempFile();</text:p>
      <text:p text:style-name="Standard"><text:s text:c="8"/>flash("Image mise à jour");</text:p>
      <text:p text:style-name="Standard"><text:s text:c="6"/>}</text:p>
      <text:p text:style-name="Standard"><text:s text:c="6"/>return;</text:p>
      <text:p text:style-name="Standard"><text:s text:c="4"/>}</text:p>
      <text:p text:style-name="Standard"/>
      <text:p text:style-name="Standard"><text:s text:c="4"/>if (currentImgRec.isEditable()) {</text:p>
      <text:p text:style-name="Standard"><text:s text:c="6"/>int placeId = getClickedPlaceId(mouseX, mouseY);</text:p>
      <text:p text:style-name="Standard"><text:s text:c="6"/>if (placeId != -1) {</text:p>
      <text:p text:style-name="Standard"><text:s text:c="8"/>shared.setPlaceForCurrent(placeId);</text:p>
      <text:p text:style-name="Standard"><text:s text:c="8"/>return;</text:p>
      <text:p text:style-name="Standard"><text:s text:c="6"/>}</text:p>
      <text:p text:style-name="Standard"/>
      <text:p text:style-name="Standard"><text:s text:c="6"/>String sliderHit = getClickedSlider(mouseX, mouseY);</text:p>
      <text:p text:style-name="Standard"><text:s text:c="6"/>if (!sliderHit.equals("")) {</text:p>
      <text:p text:style-name="Standard"><text:s text:c="8"/>activeSlider = sliderHit;</text:p>
      <text:p text:style-name="Standard"><text:s text:c="8"/>updateActiveSlider(mouseX);</text:p>
      <text:p text:style-name="Standard"><text:s text:c="8"/>return;</text:p>
      <text:p text:style-name="Standard"><text:s text:c="6"/>}</text:p>
      <text:p text:style-name="Standard"><text:s text:c="4"/>}</text:p>
      <text:p text:style-name="Standard"><text:s text:c="2"/>}</text:p>
      <text:p text:style-name="Standard"/>
      <text:p text:style-name="Standard"><text:s text:c="2"/>if (imgRecs.size() &gt; 1) {</text:p>
      <text:p text:style-name="Standard"><text:s text:c="4"/>if (isOverLeftButton()) {</text:p>
      <text:p text:style-name="Standard"><text:soft-page-break/><text:s text:c="6"/>shared.prev();</text:p>
      <text:p text:style-name="Standard"><text:s text:c="6"/>return;</text:p>
      <text:p text:style-name="Standard"><text:s text:c="4"/>}</text:p>
      <text:p text:style-name="Standard"><text:s text:c="4"/>if (isOverRightButton()) {</text:p>
      <text:p text:style-name="Standard"><text:s text:c="6"/>shared.next();</text:p>
      <text:p text:style-name="Standard"><text:s text:c="6"/>return;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>void mouseDraggedArchiveMode() {</text:p>
      <text:p text:style-name="Standard"><text:s text:c="2"/>if (!activeSlider.equals("")) updateActiveSlider(mouseX);</text:p>
      <text:p text:style-name="Standard">}</text:p>
      <text:p text:style-name="Standard"/>
      <text:p text:style-name="Standard">void mouseReleasedArchiveMode() {</text:p>
      <text:p text:style-name="Standard"><text:s text:c="2"/>activeSlider = "";</text:p>
      <text:p text:style-name="Standard">}</text:p>
      <text:p text:style-name="Standard"/>
      <text:p text:style-name="Standard">void keyPressedArchiveMode() {</text:p>
      <text:p text:style-name="Standard"><text:s text:c="2"/>if (keyCode == LEFT) shared.prev();</text:p>
      <text:p text:style-name="Standard"><text:s text:c="2"/>else if (keyCode == RIGHT) shared.next();</text:p>
      <text:p text:style-name="Standard">}</text:p>
      <text:p text:style-name="Standard"/>
      <text:p text:style-name="Standard">int getClickedPlaceId(float mx, float my) {</text:p>
      <text:p text:style-name="Standard"><text:s text:c="2"/>for (PlaceZone z : placeZones) {</text:p>
      <text:p text:style-name="Standard"><text:s text:c="4"/>if (z.contains(mx, my, placeMapX, placeMapY, placeMapW, placeMapH)) return z.id;</text:p>
      <text:p text:style-name="Standard"><text:s text:c="2"/>}</text:p>
      <text:p text:style-name="Standard"><text:s text:c="2"/>return -1;</text:p>
      <text:p text:style-name="Standard">}</text:p>
      <text:p text:style-name="Standard"/>
      <text:p text:style-name="Standard">String getClickedSlider(float mx, float my) {</text:p>
      <text:p text:style-name="Standard"><text:s text:c="2"/>if (mx &gt;= daySliderX &amp;&amp; mx &lt;= daySliderX + sliderW &amp;&amp;</text:p>
      <text:p text:style-name="Standard"><text:s text:c="4"/>my &gt;= daySliderY - 8 &amp;&amp; my &lt;= daySliderY + sliderH + 8) return "day";</text:p>
      <text:p text:style-name="Standard"/>
      <text:p text:style-name="Standard"><text:s text:c="2"/>if (mx &gt;= monthSliderX &amp;&amp; mx &lt;= monthSliderX + sliderW &amp;&amp;</text:p>
      <text:p text:style-name="Standard"><text:s text:c="4"/>my &gt;= monthSliderY - 8 &amp;&amp; my &lt;= monthSliderY + sliderH + 8) return "month";</text:p>
      <text:p text:style-name="Standard"/>
      <text:p text:style-name="Standard"><text:s text:c="2"/>if (mx &gt;= yearSliderX &amp;&amp; mx &lt;= yearSliderX + sliderW &amp;&amp;</text:p>
      <text:p text:style-name="Standard"><text:s text:c="4"/>my &gt;= yearSliderY - 8 &amp;&amp; my &lt;= yearSliderY + sliderH + 8) return "year";</text:p>
      <text:p text:style-name="Standard"/>
      <text:p text:style-name="Standard"><text:s text:c="2"/>return "";</text:p>
      <text:p text:style-name="Standard">}</text:p>
      <text:p text:style-name="Standard"/>
      <text:p text:style-name="Standard">int sliderValueFromMouse(float mx, float x, float w, int minValue, int maxValue) {</text:p>
      <text:p text:style-name="Standard"><text:s text:c="2"/>float t = constrain((mx - x) / w, 0, 1);</text:p>
      <text:p text:style-name="Standard"><text:s text:c="2"/>return round(minValue + t * (maxValue - minValue));</text:p>
      <text:p text:style-name="Standard">}</text:p>
      <text:p text:style-name="Standard"/>
      <text:p text:style-name="Standard">void updateActiveSlider(float mx) {</text:p>
      <text:p text:style-name="Standard"><text:s text:c="2"/>ImageRecord imgRec = shared.getCurrentRecordCopy();</text:p>
      <text:p text:style-name="Standard"><text:s text:c="2"/>if (imgRec == null || !imgRec.isEditable()) return;</text:p>
      <text:p text:style-name="Standard"/>
      <text:p text:style-name="Standard"><text:soft-page-break/><text:s text:c="2"/>if (activeSlider.equals("day")) {</text:p>
      <text:p text:style-name="Standard"><text:s text:c="4"/>int maxDay = daysInMonth(imgRec.year, imgRec.month);</text:p>
      <text:p text:style-name="Standard"><text:s text:c="4"/>shared.setDayForCurrent(sliderValueFromMouse(mx, daySliderX, sliderW, 1, maxDay));</text:p>
      <text:p text:style-name="Standard"><text:s text:c="2"/>} else if (activeSlider.equals("month")) {</text:p>
      <text:p text:style-name="Standard"><text:s text:c="4"/>shared.setMonthForCurrent(sliderValueFromMouse(mx, monthSliderX, sliderW, 1, 12));</text:p>
      <text:p text:style-name="Standard"><text:s text:c="2"/>} else if (activeSlider.equals("year")) {</text:p>
      <text:p text:style-name="Standard"><text:s text:c="4"/>shared.setYearForCurrent(sliderValueFromMouse(mx, yearSliderX, sliderW, minYear, maxYear));</text:p>
      <text:p text:style-name="Standard"><text:s text:c="2"/>}</text:p>
      <text:p text:style-name="Standard">}</text:p>
      <text:p text:style-name="Standard"/>
      <text:p text:style-name="Standard">// ----------------------------------------------------</text:p>
      <text:p text:style-name="Standard">// OUTILS</text:p>
      <text:p text:style-name="Standard">// ----------------------------------------------------</text:p>
      <text:p text:style-name="Standard">PImage getControlImage(String path) {</text:p>
      <text:p text:style-name="Standard"><text:s text:c="2"/>if (path == null || path.length() == 0) return null;</text:p>
      <text:p text:style-name="Standard"/>
      <text:p text:style-name="Standard"><text:s text:c="2"/>PImage img = controlCache.get(path);</text:p>
      <text:p text:style-name="Standard"><text:s text:c="2"/>if (img == null) {</text:p>
      <text:p text:style-name="Standard"><text:s text:c="4"/>img = loadImage(path);</text:p>
      <text:p text:style-name="Standard"><text:s text:c="4"/>if (img != null &amp;&amp; img.width &gt; 0 &amp;&amp; img.height &gt; 0) {</text:p>
      <text:p text:style-name="Standard"><text:s text:c="6"/>controlCache.put(path, img);</text:p>
      <text:p text:style-name="Standard"><text:s text:c="4"/>} else {</text:p>
      <text:p text:style-name="Standard"><text:s text:c="6"/>img = null;</text:p>
      <text:p text:style-name="Standard"><text:s text:c="4"/>}</text:p>
      <text:p text:style-name="Standard"><text:s text:c="2"/>}</text:p>
      <text:p text:style-name="Standard"><text:s text:c="2"/>return img;</text:p>
      <text:p text:style-name="Standard">}</text:p>
      <text:p text:style-name="Standard"/>
      <text:p text:style-name="Standard">void drawImageContain(PApplet app, PImage img, float areaX, float areaY, float areaW, float areaH) {</text:p>
      <text:p text:style-name="Standard"><text:s text:c="2"/>float scale = min(areaW / img.width, areaH / img.height);</text:p>
      <text:p text:style-name="Standard"><text:s text:c="2"/>float w = img.width * scale;</text:p>
      <text:p text:style-name="Standard"><text:s text:c="2"/>float h = img.height * scale;</text:p>
      <text:p text:style-name="Standard"><text:s text:c="2"/>float x = areaX + (areaW - w) / 2.0;</text:p>
      <text:p text:style-name="Standard"><text:s text:c="2"/>float y = areaY + (areaH - h) / 2.0;</text:p>
      <text:p text:style-name="Standard"><text:s text:c="2"/>app.image(img, x, y, w, h);</text:p>
      <text:p text:style-name="Standard">}</text:p>
      <text:p text:style-name="Standard"/>
      <text:p text:style-name="Standard">int daysInMonth(int y, int m) {</text:p>
      <text:p text:style-name="Standard"><text:s text:c="2"/>if (m == 2) {</text:p>
      <text:p text:style-name="Standard"><text:s text:c="4"/>boolean leap = (y % 4 == 0 &amp;&amp; y % 100 != 0) || (y % 400 == 0);</text:p>
      <text:p text:style-name="Standard"><text:s text:c="4"/>return leap ? 29 : 28;</text:p>
      <text:p text:style-name="Standard"><text:s text:c="2"/>}</text:p>
      <text:p text:style-name="Standard"><text:s text:c="2"/>if (m == 4 || m == 6 || m == 9 || m == 11) return 30;</text:p>
      <text:p text:style-name="Standard"><text:s text:c="2"/>return 31;</text:p>
      <text:p text:style-name="Standard">}</text:p>
      <text:p text:style-name="Standard"/>
      <text:p text:style-name="Standard">boolean isOverRect(float x, float y, float w, float h) {</text:p>
      <text:p text:style-name="Standard"><text:s text:c="2"/>return mouseX &gt;= x &amp;&amp; mouseX &lt;= x + w &amp;&amp;</text:p>
      <text:p text:style-name="Standard"><text:s text:c="4"/>mouseY &gt;= y &amp;&amp; mouseY &lt;= y + h;</text:p>
      <text:p text:style-name="Standard">}</text:p>
      <text:p text:style-name="Standard"><text:soft-page-break/></text:p>
      <text:p text:style-name="Standard">boolean isOverRectLocal(float px, float py, float x, float y, float w, float h) {</text:p>
      <text:p text:style-name="Standard"><text:s text:c="2"/>return px &gt;= x &amp;&amp; px &lt;= x + w &amp;&amp;</text:p>
      <text:p text:style-name="Standard"><text:s text:c="4"/>py &gt;= y &amp;&amp; py &lt;= y + h;</text:p>
      <text:p text:style-name="Standard">}</text:p>
      <text:p text:style-name="Standard"/>
      <text:p text:style-name="Standard">float portraitMouseX() {</text:p>
      <text:p text:style-name="Standard"><text:s text:c="2"/>return mouseY;</text:p>
      <text:p text:style-name="Standard">}</text:p>
      <text:p text:style-name="Standard"/>
      <text:p text:style-name="Standard">float portraitMouseY() {</text:p>
      <text:p text:style-name="Standard"><text:s text:c="2"/>return width - mouseX;</text:p>
      <text:p text:style-name="Standard">}</text:p>
      <text:p text:style-name="Standard"/>
      <text:p text:style-name="Standard">String findLocalIPv4() {</text:p>
      <text:p text:style-name="Standard"><text:s text:c="2"/>try {</text:p>
      <text:p text:style-name="Standard"><text:s text:c="4"/>Enumeration&lt;NetworkInterface&gt; nets = NetworkInterface.getNetworkInterfaces();</text:p>
      <text:p text:style-name="Standard"><text:s text:c="4"/>while (nets.hasMoreElements()) {</text:p>
      <text:p text:style-name="Standard"><text:s text:c="6"/>NetworkInterface net = nets.nextElement();</text:p>
      <text:p text:style-name="Standard"><text:s text:c="6"/>if (!net.isUp() || net.isLoopback() || net.isVirtual()) continue;</text:p>
      <text:p text:style-name="Standard"/>
      <text:p text:style-name="Standard"><text:s text:c="6"/>Enumeration&lt;InetAddress&gt; addrs = net.getInetAddresses();</text:p>
      <text:p text:style-name="Standard"><text:s text:c="6"/>while (addrs.hasMoreElements()) {</text:p>
      <text:p text:style-name="Standard"><text:s text:c="8"/>InetAddress addr = addrs.nextElement();</text:p>
      <text:p text:style-name="Standard"><text:s text:c="8"/>String ip = addr.getHostAddress();</text:p>
      <text:p text:style-name="Standard"><text:s text:c="8"/>if (ip.indexOf(':') == -1 &amp;&amp; !addr.isLoopbackAddress()) return ip;</text:p>
      <text:p text:style-name="Standard"><text:s text:c="6"/>}</text:p>
      <text:p text:style-name="Standard"><text:s text:c="4"/>}</text:p>
      <text:p text:style-name="Standard"><text:s text:c="2"/>}</text:p>
      <text:p text:style-name="Standard"><text:s text:c="2"/>catch (Exception e) {</text:p>
      <text:p text:style-name="Standard"><text:s text:c="4"/>e.printStackTrace();</text:p>
      <text:p text:style-name="Standard"><text:s text:c="2"/>}</text:p>
      <text:p text:style-name="Standard"><text:s text:c="2"/>return "localhost";</text:p>
      <text:p text:style-name="Standard">}</text:p>
      <text:p text:style-name="Standard"/>
      <text:p text:style-name="Standard">void flash(String msg) {</text:p>
      <text:p text:style-name="Standard"><text:s text:c="2"/>flashMessage = msg;</text:p>
      <text:p text:style-name="Standard"><text:s text:c="2"/>flashMessageUntil = millis() + 3500;</text:p>
      <text:p text:style-name="Standard">}</text:p>
      <text:p text:style-name="Standard"/>
      <text:p text:style-name="Standard">void debugPrintPlaceMapClick(float mx, float my) {</text:p>
      <text:p text:style-name="Standard"><text:s text:c="2"/>if (!placeMapDebug) return;</text:p>
      <text:p text:style-name="Standard"/>
      <text:p text:style-name="Standard"><text:s text:c="2"/>if (mx &lt; placeMapX || mx &gt; placeMapX + placeMapW ||</text:p>
      <text:p text:style-name="Standard"><text:s text:c="6"/>my &lt; placeMapY || my &gt; placeMapY + placeMapH) return;</text:p>
      <text:p text:style-name="Standard"/>
      <text:p text:style-name="Standard"><text:s text:c="2"/>float nx = (mx - placeMapX) / placeMapW;</text:p>
      <text:p text:style-name="Standard"><text:s text:c="2"/>float ny = (my - placeMapY) / placeMapH;</text:p>
      <text:p text:style-name="Standard"><text:s text:c="2"/>println("Carte click -&gt; x=" + nf(nx, 1, 3) + " <text:s/>y=" + nf(ny, 1, 3));</text:p>
      <text:p text:style-name="Standard">}</text:p>
      <text:p text:style-name="Standard"/>
      <text:p text:style-name="Standard">// ----------------------------------------------------</text:p>
      <text:p text:style-name="Standard"><text:soft-page-break/>// CSV</text:p>
      <text:p text:style-name="Standard">// ----------------------------------------------------</text:p>
      <text:p text:style-name="Standard">String csvHeader() {</text:p>
      <text:p text:style-name="Standard"><text:s text:c="2"/>return "educator_name;participant_1;participant_2;participant_3;participant_4;image_id;raw_path;encoded_path;place_id;place_name;day;month;year;validated";</text:p>
      <text:p text:style-name="Standard">}</text:p>
      <text:p text:style-name="Standard"/>
      <text:p text:style-name="Standard">String sanitizeCsv(String s) {</text:p>
      <text:p text:style-name="Standard"><text:s text:c="2"/>if (s == null) return "";</text:p>
      <text:p text:style-name="Standard"><text:s text:c="2"/>return s.replace(";", ",");</text:p>
      <text:p text:style-name="Standard">}</text:p>
      <text:p text:style-name="Standard"/>
      <text:p text:style-name="Standard">String recordToCsvLine(ImageRecord imgRec) {</text:p>
      <text:p text:style-name="Standard"><text:s text:c="2"/>return sanitizeCsv(educatorName) + ";" +</text:p>
      <text:p text:style-name="Standard"><text:s text:c="4"/>sanitizeCsv(participantNames[0]) + ";" +</text:p>
      <text:p text:style-name="Standard"><text:s text:c="4"/>sanitizeCsv(participantNames[1]) + ";" +</text:p>
      <text:p text:style-name="Standard"><text:s text:c="4"/>sanitizeCsv(participantNames[2]) + ";" +</text:p>
      <text:p text:style-name="Standard"><text:s text:c="4"/>sanitizeCsv(participantNames[3]) + ";" +</text:p>
      <text:p text:style-name="Standard"><text:s text:c="4"/>sanitizeCsv(imgRec.imageId) + ";" +</text:p>
      <text:p text:style-name="Standard"><text:s text:c="4"/>sanitizeCsv(imgRec.path) + ";" +</text:p>
      <text:p text:style-name="Standard"><text:s text:c="4"/>sanitizeCsv(imgRec.encodedPath) + ";" +</text:p>
      <text:p text:style-name="Standard"><text:s text:c="4"/>imgRec.placeId + ";" +</text:p>
      <text:p text:style-name="Standard"><text:s text:c="4"/>sanitizeCsv(getPlaceName(imgRec.placeId)) + ";" +</text:p>
      <text:p text:style-name="Standard"><text:s text:c="4"/>imgRec.day + ";" +</text:p>
      <text:p text:style-name="Standard"><text:s text:c="4"/>imgRec.month + ";" +</text:p>
      <text:p text:style-name="Standard"><text:s text:c="4"/>imgRec.year + ";" +</text:p>
      <text:p text:style-name="Standard"><text:s text:c="4"/>(imgRec.validated ? "1" : "0");</text:p>
      <text:p text:style-name="Standard">}</text:p>
      <text:p text:style-name="Standard"/>
      <text:p text:style-name="Standard">ImageRecord csvLineToRecord(String line) {</text:p>
      <text:p text:style-name="Standard"><text:s text:c="2"/>if (line == null) return null;</text:p>
      <text:p text:style-name="Standard"><text:s text:c="2"/>String trimmed = trim(line);</text:p>
      <text:p text:style-name="Standard"><text:s text:c="2"/>if (trimmed.length() == 0) return null;</text:p>
      <text:p text:style-name="Standard"><text:s text:c="2"/>if (trimmed.startsWith("educator_name;")) return null;</text:p>
      <text:p text:style-name="Standard"/>
      <text:p text:style-name="Standard"><text:s text:c="2"/>String[] parts = split(trimmed, ';');</text:p>
      <text:p text:style-name="Standard"><text:s text:c="2"/>if (parts == null) return null;</text:p>
      <text:p text:style-name="Standard"/>
      <text:p text:style-name="Standard"><text:s text:c="2"/>try {</text:p>
      <text:p text:style-name="Standard"><text:s text:c="4"/>if (parts.length &gt;= 14) {</text:p>
      <text:p text:style-name="Standard"><text:s text:c="6"/>String educator = parts[0];</text:p>
      <text:p text:style-name="Standard"><text:s text:c="6"/>String p1 = parts[1];</text:p>
      <text:p text:style-name="Standard"><text:s text:c="6"/>String p2 = parts[2];</text:p>
      <text:p text:style-name="Standard"><text:s text:c="6"/>String p3 = parts[3];</text:p>
      <text:p text:style-name="Standard"><text:s text:c="6"/>String p4 = parts[4];</text:p>
      <text:p text:style-name="Standard"/>
      <text:p text:style-name="Standard"><text:s text:c="6"/>String imageId = parts[5];</text:p>
      <text:p text:style-name="Standard"><text:s text:c="6"/>String rawPath = parts[6];</text:p>
      <text:p text:style-name="Standard"><text:s text:c="6"/>String encodedPath = parts[7];</text:p>
      <text:p text:style-name="Standard"><text:s text:c="6"/>int placeId = Integer.parseInt(parts[8]);</text:p>
      <text:p text:style-name="Standard"><text:s text:c="6"/>int day = Integer.parseInt(parts[10]);</text:p>
      <text:p text:style-name="Standard"><text:soft-page-break/><text:s text:c="6"/>int month = Integer.parseInt(parts[11]);</text:p>
      <text:p text:style-name="Standard"><text:s text:c="6"/>int year = Integer.parseInt(parts[12]);</text:p>
      <text:p text:style-name="Standard"><text:s text:c="6"/>int validated = Integer.parseInt(parts[13]);</text:p>
      <text:p text:style-name="Standard"/>
      <text:p text:style-name="Standard"><text:s text:c="6"/>ImageRecord imgRec = new ImageRecord(rawPath, year, month, day);</text:p>
      <text:p text:style-name="Standard"><text:s text:c="6"/>imgRec.imageId = imageId;</text:p>
      <text:p text:style-name="Standard"><text:s text:c="6"/>imgRec.encodedPath = encodedPath;</text:p>
      <text:p text:style-name="Standard"><text:s text:c="6"/>imgRec.placeId = placeId;</text:p>
      <text:p text:style-name="Standard"><text:s text:c="6"/>imgRec.validated = (validated == 1);</text:p>
      <text:p text:style-name="Standard"><text:s text:c="6"/>imgRec.editing = !imgRec.validated;</text:p>
      <text:p text:style-name="Standard"/>
      <text:p text:style-name="Standard"><text:s text:c="6"/>imgRec.educatorSnapshot = educator;</text:p>
      <text:p text:style-name="Standard"><text:s text:c="6"/>imgRec.participantSnapshot[0] = p1;</text:p>
      <text:p text:style-name="Standard"><text:s text:c="6"/>imgRec.participantSnapshot[1] = p2;</text:p>
      <text:p text:style-name="Standard"><text:s text:c="6"/>imgRec.participantSnapshot[2] = p3;</text:p>
      <text:p text:style-name="Standard"><text:s text:c="6"/>imgRec.participantSnapshot[3] = p4;</text:p>
      <text:p text:style-name="Standard"><text:s text:c="6"/>return imgRec;</text:p>
      <text:p text:style-name="Standard"><text:s text:c="4"/>}</text:p>
      <text:p text:style-name="Standard"/>
      <text:p text:style-name="Standard"><text:s text:c="4"/>if (parts.length &gt;= 13) {</text:p>
      <text:p text:style-name="Standard"><text:s text:c="6"/>String educator = parts[0];</text:p>
      <text:p text:style-name="Standard"><text:s text:c="6"/>String p1 = parts[1];</text:p>
      <text:p text:style-name="Standard"><text:s text:c="6"/>String p2 = parts[2];</text:p>
      <text:p text:style-name="Standard"><text:s text:c="6"/>String p3 = parts[3];</text:p>
      <text:p text:style-name="Standard"><text:s text:c="6"/>String p4 = parts[4];</text:p>
      <text:p text:style-name="Standard"/>
      <text:p text:style-name="Standard"><text:s text:c="6"/>String imageId = parts[5];</text:p>
      <text:p text:style-name="Standard"><text:s text:c="6"/>String rawPath = parts[6];</text:p>
      <text:p text:style-name="Standard"><text:s text:c="6"/>String encodedPath = parts[7];</text:p>
      <text:p text:style-name="Standard"><text:s text:c="6"/>int placeId = Integer.parseInt(parts[8]);</text:p>
      <text:p text:style-name="Standard"><text:s text:c="6"/>int day = Integer.parseInt(parts[9]);</text:p>
      <text:p text:style-name="Standard"><text:s text:c="6"/>int month = Integer.parseInt(parts[10]);</text:p>
      <text:p text:style-name="Standard"><text:s text:c="6"/>int year = Integer.parseInt(parts[11]);</text:p>
      <text:p text:style-name="Standard"><text:s text:c="6"/>int validated = Integer.parseInt(parts[12]);</text:p>
      <text:p text:style-name="Standard"/>
      <text:p text:style-name="Standard"><text:s text:c="6"/>ImageRecord imgRec = new ImageRecord(rawPath, year, month, day);</text:p>
      <text:p text:style-name="Standard"><text:s text:c="6"/>imgRec.imageId = imageId;</text:p>
      <text:p text:style-name="Standard"><text:s text:c="6"/>imgRec.encodedPath = encodedPath;</text:p>
      <text:p text:style-name="Standard"><text:s text:c="6"/>imgRec.placeId = placeId;</text:p>
      <text:p text:style-name="Standard"><text:s text:c="6"/>imgRec.validated = (validated == 1);</text:p>
      <text:p text:style-name="Standard"><text:s text:c="6"/>imgRec.editing = !imgRec.validated;</text:p>
      <text:p text:style-name="Standard"/>
      <text:p text:style-name="Standard"><text:s text:c="6"/>imgRec.educatorSnapshot = educator;</text:p>
      <text:p text:style-name="Standard"><text:s text:c="6"/>imgRec.participantSnapshot[0] = p1;</text:p>
      <text:p text:style-name="Standard"><text:s text:c="6"/>imgRec.participantSnapshot[1] = p2;</text:p>
      <text:p text:style-name="Standard"><text:s text:c="6"/>imgRec.participantSnapshot[2] = p3;</text:p>
      <text:p text:style-name="Standard"><text:s text:c="6"/>imgRec.participantSnapshot[3] = p4;</text:p>
      <text:p text:style-name="Standard"><text:s text:c="6"/>return imgRec;</text:p>
      <text:p text:style-name="Standard"><text:s text:c="4"/>}</text:p>
      <text:p text:style-name="Standard"><text:s text:c="2"/>}</text:p>
      <text:p text:style-name="Standard"><text:s text:c="2"/>catch (Exception e) {</text:p>
      <text:p text:style-name="Standard"><text:s text:c="2"/>}</text:p>
      <text:p text:style-name="Standard"><text:soft-page-break/></text:p>
      <text:p text:style-name="Standard"><text:s text:c="2"/>return null;</text:p>
      <text:p text:style-name="Standard">}</text:p>
      <text:p text:style-name="Standard"/>
      <text:p text:style-name="Standard">ArchivedRecord csvLineToArchivedRecord(String line) {</text:p>
      <text:p text:style-name="Standard"><text:s text:c="2"/>if (line == null) return null;</text:p>
      <text:p text:style-name="Standard"><text:s text:c="2"/>String trimmed = trim(line);</text:p>
      <text:p text:style-name="Standard"><text:s text:c="2"/>if (trimmed.length() == 0) return null;</text:p>
      <text:p text:style-name="Standard"><text:s text:c="2"/>if (trimmed.startsWith("educator_name;")) return null;</text:p>
      <text:p text:style-name="Standard"/>
      <text:p text:style-name="Standard"><text:s text:c="2"/>String[] parts = split(trimmed, ';');</text:p>
      <text:p text:style-name="Standard"><text:s text:c="2"/>if (parts == null) return null;</text:p>
      <text:p text:style-name="Standard"/>
      <text:p text:style-name="Standard"><text:s text:c="2"/>try {</text:p>
      <text:p text:style-name="Standard"><text:s text:c="4"/>ArchivedRecord rec = new ArchivedRecord();</text:p>
      <text:p text:style-name="Standard"/>
      <text:p text:style-name="Standard"><text:s text:c="4"/>if (parts.length &gt;= 14) {</text:p>
      <text:p text:style-name="Standard"><text:s text:c="6"/>rec.educatorName = parts[0];</text:p>
      <text:p text:style-name="Standard"><text:s text:c="6"/>rec.participant1 = parts[1];</text:p>
      <text:p text:style-name="Standard"><text:s text:c="6"/>rec.participant2 = parts[2];</text:p>
      <text:p text:style-name="Standard"><text:s text:c="6"/>rec.participant3 = parts[3];</text:p>
      <text:p text:style-name="Standard"><text:s text:c="6"/>rec.participant4 = parts[4];</text:p>
      <text:p text:style-name="Standard"><text:s text:c="6"/>rec.imageId = parts[5];</text:p>
      <text:p text:style-name="Standard"><text:s text:c="6"/>rec.rawPath = parts[6];</text:p>
      <text:p text:style-name="Standard"><text:s text:c="6"/>rec.encodedPath = parts[7];</text:p>
      <text:p text:style-name="Standard"><text:s text:c="6"/>rec.placeId = parseInt(parts[8]);</text:p>
      <text:p text:style-name="Standard"><text:s text:c="6"/>rec.placeName = parts[9];</text:p>
      <text:p text:style-name="Standard"><text:s text:c="6"/>rec.day = parseInt(parts[10]);</text:p>
      <text:p text:style-name="Standard"><text:s text:c="6"/>rec.month = parseInt(parts[11]);</text:p>
      <text:p text:style-name="Standard"><text:s text:c="6"/>rec.year = parseInt(parts[12]);</text:p>
      <text:p text:style-name="Standard"><text:s text:c="6"/>rec.validated = parseInt(parts[13]) == 1;</text:p>
      <text:p text:style-name="Standard"><text:s text:c="6"/>return rec;</text:p>
      <text:p text:style-name="Standard"><text:s text:c="4"/>}</text:p>
      <text:p text:style-name="Standard"/>
      <text:p text:style-name="Standard"><text:s text:c="4"/>if (parts.length &gt;= 13) {</text:p>
      <text:p text:style-name="Standard"><text:s text:c="6"/>rec.educatorName = parts[0];</text:p>
      <text:p text:style-name="Standard"><text:s text:c="6"/>rec.participant1 = parts[1];</text:p>
      <text:p text:style-name="Standard"><text:s text:c="6"/>rec.participant2 = parts[2];</text:p>
      <text:p text:style-name="Standard"><text:s text:c="6"/>rec.participant3 = parts[3];</text:p>
      <text:p text:style-name="Standard"><text:s text:c="6"/>rec.participant4 = parts[4];</text:p>
      <text:p text:style-name="Standard"><text:s text:c="6"/>rec.imageId = parts[5];</text:p>
      <text:p text:style-name="Standard"><text:s text:c="6"/>rec.rawPath = parts[6];</text:p>
      <text:p text:style-name="Standard"><text:s text:c="6"/>rec.encodedPath = parts[7];</text:p>
      <text:p text:style-name="Standard"><text:s text:c="6"/>rec.placeId = parseInt(parts[8]);</text:p>
      <text:p text:style-name="Standard"><text:s text:c="6"/>rec.placeName = getPlaceName(rec.placeId);</text:p>
      <text:p text:style-name="Standard"><text:s text:c="6"/>rec.day = parseInt(parts[9]);</text:p>
      <text:p text:style-name="Standard"><text:s text:c="6"/>rec.month = parseInt(parts[10]);</text:p>
      <text:p text:style-name="Standard"><text:s text:c="6"/>rec.year = parseInt(parts[11]);</text:p>
      <text:p text:style-name="Standard"><text:s text:c="6"/>rec.validated = parseInt(parts[12]) == 1;</text:p>
      <text:p text:style-name="Standard"><text:s text:c="6"/>return rec;</text:p>
      <text:p text:style-name="Standard"><text:s text:c="4"/>}</text:p>
      <text:p text:style-name="Standard"><text:s text:c="2"/>}</text:p>
      <text:p text:style-name="Standard"><text:soft-page-break/><text:s text:c="2"/>catch (Exception e) {</text:p>
      <text:p text:style-name="Standard"><text:s text:c="2"/>}</text:p>
      <text:p text:style-name="Standard"/>
      <text:p text:style-name="Standard"><text:s text:c="2"/>return null;</text:p>
      <text:p text:style-name="Standard">}</text:p>
      <text:p text:style-name="Standard"/>
      <text:p text:style-name="Standard">ArrayList&lt;String&gt; readLinesSafe(String path) {</text:p>
      <text:p text:style-name="Standard"><text:s text:c="2"/>ArrayList&lt;String&gt; lines = new ArrayList&lt;String&gt;();</text:p>
      <text:p text:style-name="Standard"><text:s text:c="2"/>File f = new File(path);</text:p>
      <text:p text:style-name="Standard"><text:s text:c="2"/>if (!f.exists()) return lines;</text:p>
      <text:p text:style-name="Standard"/>
      <text:p text:style-name="Standard"><text:s text:c="2"/>BufferedReader reader = null;</text:p>
      <text:p text:style-name="Standard"><text:s text:c="2"/>try {</text:p>
      <text:p text:style-name="Standard"><text:s text:c="4"/>reader = new BufferedReader(new InputStreamReader(new FileInputStream(f), "UTF-8"));</text:p>
      <text:p text:style-name="Standard"><text:s text:c="4"/>String line;</text:p>
      <text:p text:style-name="Standard"><text:s text:c="4"/>while ((line = reader.readLine()) != null) {</text:p>
      <text:p text:style-name="Standard"><text:s text:c="6"/>lines.add(line);</text:p>
      <text:p text:style-name="Standard"><text:s text:c="4"/>}</text:p>
      <text:p text:style-name="Standard"><text:s text:c="2"/>}</text:p>
      <text:p text:style-name="Standard"><text:s text:c="2"/>catch (Exception e) {</text:p>
      <text:p text:style-name="Standard"><text:s text:c="4"/>e.printStackTrace();</text:p>
      <text:p text:style-name="Standard"><text:s text:c="2"/>}</text:p>
      <text:p text:style-name="Standard"><text:s text:c="2"/>finally {</text:p>
      <text:p text:style-name="Standard"><text:s text:c="4"/>try {</text:p>
      <text:p text:style-name="Standard"><text:s text:c="6"/>if (reader != null) reader.close();</text:p>
      <text:p text:style-name="Standard"><text:s text:c="4"/>}</text:p>
      <text:p text:style-name="Standard"><text:s text:c="4"/>catch (Exception e) {</text:p>
      <text:p text:style-name="Standard"><text:s text:c="4"/>}</text:p>
      <text:p text:style-name="Standard"><text:s text:c="2"/>}</text:p>
      <text:p text:style-name="Standard"><text:s text:c="2"/>return lines;</text:p>
      <text:p text:style-name="Standard">}</text:p>
      <text:p text:style-name="Standard"/>
      <text:p text:style-name="Standard">boolean writeLinesSafe(String path, ArrayList&lt;String&gt; lines) {</text:p>
      <text:p text:style-name="Standard"><text:s text:c="2"/>PrintWriter writer = null;</text:p>
      <text:p text:style-name="Standard"><text:s text:c="2"/>try {</text:p>
      <text:p text:style-name="Standard"><text:s text:c="4"/>writer = new PrintWriter(new OutputStreamWriter(new FileOutputStream(path), "UTF-8"));</text:p>
      <text:p text:style-name="Standard"><text:s text:c="4"/>for (String line : lines) writer.println(line);</text:p>
      <text:p text:style-name="Standard"><text:s text:c="4"/>writer.flush();</text:p>
      <text:p text:style-name="Standard"><text:s text:c="4"/>return true;</text:p>
      <text:p text:style-name="Standard"><text:s text:c="2"/>}</text:p>
      <text:p text:style-name="Standard"><text:s text:c="2"/>catch (Exception e) {</text:p>
      <text:p text:style-name="Standard"><text:s text:c="4"/>e.printStackTrace();</text:p>
      <text:p text:style-name="Standard"><text:s text:c="4"/>return false;</text:p>
      <text:p text:style-name="Standard"><text:s text:c="2"/>}</text:p>
      <text:p text:style-name="Standard"><text:s text:c="2"/>finally {</text:p>
      <text:p text:style-name="Standard"><text:s text:c="4"/>try {</text:p>
      <text:p text:style-name="Standard"><text:s text:c="6"/>if (writer != null) writer.close();</text:p>
      <text:p text:style-name="Standard"><text:s text:c="4"/>}</text:p>
      <text:p text:style-name="Standard"><text:s text:c="4"/>catch (Exception e) {</text:p>
      <text:p text:style-name="Standard"><text:s text:c="4"/>}</text:p>
      <text:p text:style-name="Standard"><text:s text:c="2"/>}</text:p>
      <text:p text:style-name="Standard">}</text:p>
      <text:p text:style-name="Standard"><text:soft-page-break/></text:p>
      <text:p text:style-name="Standard">void writeSessionTempFile() {</text:p>
      <text:p text:style-name="Standard"><text:s text:c="2"/>ArrayList&lt;String&gt; lines = new ArrayList&lt;String&gt;();</text:p>
      <text:p text:style-name="Standard"><text:s text:c="2"/>lines.add(csvHeader());</text:p>
      <text:p text:style-name="Standard"/>
      <text:p text:style-name="Standard"><text:s text:c="2"/>ArrayList&lt;ImageRecord&gt; imgRecs = shared.getRecordsSnapshot();</text:p>
      <text:p text:style-name="Standard"><text:s text:c="2"/>for (ImageRecord imgRec : imgRecs) {</text:p>
      <text:p text:style-name="Standard"><text:s text:c="4"/>if (imgRec.validated) lines.add(recordToCsvLine(imgRec));</text:p>
      <text:p text:style-name="Standard"><text:s text:c="2"/>}</text:p>
      <text:p text:style-name="Standard"/>
      <text:p text:style-name="Standard"><text:s text:c="2"/>if (!writeLinesSafe(sessionTempPath, lines)) {</text:p>
      <text:p text:style-name="Standard"><text:s text:c="4"/>flash("Erreur écriture session_temp.csv");</text:p>
      <text:p text:style-name="Standard"><text:s text:c="2"/>}</text:p>
      <text:p text:style-name="Standard">}</text:p>
      <text:p text:style-name="Standard"/>
      <text:p text:style-name="Standard">void recoverSessionTempIfPresent() {</text:p>
      <text:p text:style-name="Standard"><text:s text:c="2"/>File f = new File(sessionTempPath);</text:p>
      <text:p text:style-name="Standard"><text:s text:c="2"/>if (!f.exists()) return;</text:p>
      <text:p text:style-name="Standard"/>
      <text:p text:style-name="Standard"><text:s text:c="2"/>ArrayList&lt;String&gt; lines = readLinesSafe(sessionTempPath);</text:p>
      <text:p text:style-name="Standard"><text:s text:c="2"/>int recovered = 0;</text:p>
      <text:p text:style-name="Standard"><text:s text:c="2"/>boolean sessionNamesRecovered = false;</text:p>
      <text:p text:style-name="Standard"/>
      <text:p text:style-name="Standard"><text:s text:c="2"/>for (String line : lines) {</text:p>
      <text:p text:style-name="Standard"><text:s text:c="4"/>ImageRecord imgRec = csvLineToRecord(line);</text:p>
      <text:p text:style-name="Standard"><text:s text:c="4"/>if (imgRec != null) {</text:p>
      <text:p text:style-name="Standard"><text:s text:c="6"/>File rawFile = new File(imgRec.path);</text:p>
      <text:p text:style-name="Standard"><text:s text:c="6"/>if (rawFile.exists()) {</text:p>
      <text:p text:style-name="Standard"><text:s text:c="8"/>shared.addLoadedRecord(imgRec);</text:p>
      <text:p text:style-name="Standard"><text:s text:c="8"/>recovered++;</text:p>
      <text:p text:style-name="Standard"/>
      <text:p text:style-name="Standard"><text:s text:c="8"/>if (!sessionNamesRecovered) {</text:p>
      <text:p text:style-name="Standard"><text:s text:c="10"/>educatorName = imgRec.educatorSnapshot;</text:p>
      <text:p text:style-name="Standard"><text:s text:c="10"/>participantNames[0] = imgRec.participantSnapshot[0];</text:p>
      <text:p text:style-name="Standard"><text:s text:c="10"/>participantNames[1] = imgRec.participantSnapshot[1];</text:p>
      <text:p text:style-name="Standard"><text:s text:c="10"/>participantNames[2] = imgRec.participantSnapshot[2];</text:p>
      <text:p text:style-name="Standard"><text:s text:c="10"/>participantNames[3] = imgRec.participantSnapshot[3];</text:p>
      <text:p text:style-name="Standard"><text:s text:c="10"/>participantCount = inferParticipantCountFromNames(participantNames);</text:p>
      <text:p text:style-name="Standard"><text:s text:c="10"/>sessionIdentityReady = true;</text:p>
      <text:p text:style-name="Standard"><text:s text:c="10"/>sessionNamesRecovered = true;</text:p>
      <text:p text:style-name="Standard"><text:s text:c="8"/>}</text:p>
      <text:p text:style-name="Standard"><text:s text:c="6"/>}</text:p>
      <text:p text:style-name="Standard"><text:s text:c="4"/>}</text:p>
      <text:p text:style-name="Standard"><text:s text:c="2"/>}</text:p>
      <text:p text:style-name="Standard"/>
      <text:p text:style-name="Standard"><text:s text:c="2"/>if (recovered &gt; 0) {</text:p>
      <text:p text:style-name="Standard"><text:s text:c="4"/>flash(recovered + " image(s) récupérée(s) depuis la session temporaire");</text:p>
      <text:p text:style-name="Standard"><text:s text:c="2"/>}</text:p>
      <text:p text:style-name="Standard">}</text:p>
      <text:p text:style-name="Standard"/>
      <text:p text:style-name="Standard">boolean mergeTempSessionIntoMainCsv() {</text:p>
      <text:p text:style-name="Standard"><text:s text:c="2"/>LinkedHashMap&lt;String, String&gt; rowsById = new LinkedHashMap&lt;String, String&gt;();</text:p>
      <text:p text:style-name="Standard"><text:soft-page-break/></text:p>
      <text:p text:style-name="Standard"><text:s text:c="2"/>ArrayList&lt;String&gt; mainLines = readLinesSafe(metadataCsvPath);</text:p>
      <text:p text:style-name="Standard"><text:s text:c="2"/>for (String line : mainLines) {</text:p>
      <text:p text:style-name="Standard"><text:s text:c="4"/>ImageRecord imgRec = csvLineToRecord(line);</text:p>
      <text:p text:style-name="Standard"><text:s text:c="4"/>if (imgRec != null &amp;&amp; imgRec.imageId != null &amp;&amp; imgRec.imageId.length() &gt; 0) {</text:p>
      <text:p text:style-name="Standard"><text:s text:c="6"/>rowsById.put(imgRec.imageId, line);</text:p>
      <text:p text:style-name="Standard"><text:s text:c="4"/>}</text:p>
      <text:p text:style-name="Standard"><text:s text:c="2"/>}</text:p>
      <text:p text:style-name="Standard"/>
      <text:p text:style-name="Standard"><text:s text:c="2"/>ArrayList&lt;String&gt; tempLines = readLinesSafe(sessionTempPath);</text:p>
      <text:p text:style-name="Standard"><text:s text:c="2"/>int mergedCount = 0;</text:p>
      <text:p text:style-name="Standard"><text:s text:c="2"/>for (String line : tempLines) {</text:p>
      <text:p text:style-name="Standard"><text:s text:c="4"/>ImageRecord imgRec = csvLineToRecord(line);</text:p>
      <text:p text:style-name="Standard"><text:s text:c="4"/>if (imgRec != null &amp;&amp; imgRec.imageId != null &amp;&amp; imgRec.imageId.length() &gt; 0) {</text:p>
      <text:p text:style-name="Standard"><text:s text:c="6"/>rowsById.put(imgRec.imageId, line);</text:p>
      <text:p text:style-name="Standard"><text:s text:c="6"/>mergedCount++;</text:p>
      <text:p text:style-name="Standard"><text:s text:c="4"/>}</text:p>
      <text:p text:style-name="Standard"><text:s text:c="2"/>}</text:p>
      <text:p text:style-name="Standard"/>
      <text:p text:style-name="Standard"><text:s text:c="2"/>ArrayList&lt;String&gt; outLines = new ArrayList&lt;String&gt;();</text:p>
      <text:p text:style-name="Standard"><text:s text:c="2"/>outLines.add(csvHeader());</text:p>
      <text:p text:style-name="Standard"/>
      <text:p text:style-name="Standard"><text:s text:c="2"/>for (String row : rowsById.values()) outLines.add(row);</text:p>
      <text:p text:style-name="Standard"/>
      <text:p text:style-name="Standard"><text:s text:c="2"/>boolean ok = writeLinesSafe(metadataCsvPath, outLines);</text:p>
      <text:p text:style-name="Standard"><text:s text:c="2"/>if (ok) {</text:p>
      <text:p text:style-name="Standard"><text:s text:c="4"/>println("Session fusionnée vers metadata.csv : " + mergedCount + " ligne(s)");</text:p>
      <text:p text:style-name="Standard"><text:s text:c="2"/>}</text:p>
      <text:p text:style-name="Standard"><text:s text:c="2"/>return ok;</text:p>
      <text:p text:style-name="Standard">}</text:p>
      <text:p text:style-name="Standard"/>
      <text:p text:style-name="Standard">// ----------------------------------------------------</text:p>
      <text:p text:style-name="Standard">// ID + COPIE ENCODÉE</text:p>
      <text:p text:style-name="Standard">// ----------------------------------------------------</text:p>
      <text:p text:style-name="Standard">int readLastImageId() {</text:p>
      <text:p text:style-name="Standard"><text:s text:c="2"/>File f = new File(idCounterPath);</text:p>
      <text:p text:style-name="Standard"><text:s text:c="2"/>if (!f.exists()) return 0;</text:p>
      <text:p text:style-name="Standard"/>
      <text:p text:style-name="Standard"><text:s text:c="2"/>ArrayList&lt;String&gt; lines = readLinesSafe(idCounterPath);</text:p>
      <text:p text:style-name="Standard"><text:s text:c="2"/>if (lines.size() == 0) return 0;</text:p>
      <text:p text:style-name="Standard"/>
      <text:p text:style-name="Standard"><text:s text:c="2"/>try {</text:p>
      <text:p text:style-name="Standard"><text:s text:c="4"/>return Integer.parseInt(trim(lines.get(0)));</text:p>
      <text:p text:style-name="Standard"><text:s text:c="2"/>}</text:p>
      <text:p text:style-name="Standard"><text:s text:c="2"/>catch (Exception e) {</text:p>
      <text:p text:style-name="Standard"><text:s text:c="4"/>return 0;</text:p>
      <text:p text:style-name="Standard"><text:s text:c="2"/>}</text:p>
      <text:p text:style-name="Standard">}</text:p>
      <text:p text:style-name="Standard"/>
      <text:p text:style-name="Standard">void writeLastImageId(int value) {</text:p>
      <text:p text:style-name="Standard"><text:s text:c="2"/>ArrayList&lt;String&gt; lines = new ArrayList&lt;String&gt;();</text:p>
      <text:p text:style-name="Standard"><text:s text:c="2"/>lines.add(str(value));</text:p>
      <text:p text:style-name="Standard"><text:soft-page-break/><text:s text:c="2"/>writeLinesSafe(idCounterPath, lines);</text:p>
      <text:p text:style-name="Standard">}</text:p>
      <text:p text:style-name="Standard"/>
      <text:p text:style-name="Standard">String generateNextImageId() {</text:p>
      <text:p text:style-name="Standard"><text:s text:c="2"/>int lastId = readLastImageId();</text:p>
      <text:p text:style-name="Standard"><text:s text:c="2"/>int nextId = lastId + 1;</text:p>
      <text:p text:style-name="Standard"><text:s text:c="2"/>writeLastImageId(nextId);</text:p>
      <text:p text:style-name="Standard"><text:s text:c="2"/>return "IMG" + nf(nextId, 6);</text:p>
      <text:p text:style-name="Standard">}</text:p>
      <text:p text:style-name="Standard"/>
      <text:p text:style-name="Standard">String getFileExtension(String path) {</text:p>
      <text:p text:style-name="Standard"><text:s text:c="2"/>int dot = path.lastIndexOf('.');</text:p>
      <text:p text:style-name="Standard"><text:s text:c="2"/>if (dot == -1) return ".jpg";</text:p>
      <text:p text:style-name="Standard"><text:s text:c="2"/>return path.substring(dot).toLowerCase();</text:p>
      <text:p text:style-name="Standard">}</text:p>
      <text:p text:style-name="Standard"/>
      <text:p text:style-name="Standard">String buildEncodedFilename(ImageRecord imgRec) {</text:p>
      <text:p text:style-name="Standard"><text:s text:c="2"/>String ext = getFileExtension(imgRec.path);</text:p>
      <text:p text:style-name="Standard"><text:s text:c="2"/>String dateCode = nf(imgRec.day, 2) + nf(imgRec.month, 2) + nf(imgRec.year % 100, 2);</text:p>
      <text:p text:style-name="Standard"><text:s text:c="2"/>String placeCode = "L" + nf(imgRec.placeId, 2);</text:p>
      <text:p text:style-name="Standard"><text:s text:c="2"/>return imgRec.imageId + "_" + dateCode + "_" + placeCode + ext;</text:p>
      <text:p text:style-name="Standard">}</text:p>
      <text:p text:style-name="Standard"/>
      <text:p text:style-name="Standard">void ensureEncodedFileForCurrent() {</text:p>
      <text:p text:style-name="Standard"><text:s text:c="2"/>ImageRecord imgRec = shared.getCurrentRecordReference();</text:p>
      <text:p text:style-name="Standard"><text:s text:c="2"/>if (imgRec == null) return;</text:p>
      <text:p text:style-name="Standard"/>
      <text:p text:style-name="Standard"><text:s text:c="2"/>if (imgRec.imageId == null || imgRec.imageId.equals("")) {</text:p>
      <text:p text:style-name="Standard"><text:s text:c="4"/>imgRec.imageId = generateNextImageId();</text:p>
      <text:p text:style-name="Standard"><text:s text:c="2"/>}</text:p>
      <text:p text:style-name="Standard"/>
      <text:p text:style-name="Standard"><text:s text:c="2"/>String fileName = buildEncodedFilename(imgRec);</text:p>
      <text:p text:style-name="Standard"><text:s text:c="2"/>File outFile = new File(encodedDir, fileName);</text:p>
      <text:p text:style-name="Standard"/>
      <text:p text:style-name="Standard"><text:s text:c="2"/>try {</text:p>
      <text:p text:style-name="Standard"><text:s text:c="4"/>if (imgRec.encodedPath != null &amp;&amp; imgRec.encodedPath.length() &gt; 0) {</text:p>
      <text:p text:style-name="Standard"><text:s text:c="6"/>File oldFile = new File(imgRec.encodedPath);</text:p>
      <text:p text:style-name="Standard"><text:s text:c="6"/>if (oldFile.exists() &amp;&amp; !oldFile.getAbsolutePath().equals(outFile.getAbsolutePath())) {</text:p>
      <text:p text:style-name="Standard"><text:s text:c="8"/>oldFile.delete();</text:p>
      <text:p text:style-name="Standard"><text:s text:c="6"/>}</text:p>
      <text:p text:style-name="Standard"><text:s text:c="4"/>}</text:p>
      <text:p text:style-name="Standard"/>
      <text:p text:style-name="Standard"><text:s text:c="4"/>Files.copy(new File(imgRec.path).toPath(), outFile.toPath(), StandardCopyOption.REPLACE_EXISTING);</text:p>
      <text:p text:style-name="Standard"><text:s text:c="4"/>imgRec.encodedPath = outFile.getAbsolutePath();</text:p>
      <text:p text:style-name="Standard"><text:s text:c="2"/>}</text:p>
      <text:p text:style-name="Standard"><text:s text:c="2"/>catch (Exception e) {</text:p>
      <text:p text:style-name="Standard"><text:s text:c="4"/>e.printStackTrace();</text:p>
      <text:p text:style-name="Standard"><text:s text:c="4"/>flash("Erreur copie image encodée");</text:p>
      <text:p text:style-name="Standard"><text:s text:c="2"/>}</text:p>
      <text:p text:style-name="Standard">}</text:p>
      <text:p text:style-name="Standard"/>
      <text:p text:style-name="Standard"><text:soft-page-break/>// ----------------------------------------------------</text:p>
      <text:p text:style-name="Standard">// FIN DE SESSION</text:p>
      <text:p text:style-name="Standard">// ----------------------------------------------------</text:p>
      <text:p text:style-name="Standard">void handleEndSession() {</text:p>
      <text:p text:style-name="Standard"><text:s text:c="2"/>if (shared.getCount() == 0) {</text:p>
      <text:p text:style-name="Standard"><text:s text:c="4"/>flash("Aucune image dans la session");</text:p>
      <text:p text:style-name="Standard"><text:s text:c="4"/>return;</text:p>
      <text:p text:style-name="Standard"><text:s text:c="2"/>}</text:p>
      <text:p text:style-name="Standard"/>
      <text:p text:style-name="Standard"><text:s text:c="2"/>if (shared.hasUnvalidatedRecords()) {</text:p>
      <text:p text:style-name="Standard"><text:s text:c="4"/>flash("Valide toutes les images avant de finir la session");</text:p>
      <text:p text:style-name="Standard"><text:s text:c="4"/>return;</text:p>
      <text:p text:style-name="Standard"><text:s text:c="2"/>}</text:p>
      <text:p text:style-name="Standard"/>
      <text:p text:style-name="Standard"><text:s text:c="2"/>writeSessionTempFile();</text:p>
      <text:p text:style-name="Standard"/>
      <text:p text:style-name="Standard"><text:s text:c="2"/>boolean ok = mergeTempSessionIntoMainCsv();</text:p>
      <text:p text:style-name="Standard"><text:s text:c="2"/>if (!ok) {</text:p>
      <text:p text:style-name="Standard"><text:s text:c="4"/>flash("Erreur fusion vers metadata.csv");</text:p>
      <text:p text:style-name="Standard"><text:s text:c="4"/>return;</text:p>
      <text:p text:style-name="Standard"><text:s text:c="2"/>}</text:p>
      <text:p text:style-name="Standard"/>
      <text:p text:style-name="Standard"><text:s text:c="2"/>File tempFile = new File(sessionTempPath);</text:p>
      <text:p text:style-name="Standard"><text:s text:c="2"/>if (tempFile.exists()) tempFile.delete();</text:p>
      <text:p text:style-name="Standard"/>
      <text:p text:style-name="Standard"><text:s text:c="2"/>shared.clearSession();</text:p>
      <text:p text:style-name="Standard"><text:s text:c="2"/>controlCache.clear();</text:p>
      <text:p text:style-name="Standard"/>
      <text:p text:style-name="Standard"><text:s text:c="2"/>educatorName = "";</text:p>
      <text:p text:style-name="Standard"><text:s text:c="2"/>participantNames = new String[] { "", "", "", "" };</text:p>
      <text:p text:style-name="Standard"><text:s text:c="2"/>participantCount = 0;</text:p>
      <text:p text:style-name="Standard"><text:s text:c="2"/>activeParticipant = -1;</text:p>
      <text:p text:style-name="Standard"><text:s text:c="2"/>sessionIdentityReady = false;</text:p>
      <text:p text:style-name="Standard"/>
      <text:p text:style-name="Standard"><text:s text:c="2"/>loadArchivedRecords();</text:p>
      <text:p text:style-name="Standard"/>
      <text:p text:style-name="Standard"><text:s text:c="2"/>flash("Session sauvegardée dans metadata.csv");</text:p>
      <text:p text:style-name="Standard"><text:s text:c="2"/>currentScreen = SCREEN_MENU;</text:p>
      <text:p text:style-name="Standard">}</text:p>
      <text:p text:style-name="Standard"/>
      <text:p text:style-name="Standard">// ----------------------------------------------------</text:p>
      <text:p text:style-name="Standard">// FERMETURE</text:p>
      <text:p text:style-name="Standard">// ----------------------------------------------------</text:p>
      <text:p text:style-name="Standard">void exit() {</text:p>
      <text:p text:style-name="Standard"><text:s text:c="2"/>if (uploadServer != null) uploadServer.shutdown();</text:p>
      <text:p text:style-name="Standard"><text:s text:c="2"/>if (displayWindow != null) displayWindow.requestClose();</text:p>
      <text:p text:style-name="Standard"><text:s text:c="2"/>super.exit();</text:p>
      <text:p text:style-name="Standard">}</text:p>
      <text:p text:style-name="Standard"/>
      <text:p text:style-name="Standard">// ----------------------------------------------------</text:p>
      <text:p text:style-name="Standard">// LIEUX</text:p>
      <text:p text:style-name="Standard">// ----------------------------------------------------</text:p>
      <text:p text:style-name="Standard"><text:soft-page-break/>class PlaceZone {</text:p>
      <text:p text:style-name="Standard"><text:s text:c="2"/>int id;</text:p>
      <text:p text:style-name="Standard"><text:s text:c="2"/>String name;</text:p>
      <text:p text:style-name="Standard"><text:s text:c="2"/>String pressFileBase;</text:p>
      <text:p text:style-name="Standard"><text:s text:c="2"/>float nx, ny;</text:p>
      <text:p text:style-name="Standard"><text:s text:c="2"/>float radiusN;</text:p>
      <text:p text:style-name="Standard"/>
      <text:p text:style-name="Standard"><text:s text:c="2"/>PlaceZone(int id, String name, String pressFileBase, float nx, float ny, float radiusN) {</text:p>
      <text:p text:style-name="Standard"><text:s text:c="4"/>this.id = id;</text:p>
      <text:p text:style-name="Standard"><text:s text:c="4"/>this.name = name;</text:p>
      <text:p text:style-name="Standard"><text:s text:c="4"/>this.pressFileBase = pressFileBase;</text:p>
      <text:p text:style-name="Standard"><text:s text:c="4"/>this.nx = nx;</text:p>
      <text:p text:style-name="Standard"><text:s text:c="4"/>this.ny = ny;</text:p>
      <text:p text:style-name="Standard"><text:s text:c="4"/>this.radiusN = radiusN;</text:p>
      <text:p text:style-name="Standard"><text:s text:c="2"/>}</text:p>
      <text:p text:style-name="Standard"/>
      <text:p text:style-name="Standard"><text:s text:c="2"/>float px(float mapX, float mapW) {</text:p>
      <text:p text:style-name="Standard"><text:s text:c="4"/>return mapX + nx * mapW;</text:p>
      <text:p text:style-name="Standard"><text:s text:c="2"/>}</text:p>
      <text:p text:style-name="Standard"/>
      <text:p text:style-name="Standard"><text:s text:c="2"/>float py(float mapY, float mapH) {</text:p>
      <text:p text:style-name="Standard"><text:s text:c="4"/>return mapY + ny * mapH;</text:p>
      <text:p text:style-name="Standard"><text:s text:c="2"/>}</text:p>
      <text:p text:style-name="Standard"/>
      <text:p text:style-name="Standard"><text:s text:c="2"/>float pr(float mapW, float mapH) {</text:p>
      <text:p text:style-name="Standard"><text:s text:c="4"/>return radiusN * min(mapW, mapH);</text:p>
      <text:p text:style-name="Standard"><text:s text:c="2"/>}</text:p>
      <text:p text:style-name="Standard"/>
      <text:p text:style-name="Standard"><text:s text:c="2"/>boolean contains(float mx, float my, float mapX, float mapY, float mapW, float mapH) {</text:p>
      <text:p text:style-name="Standard"><text:s text:c="4"/>float dx = mx - px(mapX, mapW);</text:p>
      <text:p text:style-name="Standard"><text:s text:c="4"/>float dy = my - py(mapY, mapH);</text:p>
      <text:p text:style-name="Standard"><text:s text:c="4"/>float r = pr(mapW, mapH);</text:p>
      <text:p text:style-name="Standard"><text:s text:c="4"/>return dx * dx + dy * dy &lt;= r * r;</text:p>
      <text:p text:style-name="Standard"><text:s text:c="2"/>}</text:p>
      <text:p text:style-name="Standard">}</text:p>
      <text:p text:style-name="Standard"/>
      <text:p text:style-name="Standard">void initPlaceZones() {</text:p>
      <text:p text:style-name="Standard"><text:s text:c="2"/>placeZones.clear();</text:p>
      <text:p text:style-name="Standard"/>
      <text:p text:style-name="Standard"><text:s text:c="2"/>placeZones.add(new PlaceZone( 1, "Piscine", <text:s text:c="11"/>"1_press", <text:s/>0.220, 0.237, 0.040));</text:p>
      <text:p text:style-name="Standard"><text:s text:c="2"/>placeZones.add(new PlaceZone( 2, "Montagne", <text:s text:c="10"/>"2_press", <text:s/>0.394, 0.175, 0.040));</text:p>
      <text:p text:style-name="Standard"><text:s text:c="2"/>placeZones.add(new PlaceZone( 3, "Forêt", <text:s text:c="13"/>"3_press", <text:s/>0.785, 0.532, 0.040));</text:p>
      <text:p text:style-name="Standard"><text:s text:c="2"/>placeZones.add(new PlaceZone( 4, "Pouponnière", <text:s text:c="7"/>"4_press", <text:s/>0.382, 0.465, 0.040));</text:p>
      <text:p text:style-name="Standard"><text:s text:c="2"/>placeZones.add(new PlaceZone( 5, "Administration", <text:s text:c="4"/>"5_press", <text:s/>0.250, 0.566, 0.040));</text:p>
      <text:p text:style-name="Standard"><text:s text:c="2"/>placeZones.add(new PlaceZone( 6, "Coliou", <text:s text:c="12"/>"6_press", <text:s/>0.293, 0.721, 0.040));</text:p>
      <text:p text:style-name="Standard"><text:s text:c="2"/>placeZones.add(new PlaceZone( 7, "Horizon", <text:s text:c="11"/>"7_press", <text:s/>0.321, 0.713, 0.040));</text:p>
      <text:p text:style-name="Standard"/>
      <text:p text:style-name="Standard"><text:s text:c="2"/>placeZones.add(new PlaceZone( 8, "Escale", <text:s text:c="12"/>"8_press", <text:s/>0.347, 0.661, 0.040));</text:p>
      <text:p text:style-name="Standard"><text:s text:c="2"/>placeZones.add(new PlaceZone( 9, "Iris", <text:s text:c="14"/>"9_press", <text:s/>0.373, 0.653, 0.040));</text:p>
      <text:p text:style-name="Standard"><text:s text:c="2"/>placeZones.add(new PlaceZone(10, "Oustal", <text:s text:c="12"/>"10_press", 0.382, 0.728, 0.040));</text:p>
      <text:p text:style-name="Standard"><text:s text:c="2"/>placeZones.add(new PlaceZone(11, "SAS", <text:s text:c="15"/>"11_press", 0.411, 0.726, 0.040));</text:p>
      <text:p text:style-name="Standard"><text:s text:c="2"/>placeZones.add(new PlaceZone(12, "Action de santé", <text:s text:c="3"/>"12_press", 0.453, 0.482, 0.040));</text:p>
      <text:p text:style-name="Standard"><text:soft-page-break/><text:s text:c="2"/>placeZones.add(new PlaceZone(13, "Restaurant", <text:s text:c="8"/>"13_press", 0.512, 0.564, 0.040));</text:p>
      <text:p text:style-name="Standard"><text:s text:c="2"/>placeZones.add(new PlaceZone(14, "Buanderie", <text:s text:c="9"/>"14_press", 0.545, 0.638, 0.040));</text:p>
      <text:p text:style-name="Standard"/>
      <text:p text:style-name="Standard"><text:s text:c="2"/>placeZones.add(new PlaceZone(15, "Eclipse", <text:s text:c="11"/>"15_press", 0.425, 0.668, 0.040));</text:p>
      <text:p text:style-name="Standard"><text:s text:c="2"/>placeZones.add(new PlaceZone(16, "Tremplin", <text:s text:c="10"/>"16_press", 0.472, 0.698, 0.040));</text:p>
      <text:p text:style-name="Standard"><text:s text:c="2"/>placeZones.add(new PlaceZone(17, "Étincelle", <text:s text:c="9"/>"17_press", 0.641, 0.592, 0.040));</text:p>
      <text:p text:style-name="Standard"><text:s text:c="2"/>placeZones.add(new PlaceZone(18, "Équinoxe", <text:s text:c="10"/>"18_press", 0.667, 0.586, 0.040));</text:p>
      <text:p text:style-name="Standard"><text:s text:c="2"/>placeZones.add(new PlaceZone(19, "Appartement", <text:s text:c="7"/>"19_press", 0.585, 0.465, 0.040));</text:p>
      <text:p text:style-name="Standard"><text:s text:c="2"/>placeZones.add(new PlaceZone(20, "Plage", <text:s text:c="13"/>"20_press", 0.592, 0.108, 0.040));</text:p>
      <text:p text:style-name="Standard"><text:s text:c="2"/>placeZones.add(new PlaceZone(21, "Park attraction", <text:s text:c="3"/>"21_press", 0.728, 0.301, 0.040));</text:p>
      <text:p text:style-name="Standard"/>
      <text:p text:style-name="Standard"><text:s text:c="2"/>placeZones.add(new PlaceZone(22, "Envolée", <text:s text:c="11"/>"22_press", 0.520, 0.750, 0.040));</text:p>
      <text:p text:style-name="Standard"><text:s text:c="2"/>placeZones.add(new PlaceZone(23, "Passerelle", <text:s text:c="8"/>"23_press", 0.572, 0.773, 0.040));</text:p>
      <text:p text:style-name="Standard"><text:s text:c="2"/>placeZones.add(new PlaceZone(24, "Stade", <text:s text:c="13"/>"24_press", 0.434, 0.777, 0.040));</text:p>
      <text:p text:style-name="Standard"><text:s text:c="2"/>placeZones.add(new PlaceZone(25, "Espace famille", <text:s text:c="4"/>"25_press", 0.511, 0.371, 0.040));</text:p>
      <text:p text:style-name="Standard"><text:s text:c="2"/>placeZones.add(new PlaceZone(26, "Magasin", <text:s text:c="11"/>"26_press", 0.489, 0.345, 0.040));</text:p>
      <text:p text:style-name="Standard"><text:s text:c="2"/>placeZones.add(new PlaceZone(27, "Extérieur", <text:s text:c="9"/>"27_press", 0.495, 0.889, 0.040));</text:p>
      <text:p text:style-name="Standard">}</text:p>
      <text:p text:style-name="Standard"/>
      <text:p text:style-name="Standard">String getPlaceName(int placeId) {</text:p>
      <text:p text:style-name="Standard"><text:s text:c="2"/>for (PlaceZone z : placeZones) {</text:p>
      <text:p text:style-name="Standard"><text:s text:c="4"/>if (z.id == placeId) return z.name;</text:p>
      <text:p text:style-name="Standard"><text:s text:c="2"/>}</text:p>
      <text:p text:style-name="Standard"><text:s text:c="2"/>return "--";</text:p>
      <text:p text:style-name="Standard">}</text:p>
      <text:p text:style-name="Standard"/>
      <text:p text:style-name="Standard">String getPlacePressFileBase(int placeId) {</text:p>
      <text:p text:style-name="Standard"><text:s text:c="2"/>for (PlaceZone z : placeZones) {</text:p>
      <text:p text:style-name="Standard"><text:s text:c="4"/>if (z.id == placeId) return z.pressFileBase;</text:p>
      <text:p text:style-name="Standard"><text:s text:c="2"/>}</text:p>
      <text:p text:style-name="Standard"><text:s text:c="2"/>return "";</text:p>
      <text:p text:style-name="Standard">}</text:p>
      <text:p text:style-name="Standard"/>
      <text:p text:style-name="Standard">PImage getPlacePng(int placeId) {</text:p>
      <text:p text:style-name="Standard"><text:s text:c="2"/>if (placeId &lt;= 0) return null;</text:p>
      <text:p text:style-name="Standard"/>
      <text:p text:style-name="Standard"><text:s text:c="2"/>PImage img = placePngCache.get(placeId);</text:p>
      <text:p text:style-name="Standard"><text:s text:c="2"/>if (img != null) return img;</text:p>
      <text:p text:style-name="Standard"/>
      <text:p text:style-name="Standard"><text:s text:c="2"/>String base = getPlacePressFileBase(placeId);</text:p>
      <text:p text:style-name="Standard"><text:s text:c="2"/>if (base.length() == 0) return null;</text:p>
      <text:p text:style-name="Standard"/>
      <text:p text:style-name="Standard"><text:s text:c="2"/>String fileName = "places/" + base + ".png";</text:p>
      <text:p text:style-name="Standard"><text:s text:c="2"/>img = loadImage(fileName);</text:p>
      <text:p text:style-name="Standard"/>
      <text:p text:style-name="Standard"><text:s text:c="2"/>if (img != null &amp;&amp; img.width &gt; 0) {</text:p>
      <text:p text:style-name="Standard"><text:s text:c="4"/>placePngCache.put(placeId, img);</text:p>
      <text:p text:style-name="Standard"><text:s text:c="4"/>return img;</text:p>
      <text:p text:style-name="Standard"><text:s text:c="2"/>}</text:p>
      <text:p text:style-name="Standard"/>
      <text:p text:style-name="Standard"><text:s text:c="2"/>return null;</text:p>
      <text:p text:style-name="Standard">}</text:p>
      <text:p text:style-name="Standard"><text:soft-page-break/></text:p>
      <text:p text:style-name="Standard">// ----------------------------------------------------</text:p>
      <text:p text:style-name="Standard">// IMAGE RECORD</text:p>
      <text:p text:style-name="Standard">// ----------------------------------------------------</text:p>
      <text:p text:style-name="Standard">class ImageRecord {</text:p>
      <text:p text:style-name="Standard"><text:s text:c="2"/>String path;</text:p>
      <text:p text:style-name="Standard"><text:s text:c="2"/>String imageId;</text:p>
      <text:p text:style-name="Standard"><text:s text:c="2"/>String encodedPath;</text:p>
      <text:p text:style-name="Standard"><text:s text:c="2"/>int placeId;</text:p>
      <text:p text:style-name="Standard"><text:s text:c="2"/>int day;</text:p>
      <text:p text:style-name="Standard"><text:s text:c="2"/>int month;</text:p>
      <text:p text:style-name="Standard"><text:s text:c="2"/>int year;</text:p>
      <text:p text:style-name="Standard"/>
      <text:p text:style-name="Standard"><text:s text:c="2"/>boolean validated;</text:p>
      <text:p text:style-name="Standard"><text:s text:c="2"/>boolean editing;</text:p>
      <text:p text:style-name="Standard"/>
      <text:p text:style-name="Standard"><text:s text:c="2"/>String educatorSnapshot = "";</text:p>
      <text:p text:style-name="Standard"><text:s text:c="2"/>String[] participantSnapshot = { "", "", "", "" };</text:p>
      <text:p text:style-name="Standard"/>
      <text:p text:style-name="Standard"><text:s text:c="2"/>ImageRecord(String path, int year, int month, int day) {</text:p>
      <text:p text:style-name="Standard"><text:s text:c="4"/>this.path = path;</text:p>
      <text:p text:style-name="Standard"><text:s text:c="4"/>this.year = year;</text:p>
      <text:p text:style-name="Standard"><text:s text:c="4"/>this.month = month;</text:p>
      <text:p text:style-name="Standard"><text:s text:c="4"/>this.day = day;</text:p>
      <text:p text:style-name="Standard"><text:s text:c="4"/>this.placeId = 0;</text:p>
      <text:p text:style-name="Standard"><text:s text:c="4"/>this.imageId = "";</text:p>
      <text:p text:style-name="Standard"><text:s text:c="4"/>this.encodedPath = "";</text:p>
      <text:p text:style-name="Standard"><text:s text:c="4"/>this.validated = false;</text:p>
      <text:p text:style-name="Standard"><text:s text:c="4"/>this.editing = true;</text:p>
      <text:p text:style-name="Standard"><text:s text:c="2"/>}</text:p>
      <text:p text:style-name="Standard"/>
      <text:p text:style-name="Standard"><text:s text:c="2"/>boolean isEditable() {</text:p>
      <text:p text:style-name="Standard"><text:s text:c="4"/>return !validated || editing;</text:p>
      <text:p text:style-name="Standard"><text:s text:c="2"/>}</text:p>
      <text:p text:style-name="Standard"/>
      <text:p text:style-name="Standard"><text:s text:c="2"/>String getActionLabel() {</text:p>
      <text:p text:style-name="Standard"><text:s text:c="4"/>if (!validated) return "Valider";</text:p>
      <text:p text:style-name="Standard"><text:s text:c="4"/>if (editing) return "Enregistrer";</text:p>
      <text:p text:style-name="Standard"><text:s text:c="4"/>return "Modifier";</text:p>
      <text:p text:style-name="Standard"><text:s text:c="2"/>}</text:p>
      <text:p text:style-name="Standard"/>
      <text:p text:style-name="Standard"><text:s text:c="2"/>ImageRecord copy() {</text:p>
      <text:p text:style-name="Standard"><text:s text:c="4"/>ImageRecord c = new ImageRecord(path, year, month, day);</text:p>
      <text:p text:style-name="Standard"><text:s text:c="4"/>c.placeId = placeId;</text:p>
      <text:p text:style-name="Standard"><text:s text:c="4"/>c.imageId = imageId;</text:p>
      <text:p text:style-name="Standard"><text:s text:c="4"/>c.encodedPath = encodedPath;</text:p>
      <text:p text:style-name="Standard"><text:s text:c="4"/>c.validated = validated;</text:p>
      <text:p text:style-name="Standard"><text:s text:c="4"/>c.editing = editing;</text:p>
      <text:p text:style-name="Standard"><text:s text:c="4"/>c.educatorSnapshot = educatorSnapshot;</text:p>
      <text:p text:style-name="Standard"><text:s text:c="4"/>c.participantSnapshot[0] = participantSnapshot[0];</text:p>
      <text:p text:style-name="Standard"><text:s text:c="4"/>c.participantSnapshot[1] = participantSnapshot[1];</text:p>
      <text:p text:style-name="Standard"><text:s text:c="4"/>c.participantSnapshot[2] = participantSnapshot[2];</text:p>
      <text:p text:style-name="Standard"><text:soft-page-break/><text:s text:c="4"/>c.participantSnapshot[3] = participantSnapshot[3];</text:p>
      <text:p text:style-name="Standard"><text:s text:c="4"/>return c;</text:p>
      <text:p text:style-name="Standard"><text:s text:c="2"/>}</text:p>
      <text:p text:style-name="Standard">}</text:p>
      <text:p text:style-name="Standard"/>
      <text:p text:style-name="Standard">// ----------------------------------------------------</text:p>
      <text:p text:style-name="Standard">// ARCHIVED RECORD</text:p>
      <text:p text:style-name="Standard">// ----------------------------------------------------</text:p>
      <text:p text:style-name="Standard">class ArchivedRecord {</text:p>
      <text:p text:style-name="Standard"><text:s text:c="2"/>String educatorName = "";</text:p>
      <text:p text:style-name="Standard"><text:s text:c="2"/>String participant1 = "";</text:p>
      <text:p text:style-name="Standard"><text:s text:c="2"/>String participant2 = "";</text:p>
      <text:p text:style-name="Standard"><text:s text:c="2"/>String participant3 = "";</text:p>
      <text:p text:style-name="Standard"><text:s text:c="2"/>String participant4 = "";</text:p>
      <text:p text:style-name="Standard"><text:s text:c="2"/>String imageId = "";</text:p>
      <text:p text:style-name="Standard"><text:s text:c="2"/>String rawPath = "";</text:p>
      <text:p text:style-name="Standard"><text:s text:c="2"/>String encodedPath = "";</text:p>
      <text:p text:style-name="Standard"><text:s text:c="2"/>int placeId = 0;</text:p>
      <text:p text:style-name="Standard"><text:s text:c="2"/>String placeName = "";</text:p>
      <text:p text:style-name="Standard"><text:s text:c="2"/>int day = 1;</text:p>
      <text:p text:style-name="Standard"><text:s text:c="2"/>int month = 1;</text:p>
      <text:p text:style-name="Standard"><text:s text:c="2"/>int year = 2000;</text:p>
      <text:p text:style-name="Standard"><text:s text:c="2"/>boolean validated = false;</text:p>
      <text:p text:style-name="Standard">}</text:p>
      <text:p text:style-name="Standard"/>
      <text:p text:style-name="Standard">// ----------------------------------------------------</text:p>
      <text:p text:style-name="Standard">// ÉTAT PARTAGÉ</text:p>
      <text:p text:style-name="Standard">// ----------------------------------------------------</text:p>
      <text:p text:style-name="Standard">class SharedState {</text:p>
      <text:p text:style-name="Standard"><text:s text:c="2"/>ArrayList&lt;ImageRecord&gt; imgRecs = new ArrayList&lt;ImageRecord&gt;();</text:p>
      <text:p text:style-name="Standard"><text:s text:c="2"/>int currentIndex = -1;</text:p>
      <text:p text:style-name="Standard"/>
      <text:p text:style-name="Standard"><text:s text:c="2"/>synchronized void addImagePath(String path) {</text:p>
      <text:p text:style-name="Standard"><text:s text:c="4"/>Calendar cal = Calendar.getInstance();</text:p>
      <text:p text:style-name="Standard"><text:s text:c="4"/>int y = cal.get(Calendar.YEAR);</text:p>
      <text:p text:style-name="Standard"><text:s text:c="4"/>int m = cal.get(Calendar.MONTH) + 1;</text:p>
      <text:p text:style-name="Standard"><text:s text:c="4"/>int d = cal.get(Calendar.DAY_OF_MONTH);</text:p>
      <text:p text:style-name="Standard"/>
      <text:p text:style-name="Standard"><text:s text:c="4"/>ImageRecord rec = new ImageRecord(path, y, m, d);</text:p>
      <text:p text:style-name="Standard"><text:s text:c="4"/>rec.educatorSnapshot = educatorName;</text:p>
      <text:p text:style-name="Standard"><text:s text:c="4"/>rec.participantSnapshot[0] = participantNames[0];</text:p>
      <text:p text:style-name="Standard"><text:s text:c="4"/>rec.participantSnapshot[1] = participantNames[1];</text:p>
      <text:p text:style-name="Standard"><text:s text:c="4"/>rec.participantSnapshot[2] = participantNames[2];</text:p>
      <text:p text:style-name="Standard"><text:s text:c="4"/>rec.participantSnapshot[3] = participantNames[3];</text:p>
      <text:p text:style-name="Standard"/>
      <text:p text:style-name="Standard"><text:s text:c="4"/>imgRecs.add(rec);</text:p>
      <text:p text:style-name="Standard"><text:s text:c="4"/>currentIndex = imgRecs.size() - 1;</text:p>
      <text:p text:style-name="Standard"><text:s text:c="2"/>}</text:p>
      <text:p text:style-name="Standard"/>
      <text:p text:style-name="Standard"><text:s text:c="2"/>synchronized void addLoadedRecord(ImageRecord imgRec) {</text:p>
      <text:p text:style-name="Standard"><text:s text:c="4"/>imgRecs.add(imgRec);</text:p>
      <text:p text:style-name="Standard"><text:s text:c="4"/>currentIndex = imgRecs.size() - 1;</text:p>
      <text:p text:style-name="Standard"><text:soft-page-break/><text:s text:c="2"/>}</text:p>
      <text:p text:style-name="Standard"/>
      <text:p text:style-name="Standard"><text:s text:c="2"/>synchronized ArrayList&lt;ImageRecord&gt; getRecordsSnapshot() {</text:p>
      <text:p text:style-name="Standard"><text:s text:c="4"/>ArrayList&lt;ImageRecord&gt; copy = new ArrayList&lt;ImageRecord&gt;();</text:p>
      <text:p text:style-name="Standard"><text:s text:c="4"/>for (ImageRecord imgRec : imgRecs) copy.add(imgRec.copy());</text:p>
      <text:p text:style-name="Standard"><text:s text:c="4"/>return copy;</text:p>
      <text:p text:style-name="Standard"><text:s text:c="2"/>}</text:p>
      <text:p text:style-name="Standard"/>
      <text:p text:style-name="Standard"><text:s text:c="2"/>synchronized int getCurrentIndex() {</text:p>
      <text:p text:style-name="Standard"><text:s text:c="4"/>return currentIndex;</text:p>
      <text:p text:style-name="Standard"><text:s text:c="2"/>}</text:p>
      <text:p text:style-name="Standard"/>
      <text:p text:style-name="Standard"><text:s text:c="2"/>synchronized int getCount() {</text:p>
      <text:p text:style-name="Standard"><text:s text:c="4"/>return imgRecs.size();</text:p>
      <text:p text:style-name="Standard"><text:s text:c="2"/>}</text:p>
      <text:p text:style-name="Standard"/>
      <text:p text:style-name="Standard"><text:s text:c="2"/>synchronized boolean hasUnvalidatedRecords() {</text:p>
      <text:p text:style-name="Standard"><text:s text:c="4"/>for (ImageRecord imgRec : imgRecs) {</text:p>
      <text:p text:style-name="Standard"><text:s text:c="6"/>if (!imgRec.validated) return true;</text:p>
      <text:p text:style-name="Standard"><text:s text:c="4"/>}</text:p>
      <text:p text:style-name="Standard"><text:s text:c="4"/>return false;</text:p>
      <text:p text:style-name="Standard"><text:s text:c="2"/>}</text:p>
      <text:p text:style-name="Standard"/>
      <text:p text:style-name="Standard"><text:s text:c="2"/>synchronized String getCurrentPath() {</text:p>
      <text:p text:style-name="Standard"><text:s text:c="4"/>if (currentIndex &lt; 0 || currentIndex &gt;= imgRecs.size()) return null;</text:p>
      <text:p text:style-name="Standard"><text:s text:c="4"/>return imgRecs.get(currentIndex).path;</text:p>
      <text:p text:style-name="Standard"><text:s text:c="2"/>}</text:p>
      <text:p text:style-name="Standard"/>
      <text:p text:style-name="Standard"><text:s text:c="2"/>synchronized ImageRecord getCurrentRecordCopy() {</text:p>
      <text:p text:style-name="Standard"><text:s text:c="4"/>if (currentIndex &lt; 0 || currentIndex &gt;= imgRecs.size()) return null;</text:p>
      <text:p text:style-name="Standard"><text:s text:c="4"/>return imgRecs.get(currentIndex).copy();</text:p>
      <text:p text:style-name="Standard"><text:s text:c="2"/>}</text:p>
      <text:p text:style-name="Standard"/>
      <text:p text:style-name="Standard"><text:s text:c="2"/>synchronized ImageRecord getCurrentRecordReference() {</text:p>
      <text:p text:style-name="Standard"><text:s text:c="4"/>if (currentIndex &lt; 0 || currentIndex &gt;= imgRecs.size()) return null;</text:p>
      <text:p text:style-name="Standard"><text:s text:c="4"/>return imgRecs.get(currentIndex);</text:p>
      <text:p text:style-name="Standard"><text:s text:c="2"/>}</text:p>
      <text:p text:style-name="Standard"/>
      <text:p text:style-name="Standard"><text:s text:c="2"/>synchronized void setCurrentIndex(int index) {</text:p>
      <text:p text:style-name="Standard"><text:s text:c="4"/>if (index &gt;= 0 &amp;&amp; index &lt; imgRecs.size()) currentIndex = index;</text:p>
      <text:p text:style-name="Standard"><text:s text:c="2"/>}</text:p>
      <text:p text:style-name="Standard"/>
      <text:p text:style-name="Standard"><text:s text:c="2"/>synchronized void prev() {</text:p>
      <text:p text:style-name="Standard"><text:s text:c="4"/>if (imgRecs.size() &lt;= 1) return;</text:p>
      <text:p text:style-name="Standard"><text:s text:c="4"/>currentIndex--;</text:p>
      <text:p text:style-name="Standard"><text:s text:c="4"/>if (currentIndex &lt; 0) currentIndex = imgRecs.size() - 1;</text:p>
      <text:p text:style-name="Standard"><text:s text:c="2"/>}</text:p>
      <text:p text:style-name="Standard"/>
      <text:p text:style-name="Standard"><text:s text:c="2"/>synchronized void next() {</text:p>
      <text:p text:style-name="Standard"><text:s text:c="4"/>if (imgRecs.size() &lt;= 1) return;</text:p>
      <text:p text:style-name="Standard"><text:s text:c="4"/>currentIndex++;</text:p>
      <text:p text:style-name="Standard"><text:s text:c="4"/>if (currentIndex &gt;= imgRecs.size()) currentIndex = 0;</text:p>
      <text:p text:style-name="Standard"><text:soft-page-break/><text:s text:c="2"/>}</text:p>
      <text:p text:style-name="Standard"/>
      <text:p text:style-name="Standard"><text:s text:c="2"/>synchronized void beginEditCurrent() {</text:p>
      <text:p text:style-name="Standard"><text:s text:c="4"/>if (currentIndex &lt; 0 || currentIndex &gt;= imgRecs.size()) return;</text:p>
      <text:p text:style-name="Standard"><text:s text:c="4"/>ImageRecord imgRec = imgRecs.get(currentIndex);</text:p>
      <text:p text:style-name="Standard"><text:s text:c="4"/>if (imgRec.validated) imgRec.editing = true;</text:p>
      <text:p text:style-name="Standard"><text:s text:c="2"/>}</text:p>
      <text:p text:style-name="Standard"/>
      <text:p text:style-name="Standard"><text:s text:c="2"/>synchronized void validateCurrent() {</text:p>
      <text:p text:style-name="Standard"><text:s text:c="4"/>if (currentIndex &lt; 0 || currentIndex &gt;= imgRecs.size()) return;</text:p>
      <text:p text:style-name="Standard"><text:s text:c="4"/>ImageRecord imgRec = imgRecs.get(currentIndex);</text:p>
      <text:p text:style-name="Standard"><text:s text:c="4"/>imgRec.educatorSnapshot = educatorName;</text:p>
      <text:p text:style-name="Standard"><text:s text:c="4"/>imgRec.participantSnapshot[0] = participantNames[0];</text:p>
      <text:p text:style-name="Standard"><text:s text:c="4"/>imgRec.participantSnapshot[1] = participantNames[1];</text:p>
      <text:p text:style-name="Standard"><text:s text:c="4"/>imgRec.participantSnapshot[2] = participantNames[2];</text:p>
      <text:p text:style-name="Standard"><text:s text:c="4"/>imgRec.participantSnapshot[3] = participantNames[3];</text:p>
      <text:p text:style-name="Standard"><text:s text:c="4"/>imgRec.validated = true;</text:p>
      <text:p text:style-name="Standard"><text:s text:c="4"/>imgRec.editing = false;</text:p>
      <text:p text:style-name="Standard"><text:s text:c="2"/>}</text:p>
      <text:p text:style-name="Standard"/>
      <text:p text:style-name="Standard"><text:s text:c="2"/>synchronized void setPlaceForCurrent(int placeId) {</text:p>
      <text:p text:style-name="Standard"><text:s text:c="4"/>if (currentIndex &lt; 0 || currentIndex &gt;= imgRecs.size()) return;</text:p>
      <text:p text:style-name="Standard"><text:s text:c="4"/>ImageRecord imgRec = imgRecs.get(currentIndex);</text:p>
      <text:p text:style-name="Standard"><text:s text:c="4"/>if (!imgRec.isEditable()) return;</text:p>
      <text:p text:style-name="Standard"><text:s text:c="4"/>imgRec.placeId = constrain(placeId, 1, 27);</text:p>
      <text:p text:style-name="Standard"><text:s text:c="2"/>}</text:p>
      <text:p text:style-name="Standard"/>
      <text:p text:style-name="Standard"><text:s text:c="2"/>synchronized void setDayForCurrent(int day) {</text:p>
      <text:p text:style-name="Standard"><text:s text:c="4"/>if (currentIndex &lt; 0 || currentIndex &gt;= imgRecs.size()) return;</text:p>
      <text:p text:style-name="Standard"><text:s text:c="4"/>ImageRecord imgRec = imgRecs.get(currentIndex);</text:p>
      <text:p text:style-name="Standard"><text:s text:c="4"/>if (!imgRec.isEditable()) return;</text:p>
      <text:p text:style-name="Standard"><text:s text:c="4"/>int maxDay = daysInMonth(imgRec.year, imgRec.month);</text:p>
      <text:p text:style-name="Standard"><text:s text:c="4"/>imgRec.day = constrain(day, 1, maxDay);</text:p>
      <text:p text:style-name="Standard"><text:s text:c="2"/>}</text:p>
      <text:p text:style-name="Standard"/>
      <text:p text:style-name="Standard"><text:s text:c="2"/>synchronized void setMonthForCurrent(int month) {</text:p>
      <text:p text:style-name="Standard"><text:s text:c="4"/>if (currentIndex &lt; 0 || currentIndex &gt;= imgRecs.size()) return;</text:p>
      <text:p text:style-name="Standard"><text:s text:c="4"/>ImageRecord imgRec = imgRecs.get(currentIndex);</text:p>
      <text:p text:style-name="Standard"><text:s text:c="4"/>if (!imgRec.isEditable()) return;</text:p>
      <text:p text:style-name="Standard"><text:s text:c="4"/>imgRec.month = constrain(month, 1, 12);</text:p>
      <text:p text:style-name="Standard"><text:s text:c="4"/>int maxDay = daysInMonth(imgRec.year, imgRec.month);</text:p>
      <text:p text:style-name="Standard"><text:s text:c="4"/>if (imgRec.day &gt; maxDay) imgRec.day = maxDay;</text:p>
      <text:p text:style-name="Standard"><text:s text:c="2"/>}</text:p>
      <text:p text:style-name="Standard"/>
      <text:p text:style-name="Standard"><text:s text:c="2"/>synchronized void setYearForCurrent(int yearValue) {</text:p>
      <text:p text:style-name="Standard"><text:s text:c="4"/>if (currentIndex &lt; 0 || currentIndex &gt;= imgRecs.size()) return;</text:p>
      <text:p text:style-name="Standard"><text:s text:c="4"/>ImageRecord imgRec = imgRecs.get(currentIndex);</text:p>
      <text:p text:style-name="Standard"><text:s text:c="4"/>if (!imgRec.isEditable()) return;</text:p>
      <text:p text:style-name="Standard"><text:s text:c="4"/>imgRec.year = constrain(yearValue, minYear, maxYear);</text:p>
      <text:p text:style-name="Standard"><text:s text:c="4"/>int maxDay = daysInMonth(imgRec.year, imgRec.month);</text:p>
      <text:p text:style-name="Standard"><text:s text:c="4"/>if (imgRec.day &gt; maxDay) imgRec.day = maxDay;</text:p>
      <text:p text:style-name="Standard"><text:s text:c="2"/>}</text:p>
      <text:p text:style-name="Standard"><text:soft-page-break/></text:p>
      <text:p text:style-name="Standard"><text:s text:c="2"/>synchronized void clearSession() {</text:p>
      <text:p text:style-name="Standard"><text:s text:c="4"/>imgRecs.clear();</text:p>
      <text:p text:style-name="Standard"><text:s text:c="4"/>currentIndex = -1;</text:p>
      <text:p text:style-name="Standard"><text:s text:c="2"/>}</text:p>
      <text:p text:style-name="Standard">}</text:p>
      <text:p text:style-name="Standard"/>
      <text:p text:style-name="Standard">// ----------------------------------------------------</text:p>
      <text:p text:style-name="Standard">// FENÊTRE D'AFFICHAGE</text:p>
      <text:p text:style-name="Standard">// ----------------------------------------------------</text:p>
      <text:p text:style-name="Standard">class DisplayWindow extends PApplet {</text:p>
      <text:p text:style-name="Standard"><text:s text:c="2"/>SharedState shared;</text:p>
      <text:p text:style-name="Standard"><text:s text:c="2"/>int displayNum;</text:p>
      <text:p text:style-name="Standard"/>
      <text:p text:style-name="Standard"><text:s text:c="2"/>HashMap&lt;String, PImage&gt; displayCache = new HashMap&lt;String, PImage&gt;();</text:p>
      <text:p text:style-name="Standard"><text:s text:c="2"/>String loadedPath = null;</text:p>
      <text:p text:style-name="Standard"><text:s text:c="2"/>PImage currentImg = null;</text:p>
      <text:p text:style-name="Standard"><text:s text:c="2"/>volatile boolean shouldClose = false;</text:p>
      <text:p text:style-name="Standard"/>
      <text:p text:style-name="Standard"><text:s text:c="2"/>DisplayWindow(SharedState shared, int displayNum) {</text:p>
      <text:p text:style-name="Standard"><text:s text:c="4"/>this.shared = shared;</text:p>
      <text:p text:style-name="Standard"><text:s text:c="4"/>this.displayNum = displayNum;</text:p>
      <text:p text:style-name="Standard"><text:s text:c="2"/>}</text:p>
      <text:p text:style-name="Standard"/>
      <text:p text:style-name="Standard"><text:s text:c="2"/>public void settings() {</text:p>
      <text:p text:style-name="Standard"><text:s text:c="4"/>fullScreen(displayNum);</text:p>
      <text:p text:style-name="Standard"><text:s text:c="2"/>}</text:p>
      <text:p text:style-name="Standard"/>
      <text:p text:style-name="Standard"><text:s text:c="2"/>public void setup() {</text:p>
      <text:p text:style-name="Standard"><text:s text:c="4"/>surface.setTitle("Affichage");</text:p>
      <text:p text:style-name="Standard"><text:s text:c="4"/>noCursor();</text:p>
      <text:p text:style-name="Standard"><text:s text:c="2"/>}</text:p>
      <text:p text:style-name="Standard"/>
      <text:p text:style-name="Standard"><text:s text:c="2"/>public void draw() {</text:p>
      <text:p text:style-name="Standard"><text:s text:c="4"/>if (shouldClose) {</text:p>
      <text:p text:style-name="Standard"><text:s text:c="6"/>super.exit();</text:p>
      <text:p text:style-name="Standard"><text:s text:c="6"/>return;</text:p>
      <text:p text:style-name="Standard"><text:s text:c="4"/>}</text:p>
      <text:p text:style-name="Standard"/>
      <text:p text:style-name="Standard"><text:s text:c="4"/>background(255);</text:p>
      <text:p text:style-name="Standard"/>
      <text:p text:style-name="Standard"><text:s text:c="4"/>String path = shared.getCurrentPath();</text:p>
      <text:p text:style-name="Standard"><text:s text:c="4"/>if (path == null) {</text:p>
      <text:p text:style-name="Standard"><text:s text:c="6"/>fill(40);</text:p>
      <text:p text:style-name="Standard"><text:s text:c="6"/>textAlign(CENTER, CENTER);</text:p>
      <text:p text:style-name="Standard"><text:s text:c="6"/>textSize(32);</text:p>
      <text:p text:style-name="Standard"><text:s text:c="6"/>text("En attente d'image", width / 2.0, height / 2.0);</text:p>
      <text:p text:style-name="Standard"><text:s text:c="6"/>return;</text:p>
      <text:p text:style-name="Standard"><text:s text:c="4"/>}</text:p>
      <text:p text:style-name="Standard"/>
      <text:p text:style-name="Standard"><text:s text:c="4"/>if (loadedPath == null || !loadedPath.equals(path)) {</text:p>
      <text:p text:style-name="Standard"><text:s text:c="6"/>currentImg = getDisplayImage(path);</text:p>
      <text:p text:style-name="Standard"><text:soft-page-break/><text:s text:c="6"/>loadedPath = path;</text:p>
      <text:p text:style-name="Standard"><text:s text:c="4"/>}</text:p>
      <text:p text:style-name="Standard"/>
      <text:p text:style-name="Standard"><text:s text:c="4"/>if (currentImg != null) {</text:p>
      <text:p text:style-name="Standard"><text:s text:c="6"/>drawContain(currentImg, 0, 0, width, height);</text:p>
      <text:p text:style-name="Standard"><text:s text:c="4"/>}</text:p>
      <text:p text:style-name="Standard"><text:s text:c="2"/>}</text:p>
      <text:p text:style-name="Standard"/>
      <text:p text:style-name="Standard"><text:s text:c="2"/>public void keyPressed() {</text:p>
      <text:p text:style-name="Standard"><text:s text:c="4"/>if (keyCode == LEFT) shared.prev();</text:p>
      <text:p text:style-name="Standard"><text:s text:c="4"/>else if (keyCode == RIGHT) shared.next();</text:p>
      <text:p text:style-name="Standard"><text:s text:c="2"/>}</text:p>
      <text:p text:style-name="Standard"/>
      <text:p text:style-name="Standard"><text:s text:c="2"/>void drawContain(PImage img, float areaX, float areaY, float areaW, float areaH) {</text:p>
      <text:p text:style-name="Standard"><text:s text:c="4"/>float scale = min(areaW / img.width, areaH / img.height);</text:p>
      <text:p text:style-name="Standard"><text:s text:c="4"/>float w = img.width * scale;</text:p>
      <text:p text:style-name="Standard"><text:s text:c="4"/>float h = img.height * scale;</text:p>
      <text:p text:style-name="Standard"><text:s text:c="4"/>float x = areaX + (areaW - w) / 2.0;</text:p>
      <text:p text:style-name="Standard"><text:s text:c="4"/>float y = areaY + (areaH - h) / 2.0;</text:p>
      <text:p text:style-name="Standard"><text:s text:c="4"/>image(img, x, y, w, h);</text:p>
      <text:p text:style-name="Standard"><text:s text:c="2"/>}</text:p>
      <text:p text:style-name="Standard"/>
      <text:p text:style-name="Standard"><text:s text:c="2"/>PImage getDisplayImage(String path) {</text:p>
      <text:p text:style-name="Standard"><text:s text:c="4"/>if (path == null) return null;</text:p>
      <text:p text:style-name="Standard"/>
      <text:p text:style-name="Standard"><text:s text:c="4"/>PImage img = displayCache.get(path);</text:p>
      <text:p text:style-name="Standard"><text:s text:c="4"/>if (img == null) {</text:p>
      <text:p text:style-name="Standard"><text:s text:c="6"/>img = loadImage(path);</text:p>
      <text:p text:style-name="Standard"><text:s text:c="6"/>if (img != null &amp;&amp; img.width &gt; 0 &amp;&amp; img.height &gt; 0) {</text:p>
      <text:p text:style-name="Standard"><text:s text:c="8"/>displayCache.put(path, img);</text:p>
      <text:p text:style-name="Standard"><text:s text:c="6"/>} else {</text:p>
      <text:p text:style-name="Standard"><text:s text:c="8"/>img = null;</text:p>
      <text:p text:style-name="Standard"><text:s text:c="6"/>}</text:p>
      <text:p text:style-name="Standard"><text:s text:c="4"/>}</text:p>
      <text:p text:style-name="Standard"><text:s text:c="4"/>return img;</text:p>
      <text:p text:style-name="Standard"><text:s text:c="2"/>}</text:p>
      <text:p text:style-name="Standard"/>
      <text:p text:style-name="Standard"><text:s text:c="2"/>void requestClose() {</text:p>
      <text:p text:style-name="Standard"><text:s text:c="4"/>shouldClose = true;</text:p>
      <text:p text:style-name="Standard"><text:s text:c="2"/>}</text:p>
      <text:p text:style-name="Standard">}</text:p>
      <text:p text:style-name="Standard"/>
      <text:p text:style-name="Standard">// ----------------------------------------------------</text:p>
      <text:p text:style-name="Standard">// SERVEUR UPLOAD</text:p>
      <text:p text:style-name="Standard">// ----------------------------------------------------</text:p>
      <text:p text:style-name="Standard">class UploadServer extends Thread {</text:p>
      <text:p text:style-name="Standard"><text:s text:c="2"/>int port;</text:p>
      <text:p text:style-name="Standard"><text:s text:c="2"/>String uploadsDir;</text:p>
      <text:p text:style-name="Standard"><text:s text:c="2"/>SharedState shared;</text:p>
      <text:p text:style-name="Standard"/>
      <text:p text:style-name="Standard"><text:s text:c="2"/>ServerSocket serverSocket;</text:p>
      <text:p text:style-name="Standard"><text:s text:c="2"/>volatile boolean running = true;</text:p>
      <text:p text:style-name="Standard"><text:soft-page-break/></text:p>
      <text:p text:style-name="Standard"><text:s text:c="2"/>UploadServer(int port, String uploadsDir, SharedState shared) {</text:p>
      <text:p text:style-name="Standard"><text:s text:c="4"/>this.port = port;</text:p>
      <text:p text:style-name="Standard"><text:s text:c="4"/>this.uploadsDir = uploadsDir;</text:p>
      <text:p text:style-name="Standard"><text:s text:c="4"/>this.shared = shared;</text:p>
      <text:p text:style-name="Standard"><text:s text:c="2"/>}</text:p>
      <text:p text:style-name="Standard"/>
      <text:p text:style-name="Standard"><text:s text:c="2"/>public void run() {</text:p>
      <text:p text:style-name="Standard"><text:s text:c="4"/>try {</text:p>
      <text:p text:style-name="Standard"><text:s text:c="6"/>serverSocket = new ServerSocket(port);</text:p>
      <text:p text:style-name="Standard"><text:s text:c="6"/>while (running) {</text:p>
      <text:p text:style-name="Standard"><text:s text:c="8"/>Socket client = serverSocket.accept();</text:p>
      <text:p text:style-name="Standard"><text:s text:c="8"/>new ClientHandler(client, uploadsDir, shared).start();</text:p>
      <text:p text:style-name="Standard"><text:s text:c="6"/>}</text:p>
      <text:p text:style-name="Standard"><text:s text:c="4"/>}</text:p>
      <text:p text:style-name="Standard"><text:s text:c="4"/>catch (Exception e) {</text:p>
      <text:p text:style-name="Standard"><text:s text:c="6"/>if (running) e.printStackTrace();</text:p>
      <text:p text:style-name="Standard"><text:s text:c="4"/>}</text:p>
      <text:p text:style-name="Standard"><text:s text:c="2"/>}</text:p>
      <text:p text:style-name="Standard"/>
      <text:p text:style-name="Standard"><text:s text:c="2"/>void shutdown() {</text:p>
      <text:p text:style-name="Standard"><text:s text:c="4"/>running = false;</text:p>
      <text:p text:style-name="Standard"><text:s text:c="4"/>try {</text:p>
      <text:p text:style-name="Standard"><text:s text:c="6"/>if (serverSocket != null) serverSocket.close();</text:p>
      <text:p text:style-name="Standard"><text:s text:c="4"/>}</text:p>
      <text:p text:style-name="Standard"><text:s text:c="4"/>catch (Exception e) {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>class ClientHandler extends Thread {</text:p>
      <text:p text:style-name="Standard"><text:s text:c="2"/>Socket socket;</text:p>
      <text:p text:style-name="Standard"><text:s text:c="2"/>String uploadsDir;</text:p>
      <text:p text:style-name="Standard"><text:s text:c="2"/>SharedState shared;</text:p>
      <text:p text:style-name="Standard"/>
      <text:p text:style-name="Standard"><text:s text:c="2"/>ClientHandler(Socket socket, String uploadsDir, SharedState shared) {</text:p>
      <text:p text:style-name="Standard"><text:s text:c="4"/>this.socket = socket;</text:p>
      <text:p text:style-name="Standard"><text:s text:c="4"/>this.uploadsDir = uploadsDir;</text:p>
      <text:p text:style-name="Standard"><text:s text:c="4"/>this.shared = shared;</text:p>
      <text:p text:style-name="Standard"><text:s text:c="2"/>}</text:p>
      <text:p text:style-name="Standard"/>
      <text:p text:style-name="Standard"><text:s text:c="2"/>public void run() {</text:p>
      <text:p text:style-name="Standard"><text:s text:c="4"/>try {</text:p>
      <text:p text:style-name="Standard"><text:s text:c="6"/>InputStream in = socket.getInputStream();</text:p>
      <text:p text:style-name="Standard"><text:s text:c="6"/>OutputStream out = socket.getOutputStream();</text:p>
      <text:p text:style-name="Standard"/>
      <text:p text:style-name="Standard"><text:s text:c="6"/>String requestLine = readLine(in);</text:p>
      <text:p text:style-name="Standard"><text:s text:c="6"/>if (requestLine == null || requestLine.length() == 0) {</text:p>
      <text:p text:style-name="Standard"><text:s text:c="8"/>socket.close();</text:p>
      <text:p text:style-name="Standard"><text:s text:c="8"/>return;</text:p>
      <text:p text:style-name="Standard"><text:s text:c="6"/>}</text:p>
      <text:p text:style-name="Standard"/>
      <text:p text:style-name="Standard"><text:soft-page-break/><text:s text:c="6"/>HashMap&lt;String, String&gt; headers = new HashMap&lt;String, String&gt;();</text:p>
      <text:p text:style-name="Standard"><text:s text:c="6"/>String line;</text:p>
      <text:p text:style-name="Standard"><text:s text:c="6"/>while ((line = readLine(in)) != null) {</text:p>
      <text:p text:style-name="Standard"><text:s text:c="8"/>if (line.length() == 0) break;</text:p>
      <text:p text:style-name="Standard"><text:s text:c="8"/>int idx = line.indexOf(':');</text:p>
      <text:p text:style-name="Standard"><text:s text:c="8"/>if (idx &gt; 0) {</text:p>
      <text:p text:style-name="Standard"><text:s text:c="10"/>String key = line.substring(0, idx).trim().toLowerCase();</text:p>
      <text:p text:style-name="Standard"><text:s text:c="10"/>String value = line.substring(idx + 1).trim();</text:p>
      <text:p text:style-name="Standard"><text:s text:c="10"/>headers.put(key, value);</text:p>
      <text:p text:style-name="Standard"><text:s text:c="8"/>}</text:p>
      <text:p text:style-name="Standard"><text:s text:c="6"/>}</text:p>
      <text:p text:style-name="Standard"/>
      <text:p text:style-name="Standard"><text:s text:c="6"/>String[] parts = requestLine.split(" ");</text:p>
      <text:p text:style-name="Standard"><text:s text:c="6"/>if (parts.length &lt; 2) {</text:p>
      <text:p text:style-name="Standard"><text:s text:c="8"/>sendText(out, 400, "Bad Request");</text:p>
      <text:p text:style-name="Standard"><text:s text:c="8"/>socket.close();</text:p>
      <text:p text:style-name="Standard"><text:s text:c="8"/>return;</text:p>
      <text:p text:style-name="Standard"><text:s text:c="6"/>}</text:p>
      <text:p text:style-name="Standard"/>
      <text:p text:style-name="Standard"><text:s text:c="6"/>String method = parts[0];</text:p>
      <text:p text:style-name="Standard"><text:s text:c="6"/>String target = parts[1];</text:p>
      <text:p text:style-name="Standard"/>
      <text:p text:style-name="Standard"><text:s text:c="6"/>if (method.equals("GET") &amp;&amp; target.equals("/")) {</text:p>
      <text:p text:style-name="Standard"><text:s text:c="8"/>sendHtml(out, buildUploadPage());</text:p>
      <text:p text:style-name="Standard"><text:s text:c="6"/>} else if (method.equals("POST") &amp;&amp; target.startsWith("/upload")) {</text:p>
      <text:p text:style-name="Standard"><text:s text:c="8"/>handleUpload(out, in, target, headers);</text:p>
      <text:p text:style-name="Standard"><text:s text:c="6"/>} else {</text:p>
      <text:p text:style-name="Standard"><text:s text:c="8"/>sendText(out, 404, "Not Found");</text:p>
      <text:p text:style-name="Standard"><text:s text:c="6"/>}</text:p>
      <text:p text:style-name="Standard"/>
      <text:p text:style-name="Standard"><text:s text:c="6"/>out.flush();</text:p>
      <text:p text:style-name="Standard"><text:s text:c="6"/>socket.close();</text:p>
      <text:p text:style-name="Standard"><text:s text:c="4"/>}</text:p>
      <text:p text:style-name="Standard"><text:s text:c="4"/>catch (Exception e) {</text:p>
      <text:p text:style-name="Standard"><text:s text:c="6"/>e.printStackTrace();</text:p>
      <text:p text:style-name="Standard"><text:s text:c="6"/>try {</text:p>
      <text:p text:style-name="Standard"><text:s text:c="8"/>socket.close();</text:p>
      <text:p text:style-name="Standard"><text:s text:c="6"/>}</text:p>
      <text:p text:style-name="Standard"><text:s text:c="6"/>catch (Exception ex) {</text:p>
      <text:p text:style-name="Standard"><text:s text:c="6"/>}</text:p>
      <text:p text:style-name="Standard"><text:s text:c="4"/>}</text:p>
      <text:p text:style-name="Standard"><text:s text:c="2"/>}</text:p>
      <text:p text:style-name="Standard"/>
      <text:p text:style-name="Standard"><text:s text:c="2"/>void handleUpload(OutputStream out, InputStream in, String target, HashMap&lt;String, String&gt; headers) throws Exception {</text:p>
      <text:p text:style-name="Standard"><text:s text:c="4"/>String contentType = headers.get("content-type");</text:p>
      <text:p text:style-name="Standard"><text:s text:c="4"/>String contentLengthStr = headers.get("content-length");</text:p>
      <text:p text:style-name="Standard"/>
      <text:p text:style-name="Standard"><text:s text:c="4"/>if (contentType == null || !contentType.startsWith("image/")) {</text:p>
      <text:p text:style-name="Standard"><text:s text:c="6"/>sendText(out, 400, "Le fichier doit être une image");</text:p>
      <text:p text:style-name="Standard"><text:s text:c="6"/>return;</text:p>
      <text:p text:style-name="Standard"><text:s text:c="4"/>}</text:p>
      <text:p text:style-name="Standard"><text:soft-page-break/></text:p>
      <text:p text:style-name="Standard"><text:s text:c="4"/>if (contentLengthStr == null) {</text:p>
      <text:p text:style-name="Standard"><text:s text:c="6"/>sendText(out, 411, "Content-Length manquant");</text:p>
      <text:p text:style-name="Standard"><text:s text:c="6"/>return;</text:p>
      <text:p text:style-name="Standard"><text:s text:c="4"/>}</text:p>
      <text:p text:style-name="Standard"/>
      <text:p text:style-name="Standard"><text:s text:c="4"/>int contentLength = Integer.parseInt(contentLengthStr);</text:p>
      <text:p text:style-name="Standard"><text:s text:c="4"/>byte[] body = readBytes(in, contentLength);</text:p>
      <text:p text:style-name="Standard"/>
      <text:p text:style-name="Standard"><text:s text:c="4"/>String query = "";</text:p>
      <text:p text:style-name="Standard"><text:s text:c="4"/>int q = target.indexOf('?');</text:p>
      <text:p text:style-name="Standard"><text:s text:c="4"/>if (q &gt;= 0 &amp;&amp; q &lt; target.length() - 1) {</text:p>
      <text:p text:style-name="Standard"><text:s text:c="6"/>query = target.substring(q + 1);</text:p>
      <text:p text:style-name="Standard"><text:s text:c="4"/>}</text:p>
      <text:p text:style-name="Standard"/>
      <text:p text:style-name="Standard"><text:s text:c="4"/>String fileName = extractFileName(query, contentType);</text:p>
      <text:p text:style-name="Standard"><text:s text:c="4"/>File outFile = makeUniqueFile(new File(uploadsDir), fileName);</text:p>
      <text:p text:style-name="Standard"/>
      <text:p text:style-name="Standard"><text:s text:c="4"/>Files.write(outFile.toPath(), body);</text:p>
      <text:p text:style-name="Standard"><text:s text:c="4"/>shared.addImagePath(outFile.getAbsolutePath());</text:p>
      <text:p text:style-name="Standard"/>
      <text:p text:style-name="Standard"><text:s text:c="4"/>sendText(out, 200, "Image reçue : " + outFile.getName());</text:p>
      <text:p text:style-name="Standard"><text:s text:c="2"/>}</text:p>
      <text:p text:style-name="Standard"/>
      <text:p text:style-name="Standard"><text:s text:c="2"/>String buildUploadPage() {</text:p>
      <text:p text:style-name="Standard"><text:s text:c="4"/>return ""</text:p>
      <text:p text:style-name="Standard"><text:s text:c="6"/>+ "&lt;!doctype html&gt;"</text:p>
      <text:p text:style-name="Standard"><text:s text:c="6"/>+ "&lt;html lang='fr'&gt;"</text:p>
      <text:p text:style-name="Standard"><text:s text:c="6"/>+ "&lt;head&gt;"</text:p>
      <text:p text:style-name="Standard"><text:s text:c="6"/>+ " <text:s/>&lt;meta charset='utf-8'&gt;"</text:p>
      <text:p text:style-name="Standard"><text:s text:c="6"/>+ " <text:s/>&lt;meta name='viewport' content='width=device-width,initial-scale=1'&gt;"</text:p>
      <text:p text:style-name="Standard"><text:s text:c="6"/>+ " <text:s/>&lt;title&gt;Envoyer des images&lt;/title&gt;"</text:p>
      <text:p text:style-name="Standard"><text:s text:c="6"/>+ " <text:s/>&lt;style&gt;"</text:p>
      <text:p text:style-name="Standard"><text:s text:c="6"/>+ " <text:s text:c="3"/>body { font-family: system-ui, sans-serif; background:#ffffff; color:#222; margin:0; padding:24px; }"</text:p>
      <text:p text:style-name="Standard"><text:s text:c="6"/>+ " <text:s text:c="3"/>.wrap { max-width:560px; margin:0 auto; }"</text:p>
      <text:p text:style-name="Standard"><text:s text:c="6"/>+ " <text:s text:c="3"/>.card { background:#f8f8f8; border:1px solid #ddd; border-radius:14px; padding:18px; margin-top:18px; }"</text:p>
      <text:p text:style-name="Standard"><text:s text:c="6"/>+ " <text:s text:c="3"/>input[type=file] { display:block; width:100%; margin-bottom:14px; font-size:16px; }"</text:p>
      <text:p text:style-name="Standard"><text:s text:c="6"/>+ " <text:s text:c="3"/>button { background:#0078ff; color:white; border:none; border-radius:10px; padding:14px 18px; font-size:16px; width:100%; }"</text:p>
      <text:p text:style-name="Standard"><text:s text:c="6"/>+ " <text:s text:c="3"/>#status { margin-top:16px; white-space:pre-line; color:#166534; }"</text:p>
      <text:p text:style-name="Standard"><text:s text:c="6"/>+ " <text:s/>&lt;/style&gt;"</text:p>
      <text:p text:style-name="Standard"><text:s text:c="6"/>+ "&lt;/head&gt;"</text:p>
      <text:p text:style-name="Standard"><text:s text:c="6"/>+ "&lt;body&gt;"</text:p>
      <text:p text:style-name="Standard"><text:s text:c="6"/>+ " <text:s/>&lt;div class='wrap'&gt;"</text:p>
      <text:p text:style-name="Standard"><text:s text:c="6"/>+ " <text:s text:c="3"/>&lt;h1&gt;Envoyer des images vers Processing&lt;/h1&gt;"</text:p>
      <text:p text:style-name="Standard"><text:s text:c="6"/>+ " <text:s text:c="3"/>&lt;p&gt;Choisis une ou plusieurs images, puis appuie sur “Téléverser”.&lt;/p&gt;"</text:p>
      <text:p text:style-name="Standard"><text:s text:c="6"/>+ " <text:s text:c="3"/>&lt;div class='card'&gt;"</text:p>
      <text:p text:style-name="Standard"><text:s text:c="6"/>+ " <text:s text:c="5"/>&lt;input id='files' type='file' accept='image/*' multiple&gt;"</text:p>
      <text:p text:style-name="Standard"><text:s text:c="6"/>+ " <text:s text:c="5"/>&lt;button id='send'&gt;Téléverser&lt;/button&gt;"</text:p>
      <text:p text:style-name="Standard"><text:s text:c="6"/>+ " <text:s text:c="5"/>&lt;div id='status'&gt;Aucune image envoyée.&lt;/div&gt;"</text:p>
      <text:p text:style-name="Standard"><text:soft-page-break/><text:s text:c="6"/>+ " <text:s text:c="3"/>&lt;/div&gt;"</text:p>
      <text:p text:style-name="Standard"><text:s text:c="6"/>+ " <text:s/>&lt;/div&gt;"</text:p>
      <text:p text:style-name="Standard"><text:s text:c="6"/>+ " <text:s/>&lt;script&gt;"</text:p>
      <text:p text:style-name="Standard"><text:s text:c="6"/>+ " <text:s text:c="3"/>const input = document.getElementById('files');"</text:p>
      <text:p text:style-name="Standard"><text:s text:c="6"/>+ " <text:s text:c="3"/>const button = document.getElementById('send');"</text:p>
      <text:p text:style-name="Standard"><text:s text:c="6"/>+ " <text:s text:c="3"/>const status = document.getElementById('status');"</text:p>
      <text:p text:style-name="Standard"><text:s text:c="6"/>+ " <text:s text:c="3"/>button.onclick = async () =&gt; {"</text:p>
      <text:p text:style-name="Standard"><text:s text:c="6"/>+ " <text:s text:c="5"/>const files = [...input.files];"</text:p>
      <text:p text:style-name="Standard"><text:s text:c="6"/>+ " <text:s text:c="5"/>if (!files.length) {"</text:p>
      <text:p text:style-name="Standard"><text:s text:c="6"/>+ " <text:s text:c="7"/>status.textContent = 'Choisis au moins une image.';"</text:p>
      <text:p text:style-name="Standard"><text:s text:c="6"/>+ " <text:s text:c="7"/>return;"</text:p>
      <text:p text:style-name="Standard"><text:s text:c="6"/>+ " <text:s text:c="5"/>}"</text:p>
      <text:p text:style-name="Standard"><text:s text:c="6"/>+ " <text:s text:c="5"/>button.disabled = true;"</text:p>
      <text:p text:style-name="Standard"><text:s text:c="6"/>+ " <text:s text:c="5"/>status.textContent = `Envoi de ${files.length} image(s)...`;"</text:p>
      <text:p text:style-name="Standard"><text:s text:c="6"/>+ " <text:s text:c="5"/>let ok = 0;"</text:p>
      <text:p text:style-name="Standard"><text:s text:c="6"/>+ " <text:s text:c="5"/>let fail = 0;"</text:p>
      <text:p text:style-name="Standard"><text:s text:c="6"/>+ " <text:s text:c="5"/>for (const file of files) {"</text:p>
      <text:p text:style-name="Standard"><text:s text:c="6"/>+ " <text:s text:c="7"/>try {"</text:p>
      <text:p text:style-name="Standard"><text:s text:c="6"/>+ " <text:s text:c="9"/>const safeName = encodeURIComponent(file.name || ('image_' + Date.now() + '.jpg'));"</text:p>
      <text:p text:style-name="Standard"><text:s text:c="6"/>+ " <text:s text:c="9"/>const res = await fetch(`/upload?name=${safeName}`, {"</text:p>
      <text:p text:style-name="Standard"><text:s text:c="6"/>+ " <text:s text:c="11"/>method: 'POST',"</text:p>
      <text:p text:style-name="Standard"><text:s text:c="6"/>+ " <text:s text:c="11"/>headers: { 'Content-Type': file.type || 'application/octet-stream' },"</text:p>
      <text:p text:style-name="Standard"><text:s text:c="6"/>+ " <text:s text:c="11"/>body: file"</text:p>
      <text:p text:style-name="Standard"><text:s text:c="6"/>+ " <text:s text:c="9"/>});"</text:p>
      <text:p text:style-name="Standard"><text:s text:c="6"/>+ " <text:s text:c="9"/>if (res.ok) ok++; else fail++;"</text:p>
      <text:p text:style-name="Standard"><text:s text:c="6"/>+ " <text:s text:c="7"/>} catch (e) { fail++; }"</text:p>
      <text:p text:style-name="Standard"><text:s text:c="6"/>+ " <text:s text:c="5"/>}"</text:p>
      <text:p text:style-name="Standard"><text:s text:c="6"/>+ " <text:s text:c="5"/>status.textContent = `Terminé.\\nRéussies : ${ok}\\nÉchecs : ${fail}`;"</text:p>
      <text:p text:style-name="Standard"><text:s text:c="6"/>+ " <text:s text:c="5"/>input.value = '';"</text:p>
      <text:p text:style-name="Standard"><text:s text:c="6"/>+ " <text:s text:c="5"/>button.disabled = false;"</text:p>
      <text:p text:style-name="Standard"><text:s text:c="6"/>+ " <text:s text:c="3"/>};"</text:p>
      <text:p text:style-name="Standard"><text:s text:c="6"/>+ " <text:s/>&lt;/script&gt;"</text:p>
      <text:p text:style-name="Standard"><text:s text:c="6"/>+ "&lt;/body&gt;"</text:p>
      <text:p text:style-name="Standard"><text:s text:c="6"/>+ "&lt;/html&gt;";</text:p>
      <text:p text:style-name="Standard"><text:s text:c="2"/>}</text:p>
      <text:p text:style-name="Standard"/>
      <text:p text:style-name="Standard"><text:s text:c="2"/>String readLine(InputStream in) throws IOException {</text:p>
      <text:p text:style-name="Standard"><text:s text:c="4"/>ByteArrayOutputStream buffer = new ByteArrayOutputStream();</text:p>
      <text:p text:style-name="Standard"><text:s text:c="4"/>int c;</text:p>
      <text:p text:style-name="Standard"><text:s text:c="4"/>boolean gotCR = false;</text:p>
      <text:p text:style-name="Standard"/>
      <text:p text:style-name="Standard"><text:s text:c="4"/>while ((c = in.read()) != -1) {</text:p>
      <text:p text:style-name="Standard"><text:s text:c="6"/>if (c == '\r') {</text:p>
      <text:p text:style-name="Standard"><text:s text:c="8"/>gotCR = true;</text:p>
      <text:p text:style-name="Standard"><text:s text:c="8"/>continue;</text:p>
      <text:p text:style-name="Standard"><text:s text:c="6"/>}</text:p>
      <text:p text:style-name="Standard"><text:s text:c="6"/>if (c == '\n') {</text:p>
      <text:p text:style-name="Standard"><text:s text:c="8"/>break;</text:p>
      <text:p text:style-name="Standard"><text:s text:c="6"/>}</text:p>
      <text:p text:style-name="Standard"><text:s text:c="6"/>if (gotCR) {</text:p>
      <text:p text:style-name="Standard"><text:s text:c="8"/>buffer.write('\r');</text:p>
      <text:p text:style-name="Standard"><text:soft-page-break/><text:s text:c="8"/>gotCR = false;</text:p>
      <text:p text:style-name="Standard"><text:s text:c="6"/>}</text:p>
      <text:p text:style-name="Standard"><text:s text:c="6"/>buffer.write(c);</text:p>
      <text:p text:style-name="Standard"><text:s text:c="4"/>}</text:p>
      <text:p text:style-name="Standard"/>
      <text:p text:style-name="Standard"><text:s text:c="4"/>if (c == -1 &amp;&amp; buffer.size() == 0) return null;</text:p>
      <text:p text:style-name="Standard"><text:s text:c="4"/>return buffer.toString("UTF-8");</text:p>
      <text:p text:style-name="Standard"><text:s text:c="2"/>}</text:p>
      <text:p text:style-name="Standard"/>
      <text:p text:style-name="Standard"><text:s text:c="2"/>byte[] readBytes(InputStream in, int length) throws IOException {</text:p>
      <text:p text:style-name="Standard"><text:s text:c="4"/>byte[] data = new byte[length];</text:p>
      <text:p text:style-name="Standard"><text:s text:c="4"/>int total = 0;</text:p>
      <text:p text:style-name="Standard"><text:s text:c="4"/>while (total &lt; length) {</text:p>
      <text:p text:style-name="Standard"><text:s text:c="6"/>int n = in.read(data, total, length - total);</text:p>
      <text:p text:style-name="Standard"><text:s text:c="6"/>if (n == -1) break;</text:p>
      <text:p text:style-name="Standard"><text:s text:c="6"/>total += n;</text:p>
      <text:p text:style-name="Standard"><text:s text:c="4"/>}</text:p>
      <text:p text:style-name="Standard"><text:s text:c="4"/>if (total == length) return data;</text:p>
      <text:p text:style-name="Standard"><text:s text:c="4"/>return Arrays.copyOf(data, total);</text:p>
      <text:p text:style-name="Standard"><text:s text:c="2"/>}</text:p>
      <text:p text:style-name="Standard"/>
      <text:p text:style-name="Standard"><text:s text:c="2"/>void sendHtml(OutputStream out, String html) throws IOException {</text:p>
      <text:p text:style-name="Standard"><text:s text:c="4"/>byte[] body = html.getBytes(StandardCharsets.UTF_8);</text:p>
      <text:p text:style-name="Standard"><text:s text:c="4"/>String headers =</text:p>
      <text:p text:style-name="Standard"><text:s text:c="6"/>"HTTP/1.1 200 OK\r\n" +</text:p>
      <text:p text:style-name="Standard"><text:s text:c="6"/>"Content-Type: text/html; charset=utf-8\r\n" +</text:p>
      <text:p text:style-name="Standard"><text:s text:c="6"/>"Content-Length: " + body.length + "\r\n" +</text:p>
      <text:p text:style-name="Standard"><text:s text:c="6"/>"Connection: close\r\n\r\n";</text:p>
      <text:p text:style-name="Standard"><text:s text:c="4"/>out.write(headers.getBytes(StandardCharsets.UTF_8));</text:p>
      <text:p text:style-name="Standard"><text:s text:c="4"/>out.write(body);</text:p>
      <text:p text:style-name="Standard"><text:s text:c="2"/>}</text:p>
      <text:p text:style-name="Standard"/>
      <text:p text:style-name="Standard"><text:s text:c="2"/>void sendText(OutputStream out, int code, String msg) throws IOException {</text:p>
      <text:p text:style-name="Standard"><text:s text:c="4"/>String status = "OK";</text:p>
      <text:p text:style-name="Standard"><text:s text:c="4"/>if (code == 400) status = "Bad Request";</text:p>
      <text:p text:style-name="Standard"><text:s text:c="4"/>else if (code == 404) status = "Not Found";</text:p>
      <text:p text:style-name="Standard"><text:s text:c="4"/>else if (code == 405) status = "Method Not Allowed";</text:p>
      <text:p text:style-name="Standard"><text:s text:c="4"/>else if (code == 411) status = "Length Required";</text:p>
      <text:p text:style-name="Standard"><text:s text:c="4"/>else if (code == 500) status = "Internal Server Error";</text:p>
      <text:p text:style-name="Standard"/>
      <text:p text:style-name="Standard"><text:s text:c="4"/>byte[] body = msg.getBytes(StandardCharsets.UTF_8);</text:p>
      <text:p text:style-name="Standard"><text:s text:c="4"/>String headers =</text:p>
      <text:p text:style-name="Standard"><text:s text:c="6"/>"HTTP/1.1 " + code + " " + status + "\r\n" +</text:p>
      <text:p text:style-name="Standard"><text:s text:c="6"/>"Content-Type: text/plain; charset=utf-8\r\n" +</text:p>
      <text:p text:style-name="Standard"><text:s text:c="6"/>"Content-Length: " + body.length + "\r\n" +</text:p>
      <text:p text:style-name="Standard"><text:s text:c="6"/>"Connection: close\r\n\r\n";</text:p>
      <text:p text:style-name="Standard"><text:s text:c="4"/>out.write(headers.getBytes(StandardCharsets.UTF_8));</text:p>
      <text:p text:style-name="Standard"><text:s text:c="4"/>out.write(body);</text:p>
      <text:p text:style-name="Standard"><text:s text:c="2"/>}</text:p>
      <text:p text:style-name="Standard"/>
      <text:p text:style-name="Standard"><text:s text:c="2"/>String extractFileName(String query, String contentType) {</text:p>
      <text:p text:style-name="Standard"><text:s text:c="4"/>String defaultExt = extensionFromContentType(contentType);</text:p>
      <text:p text:style-name="Standard"><text:soft-page-break/><text:s text:c="4"/>String fallback = "image_" + System.currentTimeMillis() + defaultExt;</text:p>
      <text:p text:style-name="Standard"/>
      <text:p text:style-name="Standard"><text:s text:c="4"/>if (query == null || !query.startsWith("name=")) return fallback;</text:p>
      <text:p text:style-name="Standard"/>
      <text:p text:style-name="Standard"><text:s text:c="4"/>try {</text:p>
      <text:p text:style-name="Standard"><text:s text:c="6"/>String raw = query.substring(5);</text:p>
      <text:p text:style-name="Standard"><text:s text:c="6"/>String decoded = URLDecoder.decode(raw, "UTF-8");</text:p>
      <text:p text:style-name="Standard"><text:s text:c="6"/>decoded = decoded.replaceAll("[^a-zA-Z0-9._-]", "_");</text:p>
      <text:p text:style-name="Standard"/>
      <text:p text:style-name="Standard"><text:s text:c="6"/>if (decoded.trim().length() == 0) return fallback;</text:p>
      <text:p text:style-name="Standard"><text:s text:c="6"/>if (!decoded.contains(".")) decoded += defaultExt;</text:p>
      <text:p text:style-name="Standard"><text:s text:c="6"/>return decoded;</text:p>
      <text:p text:style-name="Standard"><text:s text:c="4"/>}</text:p>
      <text:p text:style-name="Standard"><text:s text:c="4"/>catch (Exception e) {</text:p>
      <text:p text:style-name="Standard"><text:s text:c="6"/>return fallback;</text:p>
      <text:p text:style-name="Standard"><text:s text:c="4"/>}</text:p>
      <text:p text:style-name="Standard"><text:s text:c="2"/>}</text:p>
      <text:p text:style-name="Standard"/>
      <text:p text:style-name="Standard"><text:s text:c="2"/>String extensionFromContentType(String contentType) {</text:p>
      <text:p text:style-name="Standard"><text:s text:c="4"/>if (contentType == null) return ".jpg";</text:p>
      <text:p text:style-name="Standard"><text:s text:c="4"/>if (contentType.equals("image/png")) return ".png";</text:p>
      <text:p text:style-name="Standard"><text:s text:c="4"/>if (contentType.equals("image/gif")) return ".gif";</text:p>
      <text:p text:style-name="Standard"><text:s text:c="4"/>if (contentType.equals("image/webp")) return ".webp";</text:p>
      <text:p text:style-name="Standard"><text:s text:c="4"/>if (contentType.equals("image/jpeg")) return ".jpg";</text:p>
      <text:p text:style-name="Standard"><text:s text:c="4"/>if (contentType.equals("image/heic")) return ".heic";</text:p>
      <text:p text:style-name="Standard"><text:s text:c="4"/>return ".jpg";</text:p>
      <text:p text:style-name="Standard"><text:s text:c="2"/>}</text:p>
      <text:p text:style-name="Standard"/>
      <text:p text:style-name="Standard"><text:s text:c="2"/>File makeUniqueFile(File dir, String name) {</text:p>
      <text:p text:style-name="Standard"><text:s text:c="4"/>File f = new File(dir, name);</text:p>
      <text:p text:style-name="Standard"><text:s text:c="4"/>if (!f.exists()) return f;</text:p>
      <text:p text:style-name="Standard"/>
      <text:p text:style-name="Standard"><text:s text:c="4"/>int dot = name.lastIndexOf('.');</text:p>
      <text:p text:style-name="Standard"><text:s text:c="4"/>String base = (dot &gt;= 0) ? name.substring(0, dot) : name;</text:p>
      <text:p text:style-name="Standard"><text:s text:c="4"/>String ext = (dot &gt;= 0) ? name.substring(dot) : "";</text:p>
      <text:p text:style-name="Standard"/>
      <text:p text:style-name="Standard"><text:s text:c="4"/>return new File(dir, base + "_" + System.currentTimeMillis() + ext);</text:p>
      <text:p text:style-name="Standard"><text:s text:c="2"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0T14:07:03.394670500</meta:creation-date>
    <dc:date>2026-03-20T14:07:14.376244300</dc:date>
    <meta:editing-duration>PT11S</meta:editing-duration>
    <meta:editing-cycles>1</meta:editing-cycles>
    <meta:document-statistic meta:table-count="0" meta:image-count="0" meta:object-count="0" meta:page-count="55" meta:paragraph-count="2329" meta:word-count="9149" meta:character-count="78398" meta:non-whitespace-character-count="64509"/>
    <meta:generator>LibreOffice/25.2.5.1$Windows_X86_64 LibreOffice_project/484541f705153d4ff78284873b0153c3e5a280db</meta:generator>
  </office:meta>
</office:document-meta>
</file>